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臺中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臺中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第11屆全國不分區及僑居國外國民立法委員選舉各政黨在臺中市各村(里)得票數一覽表</text:p>
          </table:table-cell>
          <table:covered-table-cell table:number-columns-repeated="25" table:style-name="ce1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6" table:number-rows-spanned="1">
            <text:p>各政黨得票情形</text:p>
          </table:table-cell>
          <table:covered-table-cell table:number-columns-repeated="15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99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/>
            <text:p>小民參政歐巴桑聯盟</text:p>
          </table:table-cell>
          <table:table-cell table:style-name="ce1" office:value-type="string" calcext:value-type="string" table:number-columns-spanned="1" table:number-rows-spanned="3">
            <text:p>(2)</text:p>
            <text:p/>
            <text:p>台灣綠黨</text:p>
          </table:table-cell>
          <table:table-cell table:style-name="ce1" office:value-type="string" calcext:value-type="string" table:number-columns-spanned="1" table:number-rows-spanned="3">
            <text:p>(3)</text:p>
            <text:p/>
            <text:p>臺灣雙語無法黨</text:p>
          </table:table-cell>
          <table:table-cell table:style-name="ce1" office:value-type="string" calcext:value-type="string" table:number-columns-spanned="1" table:number-rows-spanned="3">
            <text:p>(4)</text:p>
            <text:p/>
            <text:p>台灣基進</text:p>
          </table:table-cell>
          <table:table-cell table:style-name="ce1" office:value-type="string" calcext:value-type="string" table:number-columns-spanned="1" table:number-rows-spanned="3">
            <text:p>(5)</text:p>
            <text:p/>
            <text:p>中華統一促進黨</text:p>
          </table:table-cell>
          <table:table-cell table:style-name="ce1" office:value-type="string" calcext:value-type="string" table:number-columns-spanned="1" table:number-rows-spanned="3">
            <text:p>(6)</text:p>
            <text:p/>
            <text:p>民主進步黨</text:p>
          </table:table-cell>
          <table:table-cell table:style-name="ce1" office:value-type="string" calcext:value-type="string" table:number-columns-spanned="1" table:number-rows-spanned="3">
            <text:p>(7)</text:p>
            <text:p/>
            <text:p>制度救世島</text:p>
          </table:table-cell>
          <table:table-cell table:style-name="ce1" office:value-type="string" calcext:value-type="string" table:number-columns-spanned="1" table:number-rows-spanned="3">
            <text:p>(8)</text:p>
            <text:p/>
            <text:p>時代力量</text:p>
          </table:table-cell>
          <table:table-cell table:style-name="ce1" office:value-type="string" calcext:value-type="string" table:number-columns-spanned="1" table:number-rows-spanned="3">
            <text:p>(9)</text:p>
            <text:p/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/>
            <text:p>司法改革黨</text:p>
          </table:table-cell>
          <table:table-cell table:style-name="ce1" office:value-type="string" calcext:value-type="string" table:number-columns-spanned="1" table:number-rows-spanned="3">
            <text:p>(11)</text:p>
            <text:p/>
            <text:p>新黨</text:p>
          </table:table-cell>
          <table:table-cell table:style-name="ce1" office:value-type="string" calcext:value-type="string" table:number-columns-spanned="1" table:number-rows-spanned="3">
            <text:p>(12)</text:p>
            <text:p/>
            <text:p>台灣民眾黨</text:p>
          </table:table-cell>
          <table:table-cell table:style-name="ce1" office:value-type="string" calcext:value-type="string" table:number-columns-spanned="1" table:number-rows-spanned="3">
            <text:p>(13)</text:p>
            <text:p/>
            <text:p>台灣維新</text:p>
          </table:table-cell>
          <table:table-cell table:style-name="ce1" office:value-type="string" calcext:value-type="string" table:number-columns-spanned="1" table:number-rows-spanned="3">
            <text:p>(14)</text:p>
            <text:p/>
            <text:p>親民黨</text:p>
          </table:table-cell>
          <table:table-cell table:style-name="ce1" office:value-type="string" calcext:value-type="string" table:number-columns-spanned="1" table:number-rows-spanned="3">
            <text:p>(15)</text:p>
            <text:p/>
            <text:p>人民最大黨</text:p>
          </table:table-cell>
          <table:table-cell table:style-name="ce1" office:value-type="string" calcext:value-type="string" table:number-columns-spanned="1" table:number-rows-spanned="3">
            <text:p>(16)</text:p>
            <text:p/>
            <text:p>台灣團結聯盟</text:p>
          </table:table-cell>
          <table:covered-table-cell table:number-columns-repeated="8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covered-table-cell table:number-columns-repeated="26" table:style-name="ce1"/>
          <table:table-cell table:number-columns-repeated="998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6267" calcext:value-type="float">
            <text:p>16,267</text:p>
          </table:table-cell>
          <table:table-cell table:style-name="ce3" office:value-type="float" office:value="13819" calcext:value-type="float">
            <text:p>13,819</text:p>
          </table:table-cell>
          <table:table-cell table:style-name="ce3" office:value-type="float" office:value="6180" calcext:value-type="float">
            <text:p>6,180</text:p>
          </table:table-cell>
          <table:table-cell table:style-name="ce3" office:value-type="float" office:value="10331" calcext:value-type="float">
            <text:p>10,331</text:p>
          </table:table-cell>
          <table:table-cell table:style-name="ce3" office:value-type="float" office:value="1731" calcext:value-type="float">
            <text:p>1,731</text:p>
          </table:table-cell>
          <table:table-cell table:style-name="ce3" office:value-type="float" office:value="568839" calcext:value-type="float">
            <text:p>568,839</text:p>
          </table:table-cell>
          <table:table-cell table:style-name="ce3" office:value-type="float" office:value="3075" calcext:value-type="float">
            <text:p>3,075</text:p>
          </table:table-cell>
          <table:table-cell table:style-name="ce3" office:value-type="float" office:value="46589" calcext:value-type="float">
            <text:p>46,589</text:p>
          </table:table-cell>
          <table:table-cell table:style-name="ce3" office:value-type="float" office:value="576758" calcext:value-type="float">
            <text:p>576,758</text:p>
          </table:table-cell>
          <table:table-cell table:style-name="ce3" office:value-type="float" office:value="4873" calcext:value-type="float">
            <text:p>4,873</text:p>
          </table:table-cell>
          <table:table-cell table:style-name="ce3" office:value-type="float" office:value="3943" calcext:value-type="float">
            <text:p>3,943</text:p>
          </table:table-cell>
          <table:table-cell table:style-name="ce3" office:value-type="float" office:value="416866" calcext:value-type="float">
            <text:p>416,866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9085" calcext:value-type="float">
            <text:p>9,085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4838" calcext:value-type="float">
            <text:p>4,838</text:p>
          </table:table-cell>
          <table:table-cell table:style-name="ce3" office:value-type="float" office:value="1685780" calcext:value-type="float">
            <text:p>1,685,780</text:p>
          </table:table-cell>
          <table:table-cell table:style-name="ce3" office:value-type="float" office:value="33621" calcext:value-type="float">
            <text:p>33,621</text:p>
          </table:table-cell>
          <table:table-cell table:style-name="ce3" office:value-type="float" office:value="1719401" calcext:value-type="float">
            <text:p>1,719,401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719596" calcext:value-type="float">
            <text:p>1,719,596</text:p>
          </table:table-cell>
          <table:table-cell table:style-name="ce3" office:value-type="float" office:value="611220" calcext:value-type="float">
            <text:p>611,220</text:p>
          </table:table-cell>
          <table:table-cell table:style-name="ce3" office:value-type="float" office:value="2330816" calcext:value-type="float">
            <text:p>2,330,816</text:p>
          </table:table-cell>
          <table:table-cell table:style-name="ce4" office:value-type="string" calcext:value-type="string">
            <text:p>73.7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大甲區</text:p>
          </table:table-cell>
          <table:table-cell table:style-name="ce2"/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5075" calcext:value-type="float">
            <text:p>15,07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14382" calcext:value-type="float">
            <text:p>14,38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0869" calcext:value-type="float">
            <text:p>10,86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3358" calcext:value-type="float">
            <text:p>43,358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44613" calcext:value-type="float">
            <text:p>44,6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614" calcext:value-type="float">
            <text:p>44,614</text:p>
          </table:table-cell>
          <table:table-cell table:style-name="ce3" office:value-type="float" office:value="16149" calcext:value-type="float">
            <text:p>16,149</text:p>
          </table:table-cell>
          <table:table-cell table:style-name="ce3" office:value-type="float" office:value="60763" calcext:value-type="float">
            <text:p>60,763</text:p>
          </table:table-cell>
          <table:table-cell table:style-name="ce4" office:value-type="string" calcext:value-type="string">
            <text:p>73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258" calcext:value-type="float">
            <text:p>1,258</text:p>
          </table:table-cell>
          <table:table-cell table:style-name="ce4" office:value-type="string" calcext:value-type="string">
            <text:p>74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甲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25" calcext:value-type="float">
            <text:p>22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924" calcext:value-type="float">
            <text:p>924</text:p>
          </table:table-cell>
          <table:table-cell table:style-name="ce4" office:value-type="string" calcext:value-type="string">
            <text:p>75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順天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458" calcext:value-type="float">
            <text:p>1,458</text:p>
          </table:table-cell>
          <table:table-cell table:style-name="ce4" office:value-type="string" calcext:value-type="string">
            <text:p>72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孔門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6" calcext:value-type="float">
            <text:p>1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18" calcext:value-type="float">
            <text:p>718</text:p>
          </table:table-cell>
          <table:table-cell table:style-name="ce4" office:value-type="string" calcext:value-type="string">
            <text:p>64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425" calcext:value-type="float">
            <text:p>1,4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5" calcext:value-type="float">
            <text:p>1,425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919" calcext:value-type="float">
            <text:p>1,919</text:p>
          </table:table-cell>
          <table:table-cell table:style-name="ce4" office:value-type="string" calcext:value-type="string">
            <text:p>74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庄美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990" calcext:value-type="float">
            <text:p>1,990</text:p>
          </table:table-cell>
          <table:table-cell table:style-name="ce4" office:value-type="string" calcext:value-type="string">
            <text:p>76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美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41" calcext:value-type="float">
            <text:p>2,34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398" calcext:value-type="float">
            <text:p>2,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8" calcext:value-type="float">
            <text:p>2,398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3194" calcext:value-type="float">
            <text:p>3,194</text:p>
          </table:table-cell>
          <table:table-cell table:style-name="ce4" office:value-type="string" calcext:value-type="string">
            <text:p>75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岷山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68" calcext:value-type="float">
            <text:p>1,4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8" calcext:value-type="float">
            <text:p>1,468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990" calcext:value-type="float">
            <text:p>1,990</text:p>
          </table:table-cell>
          <table:table-cell table:style-name="ce4" office:value-type="string" calcext:value-type="string">
            <text:p>73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298" calcext:value-type="float">
            <text:p>3,29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376" calcext:value-type="float">
            <text:p>3,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6" calcext:value-type="float">
            <text:p>3,376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4594" calcext:value-type="float">
            <text:p>4,594</text:p>
          </table:table-cell>
          <table:table-cell table:style-name="ce4" office:value-type="string" calcext:value-type="string">
            <text:p>73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陽里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77" calcext:value-type="float">
            <text:p>777</text:p>
          </table:table-cell>
          <table:table-cell table:style-name="ce4" office:value-type="string" calcext:value-type="string">
            <text:p>73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薰風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862" calcext:value-type="float">
            <text:p>862</text:p>
          </table:table-cell>
          <table:table-cell table:style-name="ce4" office:value-type="string" calcext:value-type="string">
            <text:p>78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和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96" calcext:value-type="float">
            <text:p>2,29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352" calcext:value-type="float">
            <text:p>2,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2" calcext:value-type="float">
            <text:p>2,352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3119" calcext:value-type="float">
            <text:p>3,119</text:p>
          </table:table-cell>
          <table:table-cell table:style-name="ce4" office:value-type="string" calcext:value-type="string">
            <text:p>75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武陵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124" calcext:value-type="float">
            <text:p>1,124</text:p>
          </table:table-cell>
          <table:table-cell table:style-name="ce4" office:value-type="string" calcext:value-type="string">
            <text:p>74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曲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40" calcext:value-type="float">
            <text:p>1,040</text:p>
          </table:table-cell>
          <table:table-cell table:style-name="ce4" office:value-type="string" calcext:value-type="string">
            <text:p>68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武曲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3" calcext:value-type="float">
            <text:p>1,313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728" calcext:value-type="float">
            <text:p>1,728</text:p>
          </table:table-cell>
          <table:table-cell table:style-name="ce4" office:value-type="string" calcext:value-type="string">
            <text:p>75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武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749" calcext:value-type="float">
            <text:p>3,74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834" calcext:value-type="float">
            <text:p>3,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4" calcext:value-type="float">
            <text:p>3,834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5106" calcext:value-type="float">
            <text:p>5,106</text:p>
          </table:table-cell>
          <table:table-cell table:style-name="ce4" office:value-type="string" calcext:value-type="string">
            <text:p>75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奉化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52" calcext:value-type="float">
            <text:p>1,45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484" calcext:value-type="float">
            <text:p>1,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4" calcext:value-type="float">
            <text:p>1,484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961" calcext:value-type="float">
            <text:p>1,961</text:p>
          </table:table-cell>
          <table:table-cell table:style-name="ce4" office:value-type="string" calcext:value-type="string">
            <text:p>75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德化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681" calcext:value-type="float">
            <text:p>1,681</text:p>
          </table:table-cell>
          <table:table-cell table:style-name="ce4" office:value-type="string" calcext:value-type="string">
            <text:p>74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江南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6" calcext:value-type="float">
            <text:p>29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331" calcext:value-type="float">
            <text:p>1,331</text:p>
          </table:table-cell>
          <table:table-cell table:style-name="ce4" office:value-type="string" calcext:value-type="string">
            <text:p>71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店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187" calcext:value-type="float">
            <text:p>3,187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260" calcext:value-type="float">
            <text:p>3,2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0" calcext:value-type="float">
            <text:p>3,260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4382" calcext:value-type="float">
            <text:p>4,382</text:p>
          </table:table-cell>
          <table:table-cell table:style-name="ce4" office:value-type="string" calcext:value-type="string">
            <text:p>74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太白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155" calcext:value-type="float">
            <text:p>1,155</text:p>
          </table:table-cell>
          <table:table-cell table:style-name="ce4" office:value-type="string" calcext:value-type="string">
            <text:p>73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孟春里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13" calcext:value-type="float">
            <text:p>813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24" calcext:value-type="float">
            <text:p>2,624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713" calcext:value-type="float">
            <text:p>2,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3" calcext:value-type="float">
            <text:p>2,713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3822" calcext:value-type="float">
            <text:p>3,822</text:p>
          </table:table-cell>
          <table:table-cell table:style-name="ce4" office:value-type="string" calcext:value-type="string">
            <text:p>70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42" calcext:value-type="float">
            <text:p>1,64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699" calcext:value-type="float">
            <text:p>1,6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00" calcext:value-type="float">
            <text:p>1,70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434" calcext:value-type="float">
            <text:p>2,434</text:p>
          </table:table-cell>
          <table:table-cell table:style-name="ce4" office:value-type="string" calcext:value-type="string">
            <text:p>69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日南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736" calcext:value-type="float">
            <text:p>3,736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837" calcext:value-type="float">
            <text:p>3,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7" calcext:value-type="float">
            <text:p>3,837</text:p>
          </table:table-cell>
          <table:table-cell table:style-name="ce3" office:value-type="float" office:value="1543" calcext:value-type="float">
            <text:p>1,543</text:p>
          </table:table-cell>
          <table:table-cell table:style-name="ce3" office:value-type="float" office:value="5380" calcext:value-type="float">
            <text:p>5,380</text:p>
          </table:table-cell>
          <table:table-cell table:style-name="ce4" office:value-type="string" calcext:value-type="string">
            <text:p>71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泉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432" calcext:value-type="float">
            <text:p>1,432</text:p>
          </table:table-cell>
          <table:table-cell table:style-name="ce4" office:value-type="string" calcext:value-type="string">
            <text:p>72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岐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622" calcext:value-type="float">
            <text:p>1,622</text:p>
          </table:table-cell>
          <table:table-cell table:style-name="ce4" office:value-type="string" calcext:value-type="string">
            <text:p>74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銅安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1" calcext:value-type="float">
            <text:p>2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311" calcext:value-type="float">
            <text:p>1,311</text:p>
          </table:table-cell>
          <table:table-cell table:style-name="ce4" office:value-type="string" calcext:value-type="string">
            <text:p>70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9" calcext:value-type="float">
            <text:p>16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056" calcext:value-type="float">
            <text:p>1,056</text:p>
          </table:table-cell>
          <table:table-cell table:style-name="ce4" office:value-type="string" calcext:value-type="string">
            <text:p>71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興里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67" calcext:value-type="float">
            <text:p>26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395" calcext:value-type="float">
            <text:p>1,395</text:p>
          </table:table-cell>
          <table:table-cell table:style-name="ce4" office:value-type="string" calcext:value-type="string">
            <text:p>71.68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大安區</text:p>
          </table:table-cell>
          <table:table-cell table:style-name="ce2"/>
          <table:table-cell table:style-name="ce3" office:value-type="float" office:value="93" calcext:value-type="float">
            <text:p>9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865" calcext:value-type="float">
            <text:p>3,86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650" calcext:value-type="float">
            <text:p>3,65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665" calcext:value-type="float">
            <text:p>2,66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0913" calcext:value-type="float">
            <text:p>10,913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1316" calcext:value-type="float">
            <text:p>11,3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16" calcext:value-type="float">
            <text:p>11,316</text:p>
          </table:table-cell>
          <table:table-cell table:style-name="ce3" office:value-type="float" office:value="4398" calcext:value-type="float">
            <text:p>4,398</text:p>
          </table:table-cell>
          <table:table-cell table:style-name="ce3" office:value-type="float" office:value="15714" calcext:value-type="float">
            <text:p>15,714</text:p>
          </table:table-cell>
          <table:table-cell table:style-name="ce4" office:value-type="string" calcext:value-type="string">
            <text:p>72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埔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987" calcext:value-type="float">
            <text:p>987</text:p>
          </table:table-cell>
          <table:table-cell table:style-name="ce4" office:value-type="string" calcext:value-type="string">
            <text:p>68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庄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2" calcext:value-type="float">
            <text:p>20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960" calcext:value-type="float">
            <text:p>960</text:p>
          </table:table-cell>
          <table:table-cell table:style-name="ce4" office:value-type="string" calcext:value-type="string">
            <text:p>71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庄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07" calcext:value-type="float">
            <text:p>1,70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771" calcext:value-type="float">
            <text:p>1,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1" calcext:value-type="float">
            <text:p>1,771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542" calcext:value-type="float">
            <text:p>2,542</text:p>
          </table:table-cell>
          <table:table-cell table:style-name="ce4" office:value-type="string" calcext:value-type="string">
            <text:p>69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3" calcext:value-type="float">
            <text:p>29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173" calcext:value-type="float">
            <text:p>1,173</text:p>
          </table:table-cell>
          <table:table-cell table:style-name="ce4" office:value-type="string" calcext:value-type="string">
            <text:p>76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5" calcext:value-type="float">
            <text:p>23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086" calcext:value-type="float">
            <text:p>1,086</text:p>
          </table:table-cell>
          <table:table-cell table:style-name="ce4" office:value-type="string" calcext:value-type="string">
            <text:p>72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龜売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429" calcext:value-type="float">
            <text:p>1,429</text:p>
          </table:table-cell>
          <table:table-cell table:style-name="ce4" office:value-type="string" calcext:value-type="string">
            <text:p>72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安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0" calcext:value-type="float">
            <text:p>13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50" calcext:value-type="float">
            <text:p>850</text:p>
          </table:table-cell>
          <table:table-cell table:style-name="ce4" office:value-type="string" calcext:value-type="string">
            <text:p>72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673" calcext:value-type="float">
            <text:p>1,673</text:p>
          </table:table-cell>
          <table:table-cell table:style-name="ce4" office:value-type="string" calcext:value-type="string">
            <text:p>71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住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038" calcext:value-type="float">
            <text:p>1,038</text:p>
          </table:table-cell>
          <table:table-cell table:style-name="ce4" office:value-type="string" calcext:value-type="string">
            <text:p>70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海墘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338" calcext:value-type="float">
            <text:p>1,338</text:p>
          </table:table-cell>
          <table:table-cell table:style-name="ce4" office:value-type="string" calcext:value-type="string">
            <text:p>70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212" calcext:value-type="float">
            <text:p>1,2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2" calcext:value-type="float">
            <text:p>1,212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668" calcext:value-type="float">
            <text:p>1,668</text:p>
          </table:table-cell>
          <table:table-cell table:style-name="ce4" office:value-type="string" calcext:value-type="string">
            <text:p>72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松雅里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970" calcext:value-type="float">
            <text:p>970</text:p>
          </table:table-cell>
          <table:table-cell table:style-name="ce4" office:value-type="string" calcext:value-type="string">
            <text:p>77.8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外埔區</text:p>
          </table:table-cell>
          <table:table-cell table:style-name="ce2"/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744" calcext:value-type="float">
            <text:p>5,74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6920" calcext:value-type="float">
            <text:p>6,92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814" calcext:value-type="float">
            <text:p>4,8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8699" calcext:value-type="float">
            <text:p>18,699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19314" calcext:value-type="float">
            <text:p>19,3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315" calcext:value-type="float">
            <text:p>19,315</text:p>
          </table:table-cell>
          <table:table-cell table:style-name="ce3" office:value-type="float" office:value="6891" calcext:value-type="float">
            <text:p>6,891</text:p>
          </table:table-cell>
          <table:table-cell table:style-name="ce3" office:value-type="float" office:value="26206" calcext:value-type="float">
            <text:p>26,206</text:p>
          </table:table-cell>
          <table:table-cell table:style-name="ce4" office:value-type="string" calcext:value-type="string">
            <text:p>73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豐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0" calcext:value-type="float">
            <text:p>2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057" calcext:value-type="float">
            <text:p>1,057</text:p>
          </table:table-cell>
          <table:table-cell table:style-name="ce4" office:value-type="string" calcext:value-type="string">
            <text:p>72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六分里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2144" calcext:value-type="float">
            <text:p>2,144</text:p>
          </table:table-cell>
          <table:table-cell table:style-name="ce4" office:value-type="string" calcext:value-type="string">
            <text:p>74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93" calcext:value-type="float">
            <text:p>3,29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400" calcext:value-type="float">
            <text:p>3,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0" calcext:value-type="float">
            <text:p>3,400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4520" calcext:value-type="float">
            <text:p>4,520</text:p>
          </table:table-cell>
          <table:table-cell table:style-name="ce4" office:value-type="string" calcext:value-type="string">
            <text:p>75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東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422" calcext:value-type="float">
            <text:p>4,422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551" calcext:value-type="float">
            <text:p>4,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1" calcext:value-type="float">
            <text:p>4,551</text:p>
          </table:table-cell>
          <table:table-cell table:style-name="ce3" office:value-type="float" office:value="1632" calcext:value-type="float">
            <text:p>1,632</text:p>
          </table:table-cell>
          <table:table-cell table:style-name="ce3" office:value-type="float" office:value="6183" calcext:value-type="float">
            <text:p>6,183</text:p>
          </table:table-cell>
          <table:table-cell table:style-name="ce4" office:value-type="string" calcext:value-type="string">
            <text:p>73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崁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842" calcext:value-type="float">
            <text:p>1,842</text:p>
          </table:table-cell>
          <table:table-cell table:style-name="ce4" office:value-type="string" calcext:value-type="string">
            <text:p>71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美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99" calcext:value-type="float">
            <text:p>2,39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452" calcext:value-type="float">
            <text:p>2,4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53" calcext:value-type="float">
            <text:p>2,453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3301" calcext:value-type="float">
            <text:p>3,301</text:p>
          </table:table-cell>
          <table:table-cell table:style-name="ce4" office:value-type="string" calcext:value-type="string">
            <text:p>74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鐵山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01" calcext:value-type="float">
            <text:p>1,40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083" calcext:value-type="float">
            <text:p>2,083</text:p>
          </table:table-cell>
          <table:table-cell table:style-name="ce4" office:value-type="string" calcext:value-type="string">
            <text:p>70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164" calcext:value-type="float">
            <text:p>1,164</text:p>
          </table:table-cell>
          <table:table-cell table:style-name="ce4" office:value-type="string" calcext:value-type="string">
            <text:p>76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馬鳴里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314" calcext:value-type="float">
            <text:p>1,314</text:p>
          </table:table-cell>
          <table:table-cell table:style-name="ce4" office:value-type="string" calcext:value-type="string">
            <text:p>72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土城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486" calcext:value-type="float">
            <text:p>1,486</text:p>
          </table:table-cell>
          <table:table-cell table:style-name="ce4" office:value-type="string" calcext:value-type="string">
            <text:p>76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廍子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112" calcext:value-type="float">
            <text:p>1,112</text:p>
          </table:table-cell>
          <table:table-cell table:style-name="ce4" office:value-type="string" calcext:value-type="string">
            <text:p>70.7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清水區</text:p>
          </table:table-cell>
          <table:table-cell table:style-name="ce2"/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9475" calcext:value-type="float">
            <text:p>19,47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16517" calcext:value-type="float">
            <text:p>16,517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2838" calcext:value-type="float">
            <text:p>12,83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52543" calcext:value-type="float">
            <text:p>52,543</text:p>
          </table:table-cell>
          <table:table-cell table:style-name="ce3" office:value-type="float" office:value="1584" calcext:value-type="float">
            <text:p>1,584</text:p>
          </table:table-cell>
          <table:table-cell table:style-name="ce3" office:value-type="float" office:value="54127" calcext:value-type="float">
            <text:p>54,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127" calcext:value-type="float">
            <text:p>54,127</text:p>
          </table:table-cell>
          <table:table-cell table:style-name="ce3" office:value-type="float" office:value="20112" calcext:value-type="float">
            <text:p>20,112</text:p>
          </table:table-cell>
          <table:table-cell table:style-name="ce3" office:value-type="float" office:value="74239" calcext:value-type="float">
            <text:p>74,239</text:p>
          </table:table-cell>
          <table:table-cell table:style-name="ce4" office:value-type="string" calcext:value-type="string">
            <text:p>72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鰲峰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032" calcext:value-type="float">
            <text:p>1,032</text:p>
          </table:table-cell>
          <table:table-cell table:style-name="ce4" office:value-type="string" calcext:value-type="string">
            <text:p>74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靈泉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871" calcext:value-type="float">
            <text:p>871</text:p>
          </table:table-cell>
          <table:table-cell table:style-name="ce4" office:value-type="string" calcext:value-type="string">
            <text:p>77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清水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73" calcext:value-type="float">
            <text:p>1,67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98" calcext:value-type="float">
            <text:p>1,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8" calcext:value-type="float">
            <text:p>1,698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330" calcext:value-type="float">
            <text:p>2,330</text:p>
          </table:table-cell>
          <table:table-cell table:style-name="ce4" office:value-type="string" calcext:value-type="string">
            <text:p>72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611" calcext:value-type="float">
            <text:p>611</text:p>
          </table:table-cell>
          <table:table-cell table:style-name="ce4" office:value-type="string" calcext:value-type="string">
            <text:p>75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寧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703" calcext:value-type="float">
            <text:p>1,703</text:p>
          </table:table-cell>
          <table:table-cell table:style-name="ce4" office:value-type="string" calcext:value-type="string">
            <text:p>74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寧里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488" calcext:value-type="float">
            <text:p>1,488</text:p>
          </table:table-cell>
          <table:table-cell table:style-name="ce4" office:value-type="string" calcext:value-type="string">
            <text:p>74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寧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658" calcext:value-type="float">
            <text:p>658</text:p>
          </table:table-cell>
          <table:table-cell table:style-name="ce4" office:value-type="string" calcext:value-type="string">
            <text:p>76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72" calcext:value-type="float">
            <text:p>372</text:p>
          </table:table-cell>
          <table:table-cell table:style-name="ce4" office:value-type="string" calcext:value-type="string">
            <text:p>79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社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74" calcext:value-type="float">
            <text:p>1,57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618" calcext:value-type="float">
            <text:p>1,6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8" calcext:value-type="float">
            <text:p>1,618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2129" calcext:value-type="float">
            <text:p>2,129</text:p>
          </table:table-cell>
          <table:table-cell table:style-name="ce4" office:value-type="string" calcext:value-type="string">
            <text:p>76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社里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88" calcext:value-type="float">
            <text:p>2,5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318" calcext:value-type="float">
            <text:p>2,3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71" calcext:value-type="float">
            <text:p>1,9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418" calcext:value-type="float">
            <text:p>7,41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7564" calcext:value-type="float">
            <text:p>7,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64" calcext:value-type="float">
            <text:p>7,564</text:p>
          </table:table-cell>
          <table:table-cell table:style-name="ce3" office:value-type="float" office:value="2582" calcext:value-type="float">
            <text:p>2,582</text:p>
          </table:table-cell>
          <table:table-cell table:style-name="ce3" office:value-type="float" office:value="10146" calcext:value-type="float">
            <text:p>10,146</text:p>
          </table:table-cell>
          <table:table-cell table:style-name="ce4" office:value-type="string" calcext:value-type="string">
            <text:p>74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裕嘉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374" calcext:value-type="float">
            <text:p>1,374</text:p>
          </table:table-cell>
          <table:table-cell table:style-name="ce4" office:value-type="string" calcext:value-type="string">
            <text:p>72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臨江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444" calcext:value-type="float">
            <text:p>1,444</text:p>
          </table:table-cell>
          <table:table-cell table:style-name="ce4" office:value-type="string" calcext:value-type="string">
            <text:p>73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秀水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35" calcext:value-type="float">
            <text:p>3,13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231" calcext:value-type="float">
            <text:p>3,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1" calcext:value-type="float">
            <text:p>3,231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4377" calcext:value-type="float">
            <text:p>4,377</text:p>
          </table:table-cell>
          <table:table-cell table:style-name="ce4" office:value-type="string" calcext:value-type="string">
            <text:p>73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武鹿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47" calcext:value-type="float">
            <text:p>74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96" calcext:value-type="float">
            <text:p>2,49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562" calcext:value-type="float">
            <text:p>2,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2" calcext:value-type="float">
            <text:p>2,562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3514" calcext:value-type="float">
            <text:p>3,514</text:p>
          </table:table-cell>
          <table:table-cell table:style-name="ce4" office:value-type="string" calcext:value-type="string">
            <text:p>72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海濱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87" calcext:value-type="float">
            <text:p>1,48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085" calcext:value-type="float">
            <text:p>2,085</text:p>
          </table:table-cell>
          <table:table-cell table:style-name="ce4" office:value-type="string" calcext:value-type="string">
            <text:p>73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槺榔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90" calcext:value-type="float">
            <text:p>1,89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529" calcext:value-type="float">
            <text:p>1,5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36" calcext:value-type="float">
            <text:p>1,7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28" calcext:value-type="float">
            <text:p>5,528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678" calcext:value-type="float">
            <text:p>5,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8" calcext:value-type="float">
            <text:p>5,678</text:p>
          </table:table-cell>
          <table:table-cell table:style-name="ce3" office:value-type="float" office:value="2532" calcext:value-type="float">
            <text:p>2,532</text:p>
          </table:table-cell>
          <table:table-cell table:style-name="ce3" office:value-type="float" office:value="8210" calcext:value-type="float">
            <text:p>8,210</text:p>
          </table:table-cell>
          <table:table-cell table:style-name="ce4" office:value-type="string" calcext:value-type="string">
            <text:p>69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社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952" calcext:value-type="float">
            <text:p>952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31" calcext:value-type="float">
            <text:p>2,03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72" calcext:value-type="float">
            <text:p>2,0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2" calcext:value-type="float">
            <text:p>2,072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775" calcext:value-type="float">
            <text:p>2,775</text:p>
          </table:table-cell>
          <table:table-cell table:style-name="ce4" office:value-type="string" calcext:value-type="string">
            <text:p>74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高西里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230" calcext:value-type="float">
            <text:p>1,230</text:p>
          </table:table-cell>
          <table:table-cell table:style-name="ce4" office:value-type="string" calcext:value-type="string">
            <text:p>69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高南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237" calcext:value-type="float">
            <text:p>1,237</text:p>
          </table:table-cell>
          <table:table-cell table:style-name="ce4" office:value-type="string" calcext:value-type="string">
            <text:p>67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高東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173" calcext:value-type="float">
            <text:p>1,173</text:p>
          </table:table-cell>
          <table:table-cell table:style-name="ce4" office:value-type="string" calcext:value-type="string">
            <text:p>71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高北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110" calcext:value-type="float">
            <text:p>1,110</text:p>
          </table:table-cell>
          <table:table-cell table:style-name="ce4" office:value-type="string" calcext:value-type="string">
            <text:p>64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高美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263" calcext:value-type="float">
            <text:p>1,263</text:p>
          </table:table-cell>
          <table:table-cell table:style-name="ce4" office:value-type="string" calcext:value-type="string">
            <text:p>71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國姓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27" calcext:value-type="float">
            <text:p>1,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7" calcext:value-type="float">
            <text:p>1,327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1938" calcext:value-type="float">
            <text:p>1,938</text:p>
          </table:table-cell>
          <table:table-cell table:style-name="ce4" office:value-type="string" calcext:value-type="string">
            <text:p>68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菁埔里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58" calcext:value-type="float">
            <text:p>1,55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154" calcext:value-type="float">
            <text:p>2,154</text:p>
          </table:table-cell>
          <table:table-cell table:style-name="ce4" office:value-type="string" calcext:value-type="string">
            <text:p>74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湳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691" calcext:value-type="float">
            <text:p>1,691</text:p>
          </table:table-cell>
          <table:table-cell table:style-name="ce4" office:value-type="string" calcext:value-type="string">
            <text:p>73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56" calcext:value-type="float">
            <text:p>1,55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607" calcext:value-type="float">
            <text:p>1,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7" calcext:value-type="float">
            <text:p>1,607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362" calcext:value-type="float">
            <text:p>2,362</text:p>
          </table:table-cell>
          <table:table-cell table:style-name="ce4" office:value-type="string" calcext:value-type="string">
            <text:p>68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橋頭里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86" calcext:value-type="float">
            <text:p>2,08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559" calcext:value-type="float">
            <text:p>1,55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325" calcext:value-type="float">
            <text:p>5,325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477" calcext:value-type="float">
            <text:p>5,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7" calcext:value-type="float">
            <text:p>5,477</text:p>
          </table:table-cell>
          <table:table-cell table:style-name="ce3" office:value-type="float" office:value="1798" calcext:value-type="float">
            <text:p>1,798</text:p>
          </table:table-cell>
          <table:table-cell table:style-name="ce3" office:value-type="float" office:value="7275" calcext:value-type="float">
            <text:p>7,275</text:p>
          </table:table-cell>
          <table:table-cell table:style-name="ce4" office:value-type="string" calcext:value-type="string">
            <text:p>75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下湳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1" calcext:value-type="float">
            <text:p>43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93" calcext:value-type="float">
            <text:p>1,89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966" calcext:value-type="float">
            <text:p>1,9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6" calcext:value-type="float">
            <text:p>1,966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676" calcext:value-type="float">
            <text:p>2,676</text:p>
          </table:table-cell>
          <table:table-cell table:style-name="ce4" office:value-type="string" calcext:value-type="string">
            <text:p>73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3" calcext:value-type="float">
            <text:p>29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160" calcext:value-type="float">
            <text:p>1,160</text:p>
          </table:table-cell>
          <table:table-cell table:style-name="ce4" office:value-type="string" calcext:value-type="string">
            <text:p>70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吳厝里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417" calcext:value-type="float">
            <text:p>1,417</text:p>
          </table:table-cell>
          <table:table-cell table:style-name="ce4" office:value-type="string" calcext:value-type="string">
            <text:p>75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楊厝里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082" calcext:value-type="float">
            <text:p>1,082</text:p>
          </table:table-cell>
          <table:table-cell table:style-name="ce4" office:value-type="string" calcext:value-type="string">
            <text:p>71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海風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352" calcext:value-type="float">
            <text:p>1,352</text:p>
          </table:table-cell>
          <table:table-cell table:style-name="ce4" office:value-type="string" calcext:value-type="string">
            <text:p>74.8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梧棲區</text:p>
          </table:table-cell>
          <table:table-cell table:style-name="ce2"/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257" calcext:value-type="float">
            <text:p>12,25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10965" calcext:value-type="float">
            <text:p>10,96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9150" calcext:value-type="float">
            <text:p>9,15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4709" calcext:value-type="float">
            <text:p>34,709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5638" calcext:value-type="float">
            <text:p>35,6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642" calcext:value-type="float">
            <text:p>35,642</text:p>
          </table:table-cell>
          <table:table-cell table:style-name="ce3" office:value-type="float" office:value="13416" calcext:value-type="float">
            <text:p>13,416</text:p>
          </table:table-cell>
          <table:table-cell table:style-name="ce3" office:value-type="float" office:value="49058" calcext:value-type="float">
            <text:p>49,058</text:p>
          </table:table-cell>
          <table:table-cell table:style-name="ce4" office:value-type="string" calcext:value-type="string">
            <text:p>72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寮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07" calcext:value-type="float">
            <text:p>2,70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761" calcext:value-type="float">
            <text:p>2,7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1" calcext:value-type="float">
            <text:p>2,761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3901" calcext:value-type="float">
            <text:p>3,901</text:p>
          </table:table-cell>
          <table:table-cell table:style-name="ce4" office:value-type="string" calcext:value-type="string">
            <text:p>70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下寮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75" calcext:value-type="float">
            <text:p>1,37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920" calcext:value-type="float">
            <text:p>1,920</text:p>
          </table:table-cell>
          <table:table-cell table:style-name="ce4" office:value-type="string" calcext:value-type="string">
            <text:p>73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69" calcext:value-type="float">
            <text:p>2,56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637" calcext:value-type="float">
            <text:p>2,6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38" calcext:value-type="float">
            <text:p>2,638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3727" calcext:value-type="float">
            <text:p>3,727</text:p>
          </table:table-cell>
          <table:table-cell table:style-name="ce4" office:value-type="string" calcext:value-type="string">
            <text:p>70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71" calcext:value-type="float">
            <text:p>471</text:p>
          </table:table-cell>
          <table:table-cell table:style-name="ce4" office:value-type="string" calcext:value-type="string">
            <text:p>74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109" calcext:value-type="float">
            <text:p>1,109</text:p>
          </table:table-cell>
          <table:table-cell table:style-name="ce4" office:value-type="string" calcext:value-type="string">
            <text:p>75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仁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28" calcext:value-type="float">
            <text:p>728</text:p>
          </table:table-cell>
          <table:table-cell table:style-name="ce4" office:value-type="string" calcext:value-type="string">
            <text:p>71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草湳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69" calcext:value-type="float">
            <text:p>1,46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420" calcext:value-type="float">
            <text:p>1,4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326" calcext:value-type="float">
            <text:p>4,32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473" calcext:value-type="float">
            <text:p>4,4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74" calcext:value-type="float">
            <text:p>4,474</text:p>
          </table:table-cell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6004" calcext:value-type="float">
            <text:p>6,004</text:p>
          </table:table-cell>
          <table:table-cell table:style-name="ce4" office:value-type="string" calcext:value-type="string">
            <text:p>74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簡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56" calcext:value-type="float">
            <text:p>1,45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989" calcext:value-type="float">
            <text:p>3,98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084" calcext:value-type="float">
            <text:p>4,0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86" calcext:value-type="float">
            <text:p>4,086</text:p>
          </table:table-cell>
          <table:table-cell table:style-name="ce3" office:value-type="float" office:value="1501" calcext:value-type="float">
            <text:p>1,501</text:p>
          </table:table-cell>
          <table:table-cell table:style-name="ce3" office:value-type="float" office:value="5587" calcext:value-type="float">
            <text:p>5,587</text:p>
          </table:table-cell>
          <table:table-cell table:style-name="ce4" office:value-type="string" calcext:value-type="string">
            <text:p>73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607" calcext:value-type="float">
            <text:p>3,60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706" calcext:value-type="float">
            <text:p>3,7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6" calcext:value-type="float">
            <text:p>3,706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5145" calcext:value-type="float">
            <text:p>5,145</text:p>
          </table:table-cell>
          <table:table-cell table:style-name="ce4" office:value-type="string" calcext:value-type="string">
            <text:p>72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庄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07" calcext:value-type="float">
            <text:p>1,90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733" calcext:value-type="float">
            <text:p>1,73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451" calcext:value-type="float">
            <text:p>5,45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5581" calcext:value-type="float">
            <text:p>5,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1" calcext:value-type="float">
            <text:p>5,581</text:p>
          </table:table-cell>
          <table:table-cell table:style-name="ce3" office:value-type="float" office:value="2089" calcext:value-type="float">
            <text:p>2,089</text:p>
          </table:table-cell>
          <table:table-cell table:style-name="ce3" office:value-type="float" office:value="7670" calcext:value-type="float">
            <text:p>7,670</text:p>
          </table:table-cell>
          <table:table-cell table:style-name="ce4" office:value-type="string" calcext:value-type="string">
            <text:p>72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村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52" calcext:value-type="float">
            <text:p>1,4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216" calcext:value-type="float">
            <text:p>1,216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035" calcext:value-type="float">
            <text:p>4,03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4117" calcext:value-type="float">
            <text:p>4,1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17" calcext:value-type="float">
            <text:p>4,117</text:p>
          </table:table-cell>
          <table:table-cell table:style-name="ce3" office:value-type="float" office:value="1513" calcext:value-type="float">
            <text:p>1,513</text:p>
          </table:table-cell>
          <table:table-cell table:style-name="ce3" office:value-type="float" office:value="5630" calcext:value-type="float">
            <text:p>5,630</text:p>
          </table:table-cell>
          <table:table-cell table:style-name="ce4" office:value-type="string" calcext:value-type="string">
            <text:p>73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農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58" calcext:value-type="float">
            <text:p>1,75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809" calcext:value-type="float">
            <text:p>1,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9" calcext:value-type="float">
            <text:p>1,809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503" calcext:value-type="float">
            <text:p>2,503</text:p>
          </table:table-cell>
          <table:table-cell table:style-name="ce4" office:value-type="string" calcext:value-type="string">
            <text:p>72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寧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622" calcext:value-type="float">
            <text:p>1,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2" calcext:value-type="float">
            <text:p>1,622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225" calcext:value-type="float">
            <text:p>2,225</text:p>
          </table:table-cell>
          <table:table-cell table:style-name="ce4" office:value-type="string" calcext:value-type="string">
            <text:p>72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69" calcext:value-type="float">
            <text:p>1,66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737" calcext:value-type="float">
            <text:p>1,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7" calcext:value-type="float">
            <text:p>1,737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438" calcext:value-type="float">
            <text:p>2,438</text:p>
          </table:table-cell>
          <table:table-cell table:style-name="ce4" office:value-type="string" calcext:value-type="string">
            <text:p>71.2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沙鹿區</text:p>
          </table:table-cell>
          <table:table-cell table:style-name="ce2"/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8332" calcext:value-type="float">
            <text:p>18,33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472" calcext:value-type="float">
            <text:p>1,472</text:p>
          </table:table-cell>
          <table:table-cell table:style-name="ce3" office:value-type="float" office:value="19318" calcext:value-type="float">
            <text:p>19,318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5328" calcext:value-type="float">
            <text:p>15,32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57252" calcext:value-type="float">
            <text:p>57,252</text:p>
          </table:table-cell>
          <table:table-cell table:style-name="ce3" office:value-type="float" office:value="1574" calcext:value-type="float">
            <text:p>1,574</text:p>
          </table:table-cell>
          <table:table-cell table:style-name="ce3" office:value-type="float" office:value="58826" calcext:value-type="float">
            <text:p>58,8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827" calcext:value-type="float">
            <text:p>58,827</text:p>
          </table:table-cell>
          <table:table-cell table:style-name="ce3" office:value-type="float" office:value="18914" calcext:value-type="float">
            <text:p>18,914</text:p>
          </table:table-cell>
          <table:table-cell table:style-name="ce3" office:value-type="float" office:value="77741" calcext:value-type="float">
            <text:p>77,741</text:p>
          </table:table-cell>
          <table:table-cell table:style-name="ce4" office:value-type="string" calcext:value-type="string">
            <text:p>75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居仁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268" calcext:value-type="float">
            <text:p>1,268</text:p>
          </table:table-cell>
          <table:table-cell table:style-name="ce4" office:value-type="string" calcext:value-type="string">
            <text:p>75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洛泉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09" calcext:value-type="float">
            <text:p>1,40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859" calcext:value-type="float">
            <text:p>1,859</text:p>
          </table:table-cell>
          <table:table-cell table:style-name="ce4" office:value-type="string" calcext:value-type="string">
            <text:p>77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沙鹿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847" calcext:value-type="float">
            <text:p>847</text:p>
          </table:table-cell>
          <table:table-cell table:style-name="ce4" office:value-type="string" calcext:value-type="string">
            <text:p>74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美仁里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454" calcext:value-type="float">
            <text:p>454</text:p>
          </table:table-cell>
          <table:table-cell table:style-name="ce4" office:value-type="string" calcext:value-type="string">
            <text:p>75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610" calcext:value-type="float">
            <text:p>6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824" calcext:value-type="float">
            <text:p>1,8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4" calcext:value-type="float">
            <text:p>1,824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2363" calcext:value-type="float">
            <text:p>2,363</text:p>
          </table:table-cell>
          <table:table-cell table:style-name="ce4" office:value-type="string" calcext:value-type="string">
            <text:p>77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安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03" calcext:value-type="float">
            <text:p>2,40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88" calcext:value-type="float">
            <text:p>2,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8" calcext:value-type="float">
            <text:p>2,488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343" calcext:value-type="float">
            <text:p>3,343</text:p>
          </table:table-cell>
          <table:table-cell table:style-name="ce4" office:value-type="string" calcext:value-type="string">
            <text:p>74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斗抵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374" calcext:value-type="float">
            <text:p>3,37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461" calcext:value-type="float">
            <text:p>3,4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1" calcext:value-type="float">
            <text:p>3,461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4476" calcext:value-type="float">
            <text:p>4,476</text:p>
          </table:table-cell>
          <table:table-cell table:style-name="ce4" office:value-type="string" calcext:value-type="string">
            <text:p>77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鹿峰里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281" calcext:value-type="float">
            <text:p>1,28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272" calcext:value-type="float">
            <text:p>4,27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375" calcext:value-type="float">
            <text:p>4,3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5" calcext:value-type="float">
            <text:p>4,375</text:p>
          </table:table-cell>
          <table:table-cell table:style-name="ce3" office:value-type="float" office:value="1375" calcext:value-type="float">
            <text:p>1,375</text:p>
          </table:table-cell>
          <table:table-cell table:style-name="ce3" office:value-type="float" office:value="5750" calcext:value-type="float">
            <text:p>5,750</text:p>
          </table:table-cell>
          <table:table-cell table:style-name="ce4" office:value-type="string" calcext:value-type="string">
            <text:p>76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鹿寮里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86" calcext:value-type="float">
            <text:p>1,9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593" calcext:value-type="float">
            <text:p>1,59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302" calcext:value-type="float">
            <text:p>5,30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5424" calcext:value-type="float">
            <text:p>5,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4" calcext:value-type="float">
            <text:p>5,424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6988" calcext:value-type="float">
            <text:p>6,988</text:p>
          </table:table-cell>
          <table:table-cell table:style-name="ce4" office:value-type="string" calcext:value-type="string">
            <text:p>77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林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29" calcext:value-type="float">
            <text:p>1,7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908" calcext:value-type="float">
            <text:p>1,90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467" calcext:value-type="float">
            <text:p>5,467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5610" calcext:value-type="float">
            <text:p>5,6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11" calcext:value-type="float">
            <text:p>5,611</text:p>
          </table:table-cell>
          <table:table-cell table:style-name="ce3" office:value-type="float" office:value="1992" calcext:value-type="float">
            <text:p>1,992</text:p>
          </table:table-cell>
          <table:table-cell table:style-name="ce3" office:value-type="float" office:value="7603" calcext:value-type="float">
            <text:p>7,603</text:p>
          </table:table-cell>
          <table:table-cell table:style-name="ce4" office:value-type="string" calcext:value-type="string">
            <text:p>73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犁分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082" calcext:value-type="float">
            <text:p>1,082</text:p>
          </table:table-cell>
          <table:table-cell table:style-name="ce4" office:value-type="string" calcext:value-type="string">
            <text:p>75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17" calcext:value-type="float">
            <text:p>2,91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004" calcext:value-type="float">
            <text:p>3,0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4" calcext:value-type="float">
            <text:p>3,004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3889" calcext:value-type="float">
            <text:p>3,889</text:p>
          </table:table-cell>
          <table:table-cell table:style-name="ce4" office:value-type="string" calcext:value-type="string">
            <text:p>77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574" calcext:value-type="float">
            <text:p>3,57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689" calcext:value-type="float">
            <text:p>3,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9" calcext:value-type="float">
            <text:p>3,689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5013" calcext:value-type="float">
            <text:p>5,013</text:p>
          </table:table-cell>
          <table:table-cell table:style-name="ce4" office:value-type="string" calcext:value-type="string">
            <text:p>73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晉江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751" calcext:value-type="float">
            <text:p>1,751</text:p>
          </table:table-cell>
          <table:table-cell table:style-name="ce4" office:value-type="string" calcext:value-type="string">
            <text:p>76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六路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042" calcext:value-type="float">
            <text:p>4,042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146" calcext:value-type="float">
            <text:p>4,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46" calcext:value-type="float">
            <text:p>4,146</text:p>
          </table:table-cell>
          <table:table-cell table:style-name="ce3" office:value-type="float" office:value="1399" calcext:value-type="float">
            <text:p>1,399</text:p>
          </table:table-cell>
          <table:table-cell table:style-name="ce3" office:value-type="float" office:value="5545" calcext:value-type="float">
            <text:p>5,545</text:p>
          </table:table-cell>
          <table:table-cell table:style-name="ce4" office:value-type="string" calcext:value-type="string">
            <text:p>74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98" calcext:value-type="float">
            <text:p>2,49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585" calcext:value-type="float">
            <text:p>2,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5" calcext:value-type="float">
            <text:p>2,585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3330" calcext:value-type="float">
            <text:p>3,330</text:p>
          </table:table-cell>
          <table:table-cell table:style-name="ce4" office:value-type="string" calcext:value-type="string">
            <text:p>77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埔子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27" calcext:value-type="float">
            <text:p>1,3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586" calcext:value-type="float">
            <text:p>1,58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47" calcext:value-type="float">
            <text:p>1,3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579" calcext:value-type="float">
            <text:p>4,579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4686" calcext:value-type="float">
            <text:p>4,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86" calcext:value-type="float">
            <text:p>4,686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6012" calcext:value-type="float">
            <text:p>6,012</text:p>
          </table:table-cell>
          <table:table-cell table:style-name="ce4" office:value-type="string" calcext:value-type="string">
            <text:p>77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鹿里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34" calcext:value-type="float">
            <text:p>1,5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838" calcext:value-type="float">
            <text:p>1,83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55" calcext:value-type="float">
            <text:p>1,6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439" calcext:value-type="float">
            <text:p>5,439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610" calcext:value-type="float">
            <text:p>5,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10" calcext:value-type="float">
            <text:p>5,610</text:p>
          </table:table-cell>
          <table:table-cell table:style-name="ce3" office:value-type="float" office:value="1960" calcext:value-type="float">
            <text:p>1,960</text:p>
          </table:table-cell>
          <table:table-cell table:style-name="ce3" office:value-type="float" office:value="7570" calcext:value-type="float">
            <text:p>7,570</text:p>
          </table:table-cell>
          <table:table-cell table:style-name="ce4" office:value-type="string" calcext:value-type="string">
            <text:p>74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公明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50" calcext:value-type="float">
            <text:p>3,05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125" calcext:value-type="float">
            <text:p>3,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5" calcext:value-type="float">
            <text:p>3,125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4276" calcext:value-type="float">
            <text:p>4,276</text:p>
          </table:table-cell>
          <table:table-cell table:style-name="ce4" office:value-type="string" calcext:value-type="string">
            <text:p>73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清泉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31" calcext:value-type="float">
            <text:p>1,73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774" calcext:value-type="float">
            <text:p>1,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4" calcext:value-type="float">
            <text:p>1,774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310" calcext:value-type="float">
            <text:p>2,310</text:p>
          </table:table-cell>
          <table:table-cell table:style-name="ce4" office:value-type="string" calcext:value-type="string">
            <text:p>76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00" calcext:value-type="float">
            <text:p>60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2012" calcext:value-type="float">
            <text:p>2,012</text:p>
          </table:table-cell>
          <table:table-cell table:style-name="ce4" office:value-type="string" calcext:value-type="string">
            <text:p>74.7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龍井區</text:p>
          </table:table-cell>
          <table:table-cell table:style-name="ce2"/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5238" calcext:value-type="float">
            <text:p>15,238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15782" calcext:value-type="float">
            <text:p>15,782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1789" calcext:value-type="float">
            <text:p>11,78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6283" calcext:value-type="float">
            <text:p>46,283</text:p>
          </table:table-cell>
          <table:table-cell table:style-name="ce3" office:value-type="float" office:value="1416" calcext:value-type="float">
            <text:p>1,416</text:p>
          </table:table-cell>
          <table:table-cell table:style-name="ce3" office:value-type="float" office:value="47699" calcext:value-type="float">
            <text:p>47,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99" calcext:value-type="float">
            <text:p>47,699</text:p>
          </table:table-cell>
          <table:table-cell table:style-name="ce3" office:value-type="float" office:value="16651" calcext:value-type="float">
            <text:p>16,651</text:p>
          </table:table-cell>
          <table:table-cell table:style-name="ce3" office:value-type="float" office:value="64350" calcext:value-type="float">
            <text:p>64,350</text:p>
          </table:table-cell>
          <table:table-cell table:style-name="ce4" office:value-type="string" calcext:value-type="string">
            <text:p>74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竹坑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31" calcext:value-type="float">
            <text:p>2,23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304" calcext:value-type="float">
            <text:p>2,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4" calcext:value-type="float">
            <text:p>2,304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3094" calcext:value-type="float">
            <text:p>3,094</text:p>
          </table:table-cell>
          <table:table-cell table:style-name="ce4" office:value-type="string" calcext:value-type="string">
            <text:p>74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東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52" calcext:value-type="float">
            <text:p>2,05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117" calcext:value-type="float">
            <text:p>2,1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7" calcext:value-type="float">
            <text:p>2,117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2893" calcext:value-type="float">
            <text:p>2,893</text:p>
          </table:table-cell>
          <table:table-cell table:style-name="ce4" office:value-type="string" calcext:value-type="string">
            <text:p>73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西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751" calcext:value-type="float">
            <text:p>1,751</text:p>
          </table:table-cell>
          <table:table-cell table:style-name="ce4" office:value-type="string" calcext:value-type="string">
            <text:p>75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中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24" calcext:value-type="float">
            <text:p>2,82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891" calcext:value-type="float">
            <text:p>2,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1" calcext:value-type="float">
            <text:p>2,891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775" calcext:value-type="float">
            <text:p>3,775</text:p>
          </table:table-cell>
          <table:table-cell table:style-name="ce4" office:value-type="string" calcext:value-type="string">
            <text:p>76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田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09" calcext:value-type="float">
            <text:p>1,009</text:p>
          </table:table-cell>
          <table:table-cell table:style-name="ce4" office:value-type="string" calcext:value-type="string">
            <text:p>70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麗水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55" calcext:value-type="float">
            <text:p>1,55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618" calcext:value-type="float">
            <text:p>1,6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8" calcext:value-type="float">
            <text:p>1,618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159" calcext:value-type="float">
            <text:p>2,159</text:p>
          </table:table-cell>
          <table:table-cell table:style-name="ce4" office:value-type="string" calcext:value-type="string">
            <text:p>74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津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452" calcext:value-type="float">
            <text:p>3,452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569" calcext:value-type="float">
            <text:p>3,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69" calcext:value-type="float">
            <text:p>3,569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4848" calcext:value-type="float">
            <text:p>4,848</text:p>
          </table:table-cell>
          <table:table-cell table:style-name="ce4" office:value-type="string" calcext:value-type="string">
            <text:p>73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德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01" calcext:value-type="float">
            <text:p>2,00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094" calcext:value-type="float">
            <text:p>2,0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4" calcext:value-type="float">
            <text:p>2,094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820" calcext:value-type="float">
            <text:p>2,820</text:p>
          </table:table-cell>
          <table:table-cell table:style-name="ce4" office:value-type="string" calcext:value-type="string">
            <text:p>74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和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54" calcext:value-type="float">
            <text:p>3,454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565" calcext:value-type="float">
            <text:p>3,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65" calcext:value-type="float">
            <text:p>3,565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4717" calcext:value-type="float">
            <text:p>4,717</text:p>
          </table:table-cell>
          <table:table-cell table:style-name="ce4" office:value-type="string" calcext:value-type="string">
            <text:p>75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055" calcext:value-type="float">
            <text:p>4,055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188" calcext:value-type="float">
            <text:p>4,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8" calcext:value-type="float">
            <text:p>4,188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5705" calcext:value-type="float">
            <text:p>5,705</text:p>
          </table:table-cell>
          <table:table-cell table:style-name="ce4" office:value-type="string" calcext:value-type="string">
            <text:p>73.4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泉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07" calcext:value-type="float">
            <text:p>1,80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939" calcext:value-type="float">
            <text:p>1,93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84" calcext:value-type="float">
            <text:p>1,4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635" calcext:value-type="float">
            <text:p>5,635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5787" calcext:value-type="float">
            <text:p>5,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87" calcext:value-type="float">
            <text:p>5,787</text:p>
          </table:table-cell>
          <table:table-cell table:style-name="ce3" office:value-type="float" office:value="2167" calcext:value-type="float">
            <text:p>2,167</text:p>
          </table:table-cell>
          <table:table-cell table:style-name="ce3" office:value-type="float" office:value="7954" calcext:value-type="float">
            <text:p>7,954</text:p>
          </table:table-cell>
          <table:table-cell table:style-name="ce4" office:value-type="string" calcext:value-type="string">
            <text:p>72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崗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61" calcext:value-type="float">
            <text:p>1,96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041" calcext:value-type="float">
            <text:p>2,0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1" calcext:value-type="float">
            <text:p>2,041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739" calcext:value-type="float">
            <text:p>2,739</text:p>
          </table:table-cell>
          <table:table-cell table:style-name="ce4" office:value-type="string" calcext:value-type="string">
            <text:p>74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381" calcext:value-type="float">
            <text:p>4,381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526" calcext:value-type="float">
            <text:p>4,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26" calcext:value-type="float">
            <text:p>4,526</text:p>
          </table:table-cell>
          <table:table-cell table:style-name="ce3" office:value-type="float" office:value="1593" calcext:value-type="float">
            <text:p>1,593</text:p>
          </table:table-cell>
          <table:table-cell table:style-name="ce3" office:value-type="float" office:value="6119" calcext:value-type="float">
            <text:p>6,119</text:p>
          </table:table-cell>
          <table:table-cell table:style-name="ce4" office:value-type="string" calcext:value-type="string">
            <text:p>73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寮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498" calcext:value-type="float">
            <text:p>1,498</text:p>
          </table:table-cell>
          <table:table-cell table:style-name="ce4" office:value-type="string" calcext:value-type="string">
            <text:p>81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東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368" calcext:value-type="float">
            <text:p>3,36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448" calcext:value-type="float">
            <text:p>3,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48" calcext:value-type="float">
            <text:p>3,448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4746" calcext:value-type="float">
            <text:p>4,746</text:p>
          </table:table-cell>
          <table:table-cell table:style-name="ce4" office:value-type="string" calcext:value-type="string">
            <text:p>72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海里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23" calcext:value-type="float">
            <text:p>1,8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291" calcext:value-type="float">
            <text:p>2,29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178" calcext:value-type="float">
            <text:p>6,178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6287" calcext:value-type="float">
            <text:p>6,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87" calcext:value-type="float">
            <text:p>6,287</text:p>
          </table:table-cell>
          <table:table-cell table:style-name="ce3" office:value-type="float" office:value="2236" calcext:value-type="float">
            <text:p>2,236</text:p>
          </table:table-cell>
          <table:table-cell table:style-name="ce3" office:value-type="float" office:value="8523" calcext:value-type="float">
            <text:p>8,523</text:p>
          </table:table-cell>
          <table:table-cell table:style-name="ce4" office:value-type="string" calcext:value-type="string">
            <text:p>73.7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大肚區</text:p>
          </table:table-cell>
          <table:table-cell table:style-name="ce2"/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416" calcext:value-type="float">
            <text:p>11,41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12193" calcext:value-type="float">
            <text:p>12,19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900" calcext:value-type="float">
            <text:p>7,90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3924" calcext:value-type="float">
            <text:p>33,924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34927" calcext:value-type="float">
            <text:p>34,9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931" calcext:value-type="float">
            <text:p>34,931</text:p>
          </table:table-cell>
          <table:table-cell table:style-name="ce3" office:value-type="float" office:value="11858" calcext:value-type="float">
            <text:p>11,858</text:p>
          </table:table-cell>
          <table:table-cell table:style-name="ce3" office:value-type="float" office:value="46789" calcext:value-type="float">
            <text:p>46,789</text:p>
          </table:table-cell>
          <table:table-cell table:style-name="ce4" office:value-type="string" calcext:value-type="string">
            <text:p>74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王田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3063" calcext:value-type="float">
            <text:p>3,06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170" calcext:value-type="float">
            <text:p>3,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0" calcext:value-type="float">
            <text:p>3,170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4233" calcext:value-type="float">
            <text:p>4,233</text:p>
          </table:table-cell>
          <table:table-cell table:style-name="ce4" office:value-type="string" calcext:value-type="string">
            <text:p>74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2" calcext:value-type="float">
            <text:p>15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833" calcext:value-type="float">
            <text:p>833</text:p>
          </table:table-cell>
          <table:table-cell table:style-name="ce4" office:value-type="string" calcext:value-type="string">
            <text:p>76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97" calcext:value-type="float">
            <text:p>2,49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558" calcext:value-type="float">
            <text:p>2,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8" calcext:value-type="float">
            <text:p>2,558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3380" calcext:value-type="float">
            <text:p>3,380</text:p>
          </table:table-cell>
          <table:table-cell table:style-name="ce4" office:value-type="string" calcext:value-type="string">
            <text:p>75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營埔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457" calcext:value-type="float">
            <text:p>1,457</text:p>
          </table:table-cell>
          <table:table-cell table:style-name="ce4" office:value-type="string" calcext:value-type="string">
            <text:p>74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社腳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53" calcext:value-type="float">
            <text:p>1,75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808" calcext:value-type="float">
            <text:p>1,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8" calcext:value-type="float">
            <text:p>1,808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2324" calcext:value-type="float">
            <text:p>2,324</text:p>
          </table:table-cell>
          <table:table-cell table:style-name="ce4" office:value-type="string" calcext:value-type="string">
            <text:p>77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30" calcext:value-type="float">
            <text:p>1,83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875" calcext:value-type="float">
            <text:p>1,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5" calcext:value-type="float">
            <text:p>1,875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524" calcext:value-type="float">
            <text:p>2,524</text:p>
          </table:table-cell>
          <table:table-cell table:style-name="ce4" office:value-type="string" calcext:value-type="string">
            <text:p>74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東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31" calcext:value-type="float">
            <text:p>2,13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193" calcext:value-type="float">
            <text:p>2,1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3" calcext:value-type="float">
            <text:p>2,193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921" calcext:value-type="float">
            <text:p>2,921</text:p>
          </table:table-cell>
          <table:table-cell table:style-name="ce4" office:value-type="string" calcext:value-type="string">
            <text:p>75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肚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13" calcext:value-type="float">
            <text:p>1,61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648" calcext:value-type="float">
            <text:p>1,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8" calcext:value-type="float">
            <text:p>1,648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095" calcext:value-type="float">
            <text:p>2,095</text:p>
          </table:table-cell>
          <table:table-cell table:style-name="ce4" office:value-type="string" calcext:value-type="string">
            <text:p>78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782" calcext:value-type="float">
            <text:p>782</text:p>
          </table:table-cell>
          <table:table-cell table:style-name="ce4" office:value-type="string" calcext:value-type="string">
            <text:p>74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磺溪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657" calcext:value-type="float">
            <text:p>1,657</text:p>
          </table:table-cell>
          <table:table-cell table:style-name="ce4" office:value-type="string" calcext:value-type="string">
            <text:p>77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順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96" calcext:value-type="float">
            <text:p>39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650" calcext:value-type="float">
            <text:p>1,650</text:p>
          </table:table-cell>
          <table:table-cell table:style-name="ce4" office:value-type="string" calcext:value-type="string">
            <text:p>77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911" calcext:value-type="float">
            <text:p>911</text:p>
          </table:table-cell>
          <table:table-cell table:style-name="ce4" office:value-type="string" calcext:value-type="string">
            <text:p>78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陽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8" calcext:value-type="float">
            <text:p>29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271" calcext:value-type="float">
            <text:p>1,271</text:p>
          </table:table-cell>
          <table:table-cell table:style-name="ce4" office:value-type="string" calcext:value-type="string">
            <text:p>75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街里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11" calcext:value-type="float">
            <text:p>1,6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029" calcext:value-type="float">
            <text:p>2,02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317" calcext:value-type="float">
            <text:p>5,31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417" calcext:value-type="float">
            <text:p>5,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17" calcext:value-type="float">
            <text:p>5,417</text:p>
          </table:table-cell>
          <table:table-cell table:style-name="ce3" office:value-type="float" office:value="1894" calcext:value-type="float">
            <text:p>1,894</text:p>
          </table:table-cell>
          <table:table-cell table:style-name="ce3" office:value-type="float" office:value="7311" calcext:value-type="float">
            <text:p>7,311</text:p>
          </table:table-cell>
          <table:table-cell table:style-name="ce4" office:value-type="string" calcext:value-type="string">
            <text:p>74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井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16" calcext:value-type="float">
            <text:p>1,2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208" calcext:value-type="float">
            <text:p>1,208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598" calcext:value-type="float">
            <text:p>3,598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756" calcext:value-type="float">
            <text:p>3,7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58" calcext:value-type="float">
            <text:p>3,758</text:p>
          </table:table-cell>
          <table:table-cell table:style-name="ce3" office:value-type="float" office:value="1375" calcext:value-type="float">
            <text:p>1,375</text:p>
          </table:table-cell>
          <table:table-cell table:style-name="ce3" office:value-type="float" office:value="5133" calcext:value-type="float">
            <text:p>5,133</text:p>
          </table:table-cell>
          <table:table-cell table:style-name="ce4" office:value-type="string" calcext:value-type="string">
            <text:p>73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蔗廍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486" calcext:value-type="float">
            <text:p>3,48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576" calcext:value-type="float">
            <text:p>3,5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77" calcext:value-type="float">
            <text:p>3,577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4969" calcext:value-type="float">
            <text:p>4,969</text:p>
          </table:table-cell>
          <table:table-cell table:style-name="ce4" office:value-type="string" calcext:value-type="string">
            <text:p>71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26" calcext:value-type="float">
            <text:p>92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49" calcext:value-type="float">
            <text:p>2,34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404" calcext:value-type="float">
            <text:p>2,4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4" calcext:value-type="float">
            <text:p>2,404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3338" calcext:value-type="float">
            <text:p>3,338</text:p>
          </table:table-cell>
          <table:table-cell table:style-name="ce4" office:value-type="string" calcext:value-type="string">
            <text:p>72.0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烏日區</text:p>
          </table:table-cell>
          <table:table-cell table:style-name="ce2"/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632" calcext:value-type="float">
            <text:p>16,63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336" calcext:value-type="float">
            <text:p>1,336</text:p>
          </table:table-cell>
          <table:table-cell table:style-name="ce3" office:value-type="float" office:value="15989" calcext:value-type="float">
            <text:p>15,989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2243" calcext:value-type="float">
            <text:p>12,24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8526" calcext:value-type="float">
            <text:p>48,526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49586" calcext:value-type="float">
            <text:p>49,5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586" calcext:value-type="float">
            <text:p>49,586</text:p>
          </table:table-cell>
          <table:table-cell table:style-name="ce3" office:value-type="float" office:value="15723" calcext:value-type="float">
            <text:p>15,723</text:p>
          </table:table-cell>
          <table:table-cell table:style-name="ce3" office:value-type="float" office:value="65309" calcext:value-type="float">
            <text:p>65,309</text:p>
          </table:table-cell>
          <table:table-cell table:style-name="ce4" office:value-type="string" calcext:value-type="string">
            <text:p>75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烏日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21" calcext:value-type="float">
            <text:p>2,3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079" calcext:value-type="float">
            <text:p>2,07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434" calcext:value-type="float">
            <text:p>6,434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6568" calcext:value-type="float">
            <text:p>6,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8" calcext:value-type="float">
            <text:p>6,568</text:p>
          </table:table-cell>
          <table:table-cell table:style-name="ce3" office:value-type="float" office:value="1926" calcext:value-type="float">
            <text:p>1,926</text:p>
          </table:table-cell>
          <table:table-cell table:style-name="ce3" office:value-type="float" office:value="8494" calcext:value-type="float">
            <text:p>8,494</text:p>
          </table:table-cell>
          <table:table-cell table:style-name="ce4" office:value-type="string" calcext:value-type="string">
            <text:p>77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湖日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55" calcext:value-type="float">
            <text:p>1,95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80" calcext:value-type="float">
            <text:p>1,9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0" calcext:value-type="float">
            <text:p>1,98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728" calcext:value-type="float">
            <text:p>2,728</text:p>
          </table:table-cell>
          <table:table-cell table:style-name="ce4" office:value-type="string" calcext:value-type="string">
            <text:p>72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71" calcext:value-type="float">
            <text:p>1,67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776" calcext:value-type="float">
            <text:p>1,77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11" calcext:value-type="float">
            <text:p>1,7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631" calcext:value-type="float">
            <text:p>5,631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5744" calcext:value-type="float">
            <text:p>5,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4" calcext:value-type="float">
            <text:p>5,744</text:p>
          </table:table-cell>
          <table:table-cell table:style-name="ce3" office:value-type="float" office:value="2103" calcext:value-type="float">
            <text:p>2,103</text:p>
          </table:table-cell>
          <table:table-cell table:style-name="ce3" office:value-type="float" office:value="7847" calcext:value-type="float">
            <text:p>7,847</text:p>
          </table:table-cell>
          <table:table-cell table:style-name="ce4" office:value-type="string" calcext:value-type="string">
            <text:p>73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榮泉里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516" calcext:value-type="float">
            <text:p>1,51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743" calcext:value-type="float">
            <text:p>4,743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840" calcext:value-type="float">
            <text:p>4,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0" calcext:value-type="float">
            <text:p>4,840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6348" calcext:value-type="float">
            <text:p>6,348</text:p>
          </table:table-cell>
          <table:table-cell table:style-name="ce4" office:value-type="string" calcext:value-type="string">
            <text:p>76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學田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94" calcext:value-type="float">
            <text:p>69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852" calcext:value-type="float">
            <text:p>1,85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900" calcext:value-type="float">
            <text:p>1,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0" calcext:value-type="float">
            <text:p>1,90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562" calcext:value-type="float">
            <text:p>2,562</text:p>
          </table:table-cell>
          <table:table-cell table:style-name="ce4" office:value-type="string" calcext:value-type="string">
            <text:p>74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九德里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72" calcext:value-type="float">
            <text:p>3,17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3065" calcext:value-type="float">
            <text:p>3,06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61" calcext:value-type="float">
            <text:p>2,1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089" calcext:value-type="float">
            <text:p>9,089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265" calcext:value-type="float">
            <text:p>9,2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65" calcext:value-type="float">
            <text:p>9,265</text:p>
          </table:table-cell>
          <table:table-cell table:style-name="ce3" office:value-type="float" office:value="3045" calcext:value-type="float">
            <text:p>3,045</text:p>
          </table:table-cell>
          <table:table-cell table:style-name="ce3" office:value-type="float" office:value="12310" calcext:value-type="float">
            <text:p>12,310</text:p>
          </table:table-cell>
          <table:table-cell table:style-name="ce4" office:value-type="string" calcext:value-type="string">
            <text:p>75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23" calcext:value-type="float">
            <text:p>1,9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952" calcext:value-type="float">
            <text:p>1,952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594" calcext:value-type="float">
            <text:p>5,59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5671" calcext:value-type="float">
            <text:p>5,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1" calcext:value-type="float">
            <text:p>5,671</text:p>
          </table:table-cell>
          <table:table-cell table:style-name="ce3" office:value-type="float" office:value="1771" calcext:value-type="float">
            <text:p>1,771</text:p>
          </table:table-cell>
          <table:table-cell table:style-name="ce3" office:value-type="float" office:value="7442" calcext:value-type="float">
            <text:p>7,442</text:p>
          </table:table-cell>
          <table:table-cell table:style-name="ce4" office:value-type="string" calcext:value-type="string">
            <text:p>76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前竹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523" calcext:value-type="float">
            <text:p>1,523</text:p>
          </table:table-cell>
          <table:table-cell table:style-name="ce4" office:value-type="string" calcext:value-type="string">
            <text:p>77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光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660" calcext:value-type="float">
            <text:p>1,660</text:p>
          </table:table-cell>
          <table:table-cell table:style-name="ce4" office:value-type="string" calcext:value-type="string">
            <text:p>76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25" calcext:value-type="float">
            <text:p>1,52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559" calcext:value-type="float">
            <text:p>1,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9" calcext:value-type="float">
            <text:p>1,559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2041" calcext:value-type="float">
            <text:p>2,041</text:p>
          </table:table-cell>
          <table:table-cell table:style-name="ce4" office:value-type="string" calcext:value-type="string">
            <text:p>76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園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86" calcext:value-type="float">
            <text:p>1,68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20" calcext:value-type="float">
            <text:p>1,7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0" calcext:value-type="float">
            <text:p>1,72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2226" calcext:value-type="float">
            <text:p>2,226</text:p>
          </table:table-cell>
          <table:table-cell table:style-name="ce4" office:value-type="string" calcext:value-type="string">
            <text:p>77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埧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76" calcext:value-type="float">
            <text:p>3,27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358" calcext:value-type="float">
            <text:p>3,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58" calcext:value-type="float">
            <text:p>3,358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4323" calcext:value-type="float">
            <text:p>4,323</text:p>
          </table:table-cell>
          <table:table-cell table:style-name="ce4" office:value-type="string" calcext:value-type="string">
            <text:p>77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螺潭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678" calcext:value-type="float">
            <text:p>1,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8" calcext:value-type="float">
            <text:p>1,678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2106" calcext:value-type="float">
            <text:p>2,106</text:p>
          </table:table-cell>
          <table:table-cell table:style-name="ce4" office:value-type="string" calcext:value-type="string">
            <text:p>79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里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588" calcext:value-type="float">
            <text:p>1,588</text:p>
          </table:table-cell>
          <table:table-cell table:style-name="ce4" office:value-type="string" calcext:value-type="string">
            <text:p>77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里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8" calcext:value-type="float">
            <text:p>35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313" calcext:value-type="float">
            <text:p>1,313</text:p>
          </table:table-cell>
          <table:table-cell table:style-name="ce4" office:value-type="string" calcext:value-type="string">
            <text:p>77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尾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798" calcext:value-type="float">
            <text:p>798</text:p>
          </table:table-cell>
          <table:table-cell table:style-name="ce4" office:value-type="string" calcext:value-type="string">
            <text:p>74.9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霧峰區</text:p>
          </table:table-cell>
          <table:table-cell table:style-name="ce2"/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755" calcext:value-type="float">
            <text:p>13,75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13924" calcext:value-type="float">
            <text:p>13,924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831" calcext:value-type="float">
            <text:p>8,83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9378" calcext:value-type="float">
            <text:p>39,378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40368" calcext:value-type="float">
            <text:p>40,3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370" calcext:value-type="float">
            <text:p>40,370</text:p>
          </table:table-cell>
          <table:table-cell table:style-name="ce3" office:value-type="float" office:value="13567" calcext:value-type="float">
            <text:p>13,567</text:p>
          </table:table-cell>
          <table:table-cell table:style-name="ce3" office:value-type="float" office:value="53937" calcext:value-type="float">
            <text:p>53,937</text:p>
          </table:table-cell>
          <table:table-cell table:style-name="ce4" office:value-type="string" calcext:value-type="string">
            <text:p>74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桐林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179" calcext:value-type="float">
            <text:p>1,179</text:p>
          </table:table-cell>
          <table:table-cell table:style-name="ce4" office:value-type="string" calcext:value-type="string">
            <text:p>78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吉峰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79" calcext:value-type="float">
            <text:p>2,17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281" calcext:value-type="float">
            <text:p>2,28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59" calcext:value-type="float">
            <text:p>1,4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366" calcext:value-type="float">
            <text:p>6,366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528" calcext:value-type="float">
            <text:p>6,5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29" calcext:value-type="float">
            <text:p>6,529</text:p>
          </table:table-cell>
          <table:table-cell table:style-name="ce3" office:value-type="float" office:value="2556" calcext:value-type="float">
            <text:p>2,556</text:p>
          </table:table-cell>
          <table:table-cell table:style-name="ce3" office:value-type="float" office:value="9085" calcext:value-type="float">
            <text:p>9,085</text:p>
          </table:table-cell>
          <table:table-cell table:style-name="ce4" office:value-type="string" calcext:value-type="string">
            <text:p>71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甲寅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64" calcext:value-type="float">
            <text:p>3,36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431" calcext:value-type="float">
            <text:p>3,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31" calcext:value-type="float">
            <text:p>3,431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4636" calcext:value-type="float">
            <text:p>4,636</text:p>
          </table:table-cell>
          <table:table-cell table:style-name="ce4" office:value-type="string" calcext:value-type="string">
            <text:p>74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本鄉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64" calcext:value-type="float">
            <text:p>1,66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697" calcext:value-type="float">
            <text:p>1,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7" calcext:value-type="float">
            <text:p>1,697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238" calcext:value-type="float">
            <text:p>2,238</text:p>
          </table:table-cell>
          <table:table-cell table:style-name="ce4" office:value-type="string" calcext:value-type="string">
            <text:p>75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46" calcext:value-type="float">
            <text:p>54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83" calcext:value-type="float">
            <text:p>1,48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921" calcext:value-type="float">
            <text:p>1,921</text:p>
          </table:table-cell>
          <table:table-cell table:style-name="ce4" office:value-type="string" calcext:value-type="string">
            <text:p>78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錦榮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240" calcext:value-type="float">
            <text:p>1,240</text:p>
          </table:table-cell>
          <table:table-cell table:style-name="ce4" office:value-type="string" calcext:value-type="string">
            <text:p>74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萊園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49" calcext:value-type="float">
            <text:p>24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59" calcext:value-type="float">
            <text:p>15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988" calcext:value-type="float">
            <text:p>988</text:p>
          </table:table-cell>
          <table:table-cell table:style-name="ce4" office:value-type="string" calcext:value-type="string">
            <text:p>77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本堂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637" calcext:value-type="float">
            <text:p>1,63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177" calcext:value-type="float">
            <text:p>4,17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231" calcext:value-type="float">
            <text:p>4,2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32" calcext:value-type="float">
            <text:p>4,232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5678" calcext:value-type="float">
            <text:p>5,678</text:p>
          </table:table-cell>
          <table:table-cell table:style-name="ce4" office:value-type="string" calcext:value-type="string">
            <text:p>74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柳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33" calcext:value-type="float">
            <text:p>2,93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020" calcext:value-type="float">
            <text:p>3,0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0" calcext:value-type="float">
            <text:p>3,020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3909" calcext:value-type="float">
            <text:p>3,909</text:p>
          </table:table-cell>
          <table:table-cell table:style-name="ce4" office:value-type="string" calcext:value-type="string">
            <text:p>77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柳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363" calcext:value-type="float">
            <text:p>1,36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852" calcext:value-type="float">
            <text:p>1,852</text:p>
          </table:table-cell>
          <table:table-cell table:style-name="ce4" office:value-type="string" calcext:value-type="string">
            <text:p>75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四德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49" calcext:value-type="float">
            <text:p>1,74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794" calcext:value-type="float">
            <text:p>1,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4" calcext:value-type="float">
            <text:p>1,794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443" calcext:value-type="float">
            <text:p>2,443</text:p>
          </table:table-cell>
          <table:table-cell table:style-name="ce4" office:value-type="string" calcext:value-type="string">
            <text:p>73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12" calcext:value-type="float">
            <text:p>1,91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968" calcext:value-type="float">
            <text:p>1,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8" calcext:value-type="float">
            <text:p>1,968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561" calcext:value-type="float">
            <text:p>2,561</text:p>
          </table:table-cell>
          <table:table-cell table:style-name="ce4" office:value-type="string" calcext:value-type="string">
            <text:p>76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丁台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64" calcext:value-type="float">
            <text:p>46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698" calcext:value-type="float">
            <text:p>1,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8" calcext:value-type="float">
            <text:p>1,698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234" calcext:value-type="float">
            <text:p>2,234</text:p>
          </table:table-cell>
          <table:table-cell table:style-name="ce4" office:value-type="string" calcext:value-type="string">
            <text:p>76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46" calcext:value-type="float">
            <text:p>64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563" calcext:value-type="float">
            <text:p>1,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3" calcext:value-type="float">
            <text:p>1,563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999" calcext:value-type="float">
            <text:p>1,999</text:p>
          </table:table-cell>
          <table:table-cell table:style-name="ce4" office:value-type="string" calcext:value-type="string">
            <text:p>78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242" calcext:value-type="float">
            <text:p>1,242</text:p>
          </table:table-cell>
          <table:table-cell table:style-name="ce4" office:value-type="string" calcext:value-type="string">
            <text:p>76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豐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66" calcext:value-type="float">
            <text:p>1,76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805" calcext:value-type="float">
            <text:p>1,8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5" calcext:value-type="float">
            <text:p>1,805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501" calcext:value-type="float">
            <text:p>2,501</text:p>
          </table:table-cell>
          <table:table-cell table:style-name="ce4" office:value-type="string" calcext:value-type="string">
            <text:p>72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舊正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56" calcext:value-type="float">
            <text:p>1,45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996" calcext:value-type="float">
            <text:p>1,996</text:p>
          </table:table-cell>
          <table:table-cell table:style-name="ce4" office:value-type="string" calcext:value-type="string">
            <text:p>74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坑口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42" calcext:value-type="float">
            <text:p>2,04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092" calcext:value-type="float">
            <text:p>2,0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2" calcext:value-type="float">
            <text:p>2,092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861" calcext:value-type="float">
            <text:p>2,861</text:p>
          </table:table-cell>
          <table:table-cell table:style-name="ce4" office:value-type="string" calcext:value-type="string">
            <text:p>73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峰谷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087" calcext:value-type="float">
            <text:p>1,087</text:p>
          </table:table-cell>
          <table:table-cell table:style-name="ce4" office:value-type="string" calcext:value-type="string">
            <text:p>74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六股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98" calcext:value-type="float">
            <text:p>1,69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767" calcext:value-type="float">
            <text:p>1,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7" calcext:value-type="float">
            <text:p>1,767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287" calcext:value-type="float">
            <text:p>2,287</text:p>
          </table:table-cell>
          <table:table-cell table:style-name="ce4" office:value-type="string" calcext:value-type="string">
            <text:p>77.2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后里區</text:p>
          </table:table-cell>
          <table:table-cell table:style-name="ce2"/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425" calcext:value-type="float">
            <text:p>10,42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11593" calcext:value-type="float">
            <text:p>11,593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7606" calcext:value-type="float">
            <text:p>7,60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1902" calcext:value-type="float">
            <text:p>31,902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32759" calcext:value-type="float">
            <text:p>32,7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760" calcext:value-type="float">
            <text:p>32,760</text:p>
          </table:table-cell>
          <table:table-cell table:style-name="ce3" office:value-type="float" office:value="11388" calcext:value-type="float">
            <text:p>11,388</text:p>
          </table:table-cell>
          <table:table-cell table:style-name="ce3" office:value-type="float" office:value="44148" calcext:value-type="float">
            <text:p>44,148</text:p>
          </table:table-cell>
          <table:table-cell table:style-name="ce4" office:value-type="string" calcext:value-type="string">
            <text:p>74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992" calcext:value-type="float">
            <text:p>1,992</text:p>
          </table:table-cell>
          <table:table-cell table:style-name="ce4" office:value-type="string" calcext:value-type="string">
            <text:p>69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里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5" calcext:value-type="float">
            <text:p>28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82" calcext:value-type="float">
            <text:p>982</text:p>
          </table:table-cell>
          <table:table-cell table:style-name="ce4" office:value-type="string" calcext:value-type="string">
            <text:p>73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里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53" calcext:value-type="float">
            <text:p>2,15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93" calcext:value-type="float">
            <text:p>2,1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3" calcext:value-type="float">
            <text:p>2,193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968" calcext:value-type="float">
            <text:p>2,968</text:p>
          </table:table-cell>
          <table:table-cell table:style-name="ce4" office:value-type="string" calcext:value-type="string">
            <text:p>73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義德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48" calcext:value-type="float">
            <text:p>74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44" calcext:value-type="float">
            <text:p>1,74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786" calcext:value-type="float">
            <text:p>1,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6" calcext:value-type="float">
            <text:p>1,786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465" calcext:value-type="float">
            <text:p>2,465</text:p>
          </table:table-cell>
          <table:table-cell table:style-name="ce4" office:value-type="string" calcext:value-type="string">
            <text:p>72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后里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33" calcext:value-type="float">
            <text:p>2,63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705" calcext:value-type="float">
            <text:p>2,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5" calcext:value-type="float">
            <text:p>2,705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542" calcext:value-type="float">
            <text:p>3,542</text:p>
          </table:table-cell>
          <table:table-cell table:style-name="ce4" office:value-type="string" calcext:value-type="string">
            <text:p>76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厚里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48" calcext:value-type="float">
            <text:p>1,54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591" calcext:value-type="float">
            <text:p>1,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1" calcext:value-type="float">
            <text:p>1,591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096" calcext:value-type="float">
            <text:p>2,096</text:p>
          </table:table-cell>
          <table:table-cell table:style-name="ce4" office:value-type="string" calcext:value-type="string">
            <text:p>75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墩東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395" calcext:value-type="float">
            <text:p>3,395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464" calcext:value-type="float">
            <text:p>3,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4" calcext:value-type="float">
            <text:p>3,464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4630" calcext:value-type="float">
            <text:p>4,630</text:p>
          </table:table-cell>
          <table:table-cell table:style-name="ce4" office:value-type="string" calcext:value-type="string">
            <text:p>74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墩西里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883" calcext:value-type="float">
            <text:p>1,883</text:p>
          </table:table-cell>
          <table:table-cell table:style-name="ce4" office:value-type="string" calcext:value-type="string">
            <text:p>71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墩南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49" calcext:value-type="float">
            <text:p>2,44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513" calcext:value-type="float">
            <text:p>2,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3" calcext:value-type="float">
            <text:p>2,513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3322" calcext:value-type="float">
            <text:p>3,322</text:p>
          </table:table-cell>
          <table:table-cell table:style-name="ce4" office:value-type="string" calcext:value-type="string">
            <text:p>75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墩北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32" calcext:value-type="float">
            <text:p>2,53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591" calcext:value-type="float">
            <text:p>2,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1" calcext:value-type="float">
            <text:p>2,591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474" calcext:value-type="float">
            <text:p>3,474</text:p>
          </table:table-cell>
          <table:table-cell table:style-name="ce4" office:value-type="string" calcext:value-type="string">
            <text:p>74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14" calcext:value-type="float">
            <text:p>1,71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762" calcext:value-type="float">
            <text:p>1,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2" calcext:value-type="float">
            <text:p>1,762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333" calcext:value-type="float">
            <text:p>2,333</text:p>
          </table:table-cell>
          <table:table-cell table:style-name="ce4" office:value-type="string" calcext:value-type="string">
            <text:p>75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95" calcext:value-type="float">
            <text:p>1,59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197" calcext:value-type="float">
            <text:p>2,197</text:p>
          </table:table-cell>
          <table:table-cell table:style-name="ce4" office:value-type="string" calcext:value-type="string">
            <text:p>75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聯合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547" calcext:value-type="float">
            <text:p>1,547</text:p>
          </table:table-cell>
          <table:table-cell table:style-name="ce4" office:value-type="string" calcext:value-type="string">
            <text:p>72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47" calcext:value-type="float">
            <text:p>1,44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502" calcext:value-type="float">
            <text:p>1,5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2" calcext:value-type="float">
            <text:p>1,502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050" calcext:value-type="float">
            <text:p>2,050</text:p>
          </table:table-cell>
          <table:table-cell table:style-name="ce4" office:value-type="string" calcext:value-type="string">
            <text:p>73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眉山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8" calcext:value-type="float">
            <text:p>61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34" calcext:value-type="float">
            <text:p>2,33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396" calcext:value-type="float">
            <text:p>2,3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97" calcext:value-type="float">
            <text:p>2,397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3221" calcext:value-type="float">
            <text:p>3,221</text:p>
          </table:table-cell>
          <table:table-cell table:style-name="ce4" office:value-type="string" calcext:value-type="string">
            <text:p>74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43" calcext:value-type="float">
            <text:p>1,4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3" calcext:value-type="float">
            <text:p>1,443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1950" calcext:value-type="float">
            <text:p>1,950</text:p>
          </table:table-cell>
          <table:table-cell table:style-name="ce4" office:value-type="string" calcext:value-type="string">
            <text:p>74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公館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60" calcext:value-type="float">
            <text:p>1,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0" calcext:value-type="float">
            <text:p>1,56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114" calcext:value-type="float">
            <text:p>2,114</text:p>
          </table:table-cell>
          <table:table-cell table:style-name="ce4" office:value-type="string" calcext:value-type="string">
            <text:p>73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泰安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382" calcext:value-type="float">
            <text:p>1,382</text:p>
          </table:table-cell>
          <table:table-cell table:style-name="ce4" office:value-type="string" calcext:value-type="string">
            <text:p>74.1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神岡區</text:p>
          </table:table-cell>
          <table:table-cell table:style-name="ce2"/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4944" calcext:value-type="float">
            <text:p>14,94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11969" calcext:value-type="float">
            <text:p>11,969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9464" calcext:value-type="float">
            <text:p>9,46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9105" calcext:value-type="float">
            <text:p>39,105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40054" calcext:value-type="float">
            <text:p>40,0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54" calcext:value-type="float">
            <text:p>40,054</text:p>
          </table:table-cell>
          <table:table-cell table:style-name="ce3" office:value-type="float" office:value="13529" calcext:value-type="float">
            <text:p>13,529</text:p>
          </table:table-cell>
          <table:table-cell table:style-name="ce3" office:value-type="float" office:value="53583" calcext:value-type="float">
            <text:p>53,583</text:p>
          </table:table-cell>
          <table:table-cell table:style-name="ce4" office:value-type="string" calcext:value-type="string">
            <text:p>74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神岡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95" calcext:value-type="float">
            <text:p>2,19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241" calcext:value-type="float">
            <text:p>2,2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1" calcext:value-type="float">
            <text:p>2,241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3073" calcext:value-type="float">
            <text:p>3,073</text:p>
          </table:table-cell>
          <table:table-cell table:style-name="ce4" office:value-type="string" calcext:value-type="string">
            <text:p>72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庄前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94" calcext:value-type="float">
            <text:p>1,69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719" calcext:value-type="float">
            <text:p>1,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9" calcext:value-type="float">
            <text:p>1,719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2214" calcext:value-type="float">
            <text:p>2,214</text:p>
          </table:table-cell>
          <table:table-cell table:style-name="ce4" office:value-type="string" calcext:value-type="string">
            <text:p>77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庄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28" calcext:value-type="float">
            <text:p>1,92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962" calcext:value-type="float">
            <text:p>1,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2" calcext:value-type="float">
            <text:p>1,962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549" calcext:value-type="float">
            <text:p>2,549</text:p>
          </table:table-cell>
          <table:table-cell table:style-name="ce4" office:value-type="string" calcext:value-type="string">
            <text:p>76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庄後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16" calcext:value-type="float">
            <text:p>1,61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661" calcext:value-type="float">
            <text:p>1,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1" calcext:value-type="float">
            <text:p>1,661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2162" calcext:value-type="float">
            <text:p>2,162</text:p>
          </table:table-cell>
          <table:table-cell table:style-name="ce4" office:value-type="string" calcext:value-type="string">
            <text:p>76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圳前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48" calcext:value-type="float">
            <text:p>1,54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596" calcext:value-type="float">
            <text:p>1,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6" calcext:value-type="float">
            <text:p>1,596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191" calcext:value-type="float">
            <text:p>2,191</text:p>
          </table:table-cell>
          <table:table-cell table:style-name="ce4" office:value-type="string" calcext:value-type="string">
            <text:p>72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圳堵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83" calcext:value-type="float">
            <text:p>1,48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525" calcext:value-type="float">
            <text:p>1,5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5" calcext:value-type="float">
            <text:p>1,525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038" calcext:value-type="float">
            <text:p>2,038</text:p>
          </table:table-cell>
          <table:table-cell table:style-name="ce4" office:value-type="string" calcext:value-type="string">
            <text:p>74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75" calcext:value-type="float">
            <text:p>2,77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868" calcext:value-type="float">
            <text:p>2,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8" calcext:value-type="float">
            <text:p>2,868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4007" calcext:value-type="float">
            <text:p>4,007</text:p>
          </table:table-cell>
          <table:table-cell table:style-name="ce4" office:value-type="string" calcext:value-type="string">
            <text:p>71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山皮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981" calcext:value-type="float">
            <text:p>981</text:p>
          </table:table-cell>
          <table:table-cell table:style-name="ce4" office:value-type="string" calcext:value-type="string">
            <text:p>76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社口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66" calcext:value-type="float">
            <text:p>2,06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565" calcext:value-type="float">
            <text:p>1,56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15" calcext:value-type="float">
            <text:p>1,4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421" calcext:value-type="float">
            <text:p>5,42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548" calcext:value-type="float">
            <text:p>5,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8" calcext:value-type="float">
            <text:p>5,548</text:p>
          </table:table-cell>
          <table:table-cell table:style-name="ce3" office:value-type="float" office:value="1927" calcext:value-type="float">
            <text:p>1,927</text:p>
          </table:table-cell>
          <table:table-cell table:style-name="ce3" office:value-type="float" office:value="7475" calcext:value-type="float">
            <text:p>7,475</text:p>
          </table:table-cell>
          <table:table-cell table:style-name="ce4" office:value-type="string" calcext:value-type="string">
            <text:p>74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社南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63" calcext:value-type="float">
            <text:p>1,063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781" calcext:value-type="float">
            <text:p>3,78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855" calcext:value-type="float">
            <text:p>3,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5" calcext:value-type="float">
            <text:p>3,855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5097" calcext:value-type="float">
            <text:p>5,097</text:p>
          </table:table-cell>
          <table:table-cell table:style-name="ce4" office:value-type="string" calcext:value-type="string">
            <text:p>75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角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22" calcext:value-type="float">
            <text:p>1,92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963" calcext:value-type="float">
            <text:p>1,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3" calcext:value-type="float">
            <text:p>1,963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556" calcext:value-type="float">
            <text:p>2,556</text:p>
          </table:table-cell>
          <table:table-cell table:style-name="ce4" office:value-type="string" calcext:value-type="string">
            <text:p>76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社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17" calcext:value-type="float">
            <text:p>3,11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172" calcext:value-type="float">
            <text:p>3,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2" calcext:value-type="float">
            <text:p>3,172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4369" calcext:value-type="float">
            <text:p>4,369</text:p>
          </table:table-cell>
          <table:table-cell table:style-name="ce4" office:value-type="string" calcext:value-type="string">
            <text:p>72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岸裡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64" calcext:value-type="float">
            <text:p>2,06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100" calcext:value-type="float">
            <text:p>2,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0" calcext:value-type="float">
            <text:p>2,10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775" calcext:value-type="float">
            <text:p>2,775</text:p>
          </table:table-cell>
          <table:table-cell table:style-name="ce4" office:value-type="string" calcext:value-type="string">
            <text:p>75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洲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49" calcext:value-type="float">
            <text:p>1,94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031" calcext:value-type="float">
            <text:p>5,03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155" calcext:value-type="float">
            <text:p>5,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55" calcext:value-type="float">
            <text:p>5,155</text:p>
          </table:table-cell>
          <table:table-cell table:style-name="ce3" office:value-type="float" office:value="1794" calcext:value-type="float">
            <text:p>1,794</text:p>
          </table:table-cell>
          <table:table-cell table:style-name="ce3" office:value-type="float" office:value="6949" calcext:value-type="float">
            <text:p>6,949</text:p>
          </table:table-cell>
          <table:table-cell table:style-name="ce4" office:value-type="string" calcext:value-type="string">
            <text:p>74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神洲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06" calcext:value-type="float">
            <text:p>1,80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858" calcext:value-type="float">
            <text:p>1,8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8" calcext:value-type="float">
            <text:p>1,858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436" calcext:value-type="float">
            <text:p>2,436</text:p>
          </table:table-cell>
          <table:table-cell table:style-name="ce4" office:value-type="string" calcext:value-type="string">
            <text:p>76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溪洲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08" calcext:value-type="float">
            <text:p>2,00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077" calcext:value-type="float">
            <text:p>2,0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7" calcext:value-type="float">
            <text:p>2,077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711" calcext:value-type="float">
            <text:p>2,711</text:p>
          </table:table-cell>
          <table:table-cell table:style-name="ce4" office:value-type="string" calcext:value-type="string">
            <text:p>76.6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大雅區</text:p>
          </table:table-cell>
          <table:table-cell table:style-name="ce2"/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8164" calcext:value-type="float">
            <text:p>18,164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19257" calcext:value-type="float">
            <text:p>19,257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4442" calcext:value-type="float">
            <text:p>14,44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55817" calcext:value-type="float">
            <text:p>55,817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57012" calcext:value-type="float">
            <text:p>57,0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7032" calcext:value-type="float">
            <text:p>57,032</text:p>
          </table:table-cell>
          <table:table-cell table:style-name="ce3" office:value-type="float" office:value="20267" calcext:value-type="float">
            <text:p>20,267</text:p>
          </table:table-cell>
          <table:table-cell table:style-name="ce3" office:value-type="float" office:value="77299" calcext:value-type="float">
            <text:p>77,299</text:p>
          </table:table-cell>
          <table:table-cell table:style-name="ce4" office:value-type="string" calcext:value-type="string">
            <text:p>73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雅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325" calcext:value-type="float">
            <text:p>1,32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244" calcext:value-type="float">
            <text:p>4,24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4323" calcext:value-type="float">
            <text:p>4,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23" calcext:value-type="float">
            <text:p>4,323</text:p>
          </table:table-cell>
          <table:table-cell table:style-name="ce3" office:value-type="float" office:value="1699" calcext:value-type="float">
            <text:p>1,699</text:p>
          </table:table-cell>
          <table:table-cell table:style-name="ce3" office:value-type="float" office:value="6022" calcext:value-type="float">
            <text:p>6,022</text:p>
          </table:table-cell>
          <table:table-cell table:style-name="ce4" office:value-type="string" calcext:value-type="string">
            <text:p>71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雅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156" calcext:value-type="float">
            <text:p>1,15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46" calcext:value-type="float">
            <text:p>3,14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203" calcext:value-type="float">
            <text:p>3,2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3" calcext:value-type="float">
            <text:p>3,203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4233" calcext:value-type="float">
            <text:p>4,233</text:p>
          </table:table-cell>
          <table:table-cell table:style-name="ce4" office:value-type="string" calcext:value-type="string">
            <text:p>75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雅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87" calcext:value-type="float">
            <text:p>1,28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214" calcext:value-type="float">
            <text:p>4,21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290" calcext:value-type="float">
            <text:p>4,2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0" calcext:value-type="float">
            <text:p>4,290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5879" calcext:value-type="float">
            <text:p>5,879</text:p>
          </table:table-cell>
          <table:table-cell table:style-name="ce4" office:value-type="string" calcext:value-type="string">
            <text:p>72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53" calcext:value-type="float">
            <text:p>3,853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944" calcext:value-type="float">
            <text:p>3,9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46" calcext:value-type="float">
            <text:p>3,946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5237" calcext:value-type="float">
            <text:p>5,237</text:p>
          </table:table-cell>
          <table:table-cell table:style-name="ce4" office:value-type="string" calcext:value-type="string">
            <text:p>75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二和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64" calcext:value-type="float">
            <text:p>1,3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473" calcext:value-type="float">
            <text:p>1,47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32" calcext:value-type="float">
            <text:p>4,33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4414" calcext:value-type="float">
            <text:p>4,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4" calcext:value-type="float">
            <text:p>4,414</text:p>
          </table:table-cell>
          <table:table-cell table:style-name="ce3" office:value-type="float" office:value="1559" calcext:value-type="float">
            <text:p>1,559</text:p>
          </table:table-cell>
          <table:table-cell table:style-name="ce3" office:value-type="float" office:value="5973" calcext:value-type="float">
            <text:p>5,973</text:p>
          </table:table-cell>
          <table:table-cell table:style-name="ce4" office:value-type="string" calcext:value-type="string">
            <text:p>73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四德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72" calcext:value-type="float">
            <text:p>3,27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329" calcext:value-type="float">
            <text:p>3,3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9" calcext:value-type="float">
            <text:p>3,329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4435" calcext:value-type="float">
            <text:p>4,435</text:p>
          </table:table-cell>
          <table:table-cell table:style-name="ce4" office:value-type="string" calcext:value-type="string">
            <text:p>75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寶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87" calcext:value-type="float">
            <text:p>3,287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371" calcext:value-type="float">
            <text:p>3,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1" calcext:value-type="float">
            <text:p>3,371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4706" calcext:value-type="float">
            <text:p>4,706</text:p>
          </table:table-cell>
          <table:table-cell table:style-name="ce4" office:value-type="string" calcext:value-type="string">
            <text:p>71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楓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12" calcext:value-type="float">
            <text:p>1,6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617" calcext:value-type="float">
            <text:p>4,61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714" calcext:value-type="float">
            <text:p>4,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4" calcext:value-type="float">
            <text:p>4,714</text:p>
          </table:table-cell>
          <table:table-cell table:style-name="ce3" office:value-type="float" office:value="1576" calcext:value-type="float">
            <text:p>1,576</text:p>
          </table:table-cell>
          <table:table-cell table:style-name="ce3" office:value-type="float" office:value="6290" calcext:value-type="float">
            <text:p>6,290</text:p>
          </table:table-cell>
          <table:table-cell table:style-name="ce4" office:value-type="string" calcext:value-type="string">
            <text:p>74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楓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12" calcext:value-type="float">
            <text:p>1,2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91" calcext:value-type="float">
            <text:p>3,491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575" calcext:value-type="float">
            <text:p>3,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5" calcext:value-type="float">
            <text:p>3,575</text:p>
          </table:table-cell>
          <table:table-cell table:style-name="ce3" office:value-type="float" office:value="1355" calcext:value-type="float">
            <text:p>1,355</text:p>
          </table:table-cell>
          <table:table-cell table:style-name="ce3" office:value-type="float" office:value="4930" calcext:value-type="float">
            <text:p>4,930</text:p>
          </table:table-cell>
          <table:table-cell table:style-name="ce4" office:value-type="string" calcext:value-type="string">
            <text:p>72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雅楓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879" calcext:value-type="float">
            <text:p>879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68" calcext:value-type="float">
            <text:p>2,36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426" calcext:value-type="float">
            <text:p>2,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6" calcext:value-type="float">
            <text:p>2,426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3419" calcext:value-type="float">
            <text:p>3,419</text:p>
          </table:table-cell>
          <table:table-cell table:style-name="ce4" office:value-type="string" calcext:value-type="string">
            <text:p>70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員林里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35" calcext:value-type="float">
            <text:p>2,33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126" calcext:value-type="float">
            <text:p>2,1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30" calcext:value-type="float">
            <text:p>1,8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795" calcext:value-type="float">
            <text:p>6,795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6952" calcext:value-type="float">
            <text:p>6,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52" calcext:value-type="float">
            <text:p>6,952</text:p>
          </table:table-cell>
          <table:table-cell table:style-name="ce3" office:value-type="float" office:value="2194" calcext:value-type="float">
            <text:p>2,194</text:p>
          </table:table-cell>
          <table:table-cell table:style-name="ce3" office:value-type="float" office:value="9146" calcext:value-type="float">
            <text:p>9,146</text:p>
          </table:table-cell>
          <table:table-cell table:style-name="ce4" office:value-type="string" calcext:value-type="string">
            <text:p>76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六寶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226" calcext:value-type="float">
            <text:p>4,226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4311" calcext:value-type="float">
            <text:p>4,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1" calcext:value-type="float">
            <text:p>4,311</text:p>
          </table:table-cell>
          <table:table-cell table:style-name="ce3" office:value-type="float" office:value="1681" calcext:value-type="float">
            <text:p>1,681</text:p>
          </table:table-cell>
          <table:table-cell table:style-name="ce3" office:value-type="float" office:value="5992" calcext:value-type="float">
            <text:p>5,992</text:p>
          </table:table-cell>
          <table:table-cell table:style-name="ce4" office:value-type="string" calcext:value-type="string">
            <text:p>71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秀山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29" calcext:value-type="float">
            <text:p>2,42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489" calcext:value-type="float">
            <text:p>2,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9" calcext:value-type="float">
            <text:p>2,489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3289" calcext:value-type="float">
            <text:p>3,289</text:p>
          </table:table-cell>
          <table:table-cell table:style-name="ce4" office:value-type="string" calcext:value-type="string">
            <text:p>75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橫山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10" calcext:value-type="float">
            <text:p>3,11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181" calcext:value-type="float">
            <text:p>3,18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99" calcext:value-type="float">
            <text:p>3,199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4207" calcext:value-type="float">
            <text:p>4,207</text:p>
          </table:table-cell>
          <table:table-cell table:style-name="ce4" office:value-type="string" calcext:value-type="string">
            <text:p>75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395" calcext:value-type="float">
            <text:p>1,395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33" calcext:value-type="float">
            <text:p>2,43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490" calcext:value-type="float">
            <text:p>2,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0" calcext:value-type="float">
            <text:p>2,490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3541" calcext:value-type="float">
            <text:p>3,541</text:p>
          </table:table-cell>
          <table:table-cell table:style-name="ce4" office:value-type="string" calcext:value-type="string">
            <text:p>70.3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潭子區</text:p>
          </table:table-cell>
          <table:table-cell table:style-name="ce2"/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2287" calcext:value-type="float">
            <text:p>22,28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721" calcext:value-type="float">
            <text:p>1,721</text:p>
          </table:table-cell>
          <table:table-cell table:style-name="ce3" office:value-type="float" office:value="22125" calcext:value-type="float">
            <text:p>22,125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6554" calcext:value-type="float">
            <text:p>16,55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5599" calcext:value-type="float">
            <text:p>65,599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66784" calcext:value-type="float">
            <text:p>66,78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6799" calcext:value-type="float">
            <text:p>66,799</text:p>
          </table:table-cell>
          <table:table-cell table:style-name="ce3" office:value-type="float" office:value="23187" calcext:value-type="float">
            <text:p>23,187</text:p>
          </table:table-cell>
          <table:table-cell table:style-name="ce3" office:value-type="float" office:value="89986" calcext:value-type="float">
            <text:p>89,986</text:p>
          </table:table-cell>
          <table:table-cell table:style-name="ce4" office:value-type="string" calcext:value-type="string">
            <text:p>74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潭秀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207" calcext:value-type="float">
            <text:p>1,207</text:p>
          </table:table-cell>
          <table:table-cell table:style-name="ce4" office:value-type="string" calcext:value-type="string">
            <text:p>77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潭北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789" calcext:value-type="float">
            <text:p>1,78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831" calcext:value-type="float">
            <text:p>1,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1" calcext:value-type="float">
            <text:p>1,831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430" calcext:value-type="float">
            <text:p>2,430</text:p>
          </table:table-cell>
          <table:table-cell table:style-name="ce4" office:value-type="string" calcext:value-type="string">
            <text:p>75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潭陽里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01" calcext:value-type="float">
            <text:p>2,60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543" calcext:value-type="float">
            <text:p>2,54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97" calcext:value-type="float">
            <text:p>1,8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645" calcext:value-type="float">
            <text:p>7,645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7758" calcext:value-type="float">
            <text:p>7,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8" calcext:value-type="float">
            <text:p>7,758</text:p>
          </table:table-cell>
          <table:table-cell table:style-name="ce3" office:value-type="float" office:value="2814" calcext:value-type="float">
            <text:p>2,814</text:p>
          </table:table-cell>
          <table:table-cell table:style-name="ce3" office:value-type="float" office:value="10572" calcext:value-type="float">
            <text:p>10,572</text:p>
          </table:table-cell>
          <table:table-cell table:style-name="ce4" office:value-type="string" calcext:value-type="string">
            <text:p>73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仁里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62" calcext:value-type="float">
            <text:p>2,36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708" calcext:value-type="float">
            <text:p>2,70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98" calcext:value-type="float">
            <text:p>1,8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529" calcext:value-type="float">
            <text:p>7,529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7660" calcext:value-type="float">
            <text:p>7,6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0" calcext:value-type="float">
            <text:p>7,660</text:p>
          </table:table-cell>
          <table:table-cell table:style-name="ce3" office:value-type="float" office:value="2821" calcext:value-type="float">
            <text:p>2,821</text:p>
          </table:table-cell>
          <table:table-cell table:style-name="ce3" office:value-type="float" office:value="10481" calcext:value-type="float">
            <text:p>10,481</text:p>
          </table:table-cell>
          <table:table-cell table:style-name="ce4" office:value-type="string" calcext:value-type="string">
            <text:p>73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頭家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98" calcext:value-type="float">
            <text:p>3,89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963" calcext:value-type="float">
            <text:p>3,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63" calcext:value-type="float">
            <text:p>3,963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5267" calcext:value-type="float">
            <text:p>5,267</text:p>
          </table:table-cell>
          <table:table-cell table:style-name="ce4" office:value-type="string" calcext:value-type="string">
            <text:p>75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頭家東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06" calcext:value-type="float">
            <text:p>3,10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150" calcext:value-type="float">
            <text:p>3,1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51" calcext:value-type="float">
            <text:p>3,151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4239" calcext:value-type="float">
            <text:p>4,239</text:p>
          </table:table-cell>
          <table:table-cell table:style-name="ce4" office:value-type="string" calcext:value-type="string">
            <text:p>74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家興里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92" calcext:value-type="float">
            <text:p>1,4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789" calcext:value-type="float">
            <text:p>1,78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964" calcext:value-type="float">
            <text:p>4,96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5048" calcext:value-type="float">
            <text:p>5,0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49" calcext:value-type="float">
            <text:p>5,049</text:p>
          </table:table-cell>
          <table:table-cell table:style-name="ce3" office:value-type="float" office:value="1712" calcext:value-type="float">
            <text:p>1,712</text:p>
          </table:table-cell>
          <table:table-cell table:style-name="ce3" office:value-type="float" office:value="6761" calcext:value-type="float">
            <text:p>6,761</text:p>
          </table:table-cell>
          <table:table-cell table:style-name="ce4" office:value-type="string" calcext:value-type="string">
            <text:p>74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家福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24" calcext:value-type="float">
            <text:p>3,424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505" calcext:value-type="float">
            <text:p>3,5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06" calcext:value-type="float">
            <text:p>3,506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4586" calcext:value-type="float">
            <text:p>4,586</text:p>
          </table:table-cell>
          <table:table-cell table:style-name="ce4" office:value-type="string" calcext:value-type="string">
            <text:p>76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甘蔗里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80" calcext:value-type="float">
            <text:p>2,08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364" calcext:value-type="float">
            <text:p>2,36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42" calcext:value-type="float">
            <text:p>1,84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780" calcext:value-type="float">
            <text:p>6,78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6909" calcext:value-type="float">
            <text:p>6,9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09" calcext:value-type="float">
            <text:p>6,909</text:p>
          </table:table-cell>
          <table:table-cell table:style-name="ce3" office:value-type="float" office:value="2379" calcext:value-type="float">
            <text:p>2,379</text:p>
          </table:table-cell>
          <table:table-cell table:style-name="ce3" office:value-type="float" office:value="9288" calcext:value-type="float">
            <text:p>9,288</text:p>
          </table:table-cell>
          <table:table-cell table:style-name="ce4" office:value-type="string" calcext:value-type="string">
            <text:p>74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寶里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84" calcext:value-type="float">
            <text:p>3,0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860" calcext:value-type="float">
            <text:p>2,86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27" calcext:value-type="float">
            <text:p>2,1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629" calcext:value-type="float">
            <text:p>8,629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8763" calcext:value-type="float">
            <text:p>8,76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774" calcext:value-type="float">
            <text:p>8,774</text:p>
          </table:table-cell>
          <table:table-cell table:style-name="ce3" office:value-type="float" office:value="3031" calcext:value-type="float">
            <text:p>3,031</text:p>
          </table:table-cell>
          <table:table-cell table:style-name="ce3" office:value-type="float" office:value="11805" calcext:value-type="float">
            <text:p>11,805</text:p>
          </table:table-cell>
          <table:table-cell table:style-name="ce4" office:value-type="string" calcext:value-type="string">
            <text:p>74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富里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45" calcext:value-type="float">
            <text:p>2,14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206" calcext:value-type="float">
            <text:p>2,2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6" calcext:value-type="float">
            <text:p>2,206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881" calcext:value-type="float">
            <text:p>2,881</text:p>
          </table:table-cell>
          <table:table-cell table:style-name="ce4" office:value-type="string" calcext:value-type="string">
            <text:p>76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豐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370" calcext:value-type="float">
            <text:p>1,37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67" calcext:value-type="float">
            <text:p>4,467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526" calcext:value-type="float">
            <text:p>4,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26" calcext:value-type="float">
            <text:p>4,526</text:p>
          </table:table-cell>
          <table:table-cell table:style-name="ce3" office:value-type="float" office:value="1467" calcext:value-type="float">
            <text:p>1,467</text:p>
          </table:table-cell>
          <table:table-cell table:style-name="ce3" office:value-type="float" office:value="5993" calcext:value-type="float">
            <text:p>5,993</text:p>
          </table:table-cell>
          <table:table-cell table:style-name="ce4" office:value-type="string" calcext:value-type="string">
            <text:p>75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栗林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47" calcext:value-type="float">
            <text:p>1,3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90" calcext:value-type="float">
            <text:p>3,59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654" calcext:value-type="float">
            <text:p>3,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4" calcext:value-type="float">
            <text:p>3,654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4824" calcext:value-type="float">
            <text:p>4,824</text:p>
          </table:table-cell>
          <table:table-cell table:style-name="ce4" office:value-type="string" calcext:value-type="string">
            <text:p>75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嘉仁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74" calcext:value-type="float">
            <text:p>2,87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941" calcext:value-type="float">
            <text:p>2,9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1" calcext:value-type="float">
            <text:p>2,941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3932" calcext:value-type="float">
            <text:p>3,932</text:p>
          </table:table-cell>
          <table:table-cell table:style-name="ce4" office:value-type="string" calcext:value-type="string">
            <text:p>74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田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2" calcext:value-type="float">
            <text:p>22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489" calcext:value-type="float">
            <text:p>1,489</text:p>
          </table:table-cell>
          <table:table-cell table:style-name="ce4" office:value-type="string" calcext:value-type="string">
            <text:p>74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聚興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75" calcext:value-type="float">
            <text:p>2,77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833" calcext:value-type="float">
            <text:p>2,8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34" calcext:value-type="float">
            <text:p>2,834</text:p>
          </table:table-cell>
          <table:table-cell table:style-name="ce3" office:value-type="float" office:value="1397" calcext:value-type="float">
            <text:p>1,397</text:p>
          </table:table-cell>
          <table:table-cell table:style-name="ce3" office:value-type="float" office:value="4231" calcext:value-type="float">
            <text:p>4,231</text:p>
          </table:table-cell>
          <table:table-cell table:style-name="ce4" office:value-type="string" calcext:value-type="string">
            <text:p>66.9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西屯區</text:p>
          </table:table-cell>
          <table:table-cell table:style-name="ce2"/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3637" calcext:value-type="float">
            <text:p>43,637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051" calcext:value-type="float">
            <text:p>4,051</text:p>
          </table:table-cell>
          <table:table-cell table:style-name="ce3" office:value-type="float" office:value="48267" calcext:value-type="float">
            <text:p>48,267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34702" calcext:value-type="float">
            <text:p>34,70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36766" calcext:value-type="float">
            <text:p>136,766</text:p>
          </table:table-cell>
          <table:table-cell table:style-name="ce3" office:value-type="float" office:value="1988" calcext:value-type="float">
            <text:p>1,988</text:p>
          </table:table-cell>
          <table:table-cell table:style-name="ce3" office:value-type="float" office:value="138754" calcext:value-type="float">
            <text:p>138,7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8757" calcext:value-type="float">
            <text:p>138,757</text:p>
          </table:table-cell>
          <table:table-cell table:style-name="ce3" office:value-type="float" office:value="50635" calcext:value-type="float">
            <text:p>50,635</text:p>
          </table:table-cell>
          <table:table-cell table:style-name="ce3" office:value-type="float" office:value="189392" calcext:value-type="float">
            <text:p>189,392</text:p>
          </table:table-cell>
          <table:table-cell table:style-name="ce4" office:value-type="string" calcext:value-type="string">
            <text:p>73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32" calcext:value-type="float">
            <text:p>4,03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080" calcext:value-type="float">
            <text:p>4,0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82" calcext:value-type="float">
            <text:p>4,082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5428" calcext:value-type="float">
            <text:p>5,428</text:p>
          </table:table-cell>
          <table:table-cell table:style-name="ce4" office:value-type="string" calcext:value-type="string">
            <text:p>75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至善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81" calcext:value-type="float">
            <text:p>3,18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223" calcext:value-type="float">
            <text:p>3,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3" calcext:value-type="float">
            <text:p>3,223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4335" calcext:value-type="float">
            <text:p>4,335</text:p>
          </table:table-cell>
          <table:table-cell table:style-name="ce4" office:value-type="string" calcext:value-type="string">
            <text:p>74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343" calcext:value-type="float">
            <text:p>3,34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391" calcext:value-type="float">
            <text:p>3,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1" calcext:value-type="float">
            <text:p>3,391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4842" calcext:value-type="float">
            <text:p>4,842</text:p>
          </table:table-cell>
          <table:table-cell table:style-name="ce4" office:value-type="string" calcext:value-type="string">
            <text:p>70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墩里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01" calcext:value-type="float">
            <text:p>1,6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409" calcext:value-type="float">
            <text:p>1,4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15" calcext:value-type="float">
            <text:p>4,515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4589" calcext:value-type="float">
            <text:p>4,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9" calcext:value-type="float">
            <text:p>4,589</text:p>
          </table:table-cell>
          <table:table-cell table:style-name="ce3" office:value-type="float" office:value="1503" calcext:value-type="float">
            <text:p>1,503</text:p>
          </table:table-cell>
          <table:table-cell table:style-name="ce3" office:value-type="float" office:value="6092" calcext:value-type="float">
            <text:p>6,092</text:p>
          </table:table-cell>
          <table:table-cell table:style-name="ce4" office:value-type="string" calcext:value-type="string">
            <text:p>75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潮洋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419" calcext:value-type="float">
            <text:p>1,4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243" calcext:value-type="float">
            <text:p>4,24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309" calcext:value-type="float">
            <text:p>4,3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10" calcext:value-type="float">
            <text:p>4,310</text:p>
          </table:table-cell>
          <table:table-cell table:style-name="ce3" office:value-type="float" office:value="2466" calcext:value-type="float">
            <text:p>2,466</text:p>
          </table:table-cell>
          <table:table-cell table:style-name="ce3" office:value-type="float" office:value="6776" calcext:value-type="float">
            <text:p>6,776</text:p>
          </table:table-cell>
          <table:table-cell table:style-name="ce4" office:value-type="string" calcext:value-type="string">
            <text:p>63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2" calcext:value-type="float">
            <text:p>17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004" calcext:value-type="float">
            <text:p>1,004</text:p>
          </table:table-cell>
          <table:table-cell table:style-name="ce4" office:value-type="string" calcext:value-type="string">
            <text:p>75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惠來里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16" calcext:value-type="float">
            <text:p>3,51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4058" calcext:value-type="float">
            <text:p>4,05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73" calcext:value-type="float">
            <text:p>2,5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960" calcext:value-type="float">
            <text:p>10,96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1086" calcext:value-type="float">
            <text:p>11,0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86" calcext:value-type="float">
            <text:p>11,086</text:p>
          </table:table-cell>
          <table:table-cell table:style-name="ce3" office:value-type="float" office:value="4299" calcext:value-type="float">
            <text:p>4,299</text:p>
          </table:table-cell>
          <table:table-cell table:style-name="ce3" office:value-type="float" office:value="15385" calcext:value-type="float">
            <text:p>15,385</text:p>
          </table:table-cell>
          <table:table-cell table:style-name="ce4" office:value-type="string" calcext:value-type="string">
            <text:p>72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石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242" calcext:value-type="float">
            <text:p>1,2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637" calcext:value-type="float">
            <text:p>3,63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676" calcext:value-type="float">
            <text:p>3,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6" calcext:value-type="float">
            <text:p>3,676</text:p>
          </table:table-cell>
          <table:table-cell table:style-name="ce3" office:value-type="float" office:value="1337" calcext:value-type="float">
            <text:p>1,337</text:p>
          </table:table-cell>
          <table:table-cell table:style-name="ce3" office:value-type="float" office:value="5013" calcext:value-type="float">
            <text:p>5,013</text:p>
          </table:table-cell>
          <table:table-cell table:style-name="ce4" office:value-type="string" calcext:value-type="string">
            <text:p>73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安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03" calcext:value-type="float">
            <text:p>3,80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860" calcext:value-type="float">
            <text:p>3,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60" calcext:value-type="float">
            <text:p>3,860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5206" calcext:value-type="float">
            <text:p>5,206</text:p>
          </table:table-cell>
          <table:table-cell table:style-name="ce4" office:value-type="string" calcext:value-type="string">
            <text:p>74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德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66" calcext:value-type="float">
            <text:p>2,96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008" calcext:value-type="float">
            <text:p>3,0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8" calcext:value-type="float">
            <text:p>3,008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4074" calcext:value-type="float">
            <text:p>4,074</text:p>
          </table:table-cell>
          <table:table-cell table:style-name="ce4" office:value-type="string" calcext:value-type="string">
            <text:p>73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逢甲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92" calcext:value-type="float">
            <text:p>3,29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334" calcext:value-type="float">
            <text:p>3,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4" calcext:value-type="float">
            <text:p>3,334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4583" calcext:value-type="float">
            <text:p>4,583</text:p>
          </table:table-cell>
          <table:table-cell table:style-name="ce4" office:value-type="string" calcext:value-type="string">
            <text:p>72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逢福里</text:p>
          </table:table-cell>
          <table:table-cell table:number-columns-repeated="2" table:style-name="ce3" office:value-type="float" office:value="35" calcext:value-type="float">
            <text:p>3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449" calcext:value-type="float">
            <text:p>1,4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23" calcext:value-type="float">
            <text:p>3,82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885" calcext:value-type="float">
            <text:p>3,8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5" calcext:value-type="float">
            <text:p>3,885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5203" calcext:value-type="float">
            <text:p>5,203</text:p>
          </table:table-cell>
          <table:table-cell table:style-name="ce4" office:value-type="string" calcext:value-type="string">
            <text:p>74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鵬程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03" calcext:value-type="float">
            <text:p>1,80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22" calcext:value-type="float">
            <text:p>1,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2" calcext:value-type="float">
            <text:p>1,822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487" calcext:value-type="float">
            <text:p>2,487</text:p>
          </table:table-cell>
          <table:table-cell table:style-name="ce4" office:value-type="string" calcext:value-type="string">
            <text:p>73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何厝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00" calcext:value-type="float">
            <text:p>2,20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231" calcext:value-type="float">
            <text:p>2,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1" calcext:value-type="float">
            <text:p>2,231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3100" calcext:value-type="float">
            <text:p>3,100</text:p>
          </table:table-cell>
          <table:table-cell table:style-name="ce4" office:value-type="string" calcext:value-type="string">
            <text:p>71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何明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33" calcext:value-type="float">
            <text:p>2,5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567" calcext:value-type="float">
            <text:p>2,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7" calcext:value-type="float">
            <text:p>2,567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3394" calcext:value-type="float">
            <text:p>3,394</text:p>
          </table:table-cell>
          <table:table-cell table:style-name="ce4" office:value-type="string" calcext:value-type="string">
            <text:p>75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何南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16" calcext:value-type="float">
            <text:p>3,01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053" calcext:value-type="float">
            <text:p>3,0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3" calcext:value-type="float">
            <text:p>3,053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4028" calcext:value-type="float">
            <text:p>4,028</text:p>
          </table:table-cell>
          <table:table-cell table:style-name="ce4" office:value-type="string" calcext:value-type="string">
            <text:p>75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何成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48" calcext:value-type="float">
            <text:p>1,6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823" calcext:value-type="float">
            <text:p>1,8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112" calcext:value-type="float">
            <text:p>5,11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5180" calcext:value-type="float">
            <text:p>5,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80" calcext:value-type="float">
            <text:p>5,180</text:p>
          </table:table-cell>
          <table:table-cell table:style-name="ce3" office:value-type="float" office:value="1821" calcext:value-type="float">
            <text:p>1,821</text:p>
          </table:table-cell>
          <table:table-cell table:style-name="ce3" office:value-type="float" office:value="7001" calcext:value-type="float">
            <text:p>7,001</text:p>
          </table:table-cell>
          <table:table-cell table:style-name="ce4" office:value-type="string" calcext:value-type="string">
            <text:p>73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何安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51" calcext:value-type="float">
            <text:p>3,55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604" calcext:value-type="float">
            <text:p>3,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4" calcext:value-type="float">
            <text:p>3,604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4978" calcext:value-type="float">
            <text:p>4,978</text:p>
          </table:table-cell>
          <table:table-cell table:style-name="ce4" office:value-type="string" calcext:value-type="string">
            <text:p>72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何仁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401" calcext:value-type="float">
            <text:p>4,40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4469" calcext:value-type="float">
            <text:p>4,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69" calcext:value-type="float">
            <text:p>4,469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5989" calcext:value-type="float">
            <text:p>5,989</text:p>
          </table:table-cell>
          <table:table-cell table:style-name="ce4" office:value-type="string" calcext:value-type="string">
            <text:p>74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何德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92" calcext:value-type="float">
            <text:p>2,69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722" calcext:value-type="float">
            <text:p>2,7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2" calcext:value-type="float">
            <text:p>2,722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3608" calcext:value-type="float">
            <text:p>3,608</text:p>
          </table:table-cell>
          <table:table-cell table:style-name="ce4" office:value-type="string" calcext:value-type="string">
            <text:p>75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何福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55" calcext:value-type="float">
            <text:p>3,15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195" calcext:value-type="float">
            <text:p>3,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5" calcext:value-type="float">
            <text:p>3,195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4216" calcext:value-type="float">
            <text:p>4,216</text:p>
          </table:table-cell>
          <table:table-cell table:style-name="ce4" office:value-type="string" calcext:value-type="string">
            <text:p>75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何源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698" calcext:value-type="float">
            <text:p>1,69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746" calcext:value-type="float">
            <text:p>4,74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4798" calcext:value-type="float">
            <text:p>4,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98" calcext:value-type="float">
            <text:p>4,798</text:p>
          </table:table-cell>
          <table:table-cell table:style-name="ce3" office:value-type="float" office:value="1679" calcext:value-type="float">
            <text:p>1,679</text:p>
          </table:table-cell>
          <table:table-cell table:style-name="ce3" office:value-type="float" office:value="6477" calcext:value-type="float">
            <text:p>6,477</text:p>
          </table:table-cell>
          <table:table-cell table:style-name="ce4" office:value-type="string" calcext:value-type="string">
            <text:p>74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河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74" calcext:value-type="float">
            <text:p>2,87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922" calcext:value-type="float">
            <text:p>2,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2" calcext:value-type="float">
            <text:p>2,922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3771" calcext:value-type="float">
            <text:p>3,771</text:p>
          </table:table-cell>
          <table:table-cell table:style-name="ce4" office:value-type="string" calcext:value-type="string">
            <text:p>77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石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585" calcext:value-type="float">
            <text:p>1,58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612" calcext:value-type="float">
            <text:p>1,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2" calcext:value-type="float">
            <text:p>1,612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124" calcext:value-type="float">
            <text:p>2,124</text:p>
          </table:table-cell>
          <table:table-cell table:style-name="ce4" office:value-type="string" calcext:value-type="string">
            <text:p>75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福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86" calcext:value-type="float">
            <text:p>2,18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224" calcext:value-type="float">
            <text:p>2,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4" calcext:value-type="float">
            <text:p>2,224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3222" calcext:value-type="float">
            <text:p>3,222</text:p>
          </table:table-cell>
          <table:table-cell table:style-name="ce4" office:value-type="string" calcext:value-type="string">
            <text:p>69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鵬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00" calcext:value-type="float">
            <text:p>3,30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353" calcext:value-type="float">
            <text:p>3,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53" calcext:value-type="float">
            <text:p>3,353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4574" calcext:value-type="float">
            <text:p>4,574</text:p>
          </table:table-cell>
          <table:table-cell table:style-name="ce4" office:value-type="string" calcext:value-type="string">
            <text:p>73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港尾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10" calcext:value-type="float">
            <text:p>3,61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677" calcext:value-type="float">
            <text:p>3,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7" calcext:value-type="float">
            <text:p>3,677</text:p>
          </table:table-cell>
          <table:table-cell table:style-name="ce3" office:value-type="float" office:value="1293" calcext:value-type="float">
            <text:p>1,293</text:p>
          </table:table-cell>
          <table:table-cell table:style-name="ce3" office:value-type="float" office:value="4970" calcext:value-type="float">
            <text:p>4,970</text:p>
          </table:table-cell>
          <table:table-cell table:style-name="ce4" office:value-type="string" calcext:value-type="string">
            <text:p>73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681" calcext:value-type="float">
            <text:p>1,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1" calcext:value-type="float">
            <text:p>1,681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2191" calcext:value-type="float">
            <text:p>2,191</text:p>
          </table:table-cell>
          <table:table-cell table:style-name="ce4" office:value-type="string" calcext:value-type="string">
            <text:p>76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林厝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460" calcext:value-type="float">
            <text:p>2,46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512" calcext:value-type="float">
            <text:p>2,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2" calcext:value-type="float">
            <text:p>2,512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395" calcext:value-type="float">
            <text:p>3,395</text:p>
          </table:table-cell>
          <table:table-cell table:style-name="ce4" office:value-type="string" calcext:value-type="string">
            <text:p>73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14" calcext:value-type="float">
            <text:p>2,6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001" calcext:value-type="float">
            <text:p>3,00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48" calcext:value-type="float">
            <text:p>2,5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838" calcext:value-type="float">
            <text:p>8,838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8960" calcext:value-type="float">
            <text:p>8,9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60" calcext:value-type="float">
            <text:p>8,960</text:p>
          </table:table-cell>
          <table:table-cell table:style-name="ce3" office:value-type="float" office:value="3549" calcext:value-type="float">
            <text:p>3,549</text:p>
          </table:table-cell>
          <table:table-cell table:style-name="ce3" office:value-type="float" office:value="12509" calcext:value-type="float">
            <text:p>12,509</text:p>
          </table:table-cell>
          <table:table-cell table:style-name="ce4" office:value-type="string" calcext:value-type="string">
            <text:p>71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50" calcext:value-type="float">
            <text:p>2,25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74" calcext:value-type="float">
            <text:p>2,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4" calcext:value-type="float">
            <text:p>2,274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995" calcext:value-type="float">
            <text:p>2,995</text:p>
          </table:table-cell>
          <table:table-cell table:style-name="ce4" office:value-type="string" calcext:value-type="string">
            <text:p>75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雅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196" calcext:value-type="float">
            <text:p>4,19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266" calcext:value-type="float">
            <text:p>4,2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6" calcext:value-type="float">
            <text:p>4,266</text:p>
          </table:table-cell>
          <table:table-cell table:style-name="ce3" office:value-type="float" office:value="1475" calcext:value-type="float">
            <text:p>1,475</text:p>
          </table:table-cell>
          <table:table-cell table:style-name="ce3" office:value-type="float" office:value="5741" calcext:value-type="float">
            <text:p>5,741</text:p>
          </table:table-cell>
          <table:table-cell table:style-name="ce4" office:value-type="string" calcext:value-type="string">
            <text:p>74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09" calcext:value-type="float">
            <text:p>1,6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980" calcext:value-type="float">
            <text:p>1,98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98" calcext:value-type="float">
            <text:p>1,5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656" calcext:value-type="float">
            <text:p>5,65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746" calcext:value-type="float">
            <text:p>5,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6" calcext:value-type="float">
            <text:p>5,746</text:p>
          </table:table-cell>
          <table:table-cell table:style-name="ce3" office:value-type="float" office:value="1977" calcext:value-type="float">
            <text:p>1,977</text:p>
          </table:table-cell>
          <table:table-cell table:style-name="ce3" office:value-type="float" office:value="7723" calcext:value-type="float">
            <text:p>7,723</text:p>
          </table:table-cell>
          <table:table-cell table:style-name="ce4" office:value-type="string" calcext:value-type="string">
            <text:p>74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瑞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69" calcext:value-type="float">
            <text:p>769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39" calcext:value-type="float">
            <text:p>2,03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69" calcext:value-type="float">
            <text:p>2,0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9" calcext:value-type="float">
            <text:p>2,069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2952" calcext:value-type="float">
            <text:p>2,952</text:p>
          </table:table-cell>
          <table:table-cell table:style-name="ce4" office:value-type="string" calcext:value-type="string">
            <text:p>70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聯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77" calcext:value-type="float">
            <text:p>2,17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222" calcext:value-type="float">
            <text:p>2,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2" calcext:value-type="float">
            <text:p>2,222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3307" calcext:value-type="float">
            <text:p>3,307</text:p>
          </table:table-cell>
          <table:table-cell table:style-name="ce4" office:value-type="string" calcext:value-type="string">
            <text:p>67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和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51" calcext:value-type="float">
            <text:p>3,05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108" calcext:value-type="float">
            <text:p>3,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8" calcext:value-type="float">
            <text:p>3,108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4215" calcext:value-type="float">
            <text:p>4,215</text:p>
          </table:table-cell>
          <table:table-cell table:style-name="ce4" office:value-type="string" calcext:value-type="string">
            <text:p>73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中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296" calcext:value-type="float">
            <text:p>2,29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334" calcext:value-type="float">
            <text:p>2,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4" calcext:value-type="float">
            <text:p>2,334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3163" calcext:value-type="float">
            <text:p>3,163</text:p>
          </table:table-cell>
          <table:table-cell table:style-name="ce4" office:value-type="string" calcext:value-type="string">
            <text:p>73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恩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76" calcext:value-type="float">
            <text:p>3,57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616" calcext:value-type="float">
            <text:p>3,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6" calcext:value-type="float">
            <text:p>3,616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4765" calcext:value-type="float">
            <text:p>4,765</text:p>
          </table:table-cell>
          <table:table-cell table:style-name="ce4" office:value-type="string" calcext:value-type="string">
            <text:p>75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協和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88" calcext:value-type="float">
            <text:p>3,288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342" calcext:value-type="float">
            <text:p>3,3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2" calcext:value-type="float">
            <text:p>3,342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4556" calcext:value-type="float">
            <text:p>4,556</text:p>
          </table:table-cell>
          <table:table-cell table:style-name="ce4" office:value-type="string" calcext:value-type="string">
            <text:p>73.3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南屯區</text:p>
          </table:table-cell>
          <table:table-cell table:style-name="ce2"/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5090" calcext:value-type="float">
            <text:p>35,09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943" calcext:value-type="float">
            <text:p>3,943</text:p>
          </table:table-cell>
          <table:table-cell table:style-name="ce3" office:value-type="float" office:value="36127" calcext:value-type="float">
            <text:p>36,127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7146" calcext:value-type="float">
            <text:p>27,14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06856" calcext:value-type="float">
            <text:p>106,856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108403" calcext:value-type="float">
            <text:p>108,40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8427" calcext:value-type="float">
            <text:p>108,427</text:p>
          </table:table-cell>
          <table:table-cell table:style-name="ce3" office:value-type="float" office:value="36171" calcext:value-type="float">
            <text:p>36,171</text:p>
          </table:table-cell>
          <table:table-cell table:style-name="ce3" office:value-type="float" office:value="144598" calcext:value-type="float">
            <text:p>144,598</text:p>
          </table:table-cell>
          <table:table-cell table:style-name="ce4" office:value-type="string" calcext:value-type="string">
            <text:p>74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屯里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93" calcext:value-type="float">
            <text:p>2,0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037" calcext:value-type="float">
            <text:p>2,03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02" calcext:value-type="float">
            <text:p>1,5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139" calcext:value-type="float">
            <text:p>6,13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6229" calcext:value-type="float">
            <text:p>6,2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237" calcext:value-type="float">
            <text:p>6,237</text:p>
          </table:table-cell>
          <table:table-cell table:style-name="ce3" office:value-type="float" office:value="2095" calcext:value-type="float">
            <text:p>2,095</text:p>
          </table:table-cell>
          <table:table-cell table:style-name="ce3" office:value-type="float" office:value="8332" calcext:value-type="float">
            <text:p>8,332</text:p>
          </table:table-cell>
          <table:table-cell table:style-name="ce4" office:value-type="string" calcext:value-type="string">
            <text:p>74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樂里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17" calcext:value-type="float">
            <text:p>3,0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869" calcext:value-type="float">
            <text:p>2,86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10" calcext:value-type="float">
            <text:p>2,0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607" calcext:value-type="float">
            <text:p>8,60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8717" calcext:value-type="float">
            <text:p>8,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17" calcext:value-type="float">
            <text:p>8,717</text:p>
          </table:table-cell>
          <table:table-cell table:style-name="ce3" office:value-type="float" office:value="2639" calcext:value-type="float">
            <text:p>2,639</text:p>
          </table:table-cell>
          <table:table-cell table:style-name="ce3" office:value-type="float" office:value="11356" calcext:value-type="float">
            <text:p>11,356</text:p>
          </table:table-cell>
          <table:table-cell table:style-name="ce4" office:value-type="string" calcext:value-type="string">
            <text:p>76.7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楓樹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61" calcext:value-type="float">
            <text:p>1,6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536" calcext:value-type="float">
            <text:p>1,53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629" calcext:value-type="float">
            <text:p>4,62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699" calcext:value-type="float">
            <text:p>4,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9" calcext:value-type="float">
            <text:p>4,699</text:p>
          </table:table-cell>
          <table:table-cell table:style-name="ce3" office:value-type="float" office:value="1297" calcext:value-type="float">
            <text:p>1,297</text:p>
          </table:table-cell>
          <table:table-cell table:style-name="ce3" office:value-type="float" office:value="5996" calcext:value-type="float">
            <text:p>5,996</text:p>
          </table:table-cell>
          <table:table-cell table:style-name="ce4" office:value-type="string" calcext:value-type="string">
            <text:p>78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19" calcext:value-type="float">
            <text:p>3,01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101" calcext:value-type="float">
            <text:p>3,1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03" calcext:value-type="float">
            <text:p>3,103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4122" calcext:value-type="float">
            <text:p>4,122</text:p>
          </table:table-cell>
          <table:table-cell table:style-name="ce4" office:value-type="string" calcext:value-type="string">
            <text:p>75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鎮平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245" calcext:value-type="float">
            <text:p>1,245</text:p>
          </table:table-cell>
          <table:table-cell table:style-name="ce4" office:value-type="string" calcext:value-type="string">
            <text:p>77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春社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634" calcext:value-type="float">
            <text:p>1,63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26" calcext:value-type="float">
            <text:p>4,32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4414" calcext:value-type="float">
            <text:p>4,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4" calcext:value-type="float">
            <text:p>4,414</text:p>
          </table:table-cell>
          <table:table-cell table:style-name="ce3" office:value-type="float" office:value="2090" calcext:value-type="float">
            <text:p>2,090</text:p>
          </table:table-cell>
          <table:table-cell table:style-name="ce3" office:value-type="float" office:value="6504" calcext:value-type="float">
            <text:p>6,504</text:p>
          </table:table-cell>
          <table:table-cell table:style-name="ce4" office:value-type="string" calcext:value-type="string">
            <text:p>67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春安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50" calcext:value-type="float">
            <text:p>1,85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893" calcext:value-type="float">
            <text:p>1,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3" calcext:value-type="float">
            <text:p>1,893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488" calcext:value-type="float">
            <text:p>2,488</text:p>
          </table:table-cell>
          <table:table-cell table:style-name="ce4" office:value-type="string" calcext:value-type="string">
            <text:p>76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88" calcext:value-type="float">
            <text:p>2,5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473" calcext:value-type="float">
            <text:p>2,47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16" calcext:value-type="float">
            <text:p>2,6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320" calcext:value-type="float">
            <text:p>8,32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8430" calcext:value-type="float">
            <text:p>8,4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431" calcext:value-type="float">
            <text:p>8,431</text:p>
          </table:table-cell>
          <table:table-cell table:style-name="ce3" office:value-type="float" office:value="2903" calcext:value-type="float">
            <text:p>2,903</text:p>
          </table:table-cell>
          <table:table-cell table:style-name="ce3" office:value-type="float" office:value="11334" calcext:value-type="float">
            <text:p>11,334</text:p>
          </table:table-cell>
          <table:table-cell table:style-name="ce4" office:value-type="string" calcext:value-type="string">
            <text:p>74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寶山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03" calcext:value-type="float">
            <text:p>3,80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869" calcext:value-type="float">
            <text:p>3,86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78" calcext:value-type="float">
            <text:p>3,878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5216" calcext:value-type="float">
            <text:p>5,216</text:p>
          </table:table-cell>
          <table:table-cell table:style-name="ce4" office:value-type="string" calcext:value-type="string">
            <text:p>74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03" calcext:value-type="float">
            <text:p>2,40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432" calcext:value-type="float">
            <text:p>2,4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33" calcext:value-type="float">
            <text:p>2,433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3232" calcext:value-type="float">
            <text:p>3,232</text:p>
          </table:table-cell>
          <table:table-cell table:style-name="ce4" office:value-type="string" calcext:value-type="string">
            <text:p>75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定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7" calcext:value-type="float">
            <text:p>1,4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70" calcext:value-type="float">
            <text:p>3,87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920" calcext:value-type="float">
            <text:p>3,9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20" calcext:value-type="float">
            <text:p>3,920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5150" calcext:value-type="float">
            <text:p>5,150</text:p>
          </table:table-cell>
          <table:table-cell table:style-name="ce4" office:value-type="string" calcext:value-type="string">
            <text:p>76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厝里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4" calcext:value-type="float">
            <text:p>1,6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717" calcext:value-type="float">
            <text:p>1,7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296" calcext:value-type="float">
            <text:p>5,29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5373" calcext:value-type="float">
            <text:p>5,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73" calcext:value-type="float">
            <text:p>5,373</text:p>
          </table:table-cell>
          <table:table-cell table:style-name="ce3" office:value-type="float" office:value="1792" calcext:value-type="float">
            <text:p>1,792</text:p>
          </table:table-cell>
          <table:table-cell table:style-name="ce3" office:value-type="float" office:value="7165" calcext:value-type="float">
            <text:p>7,165</text:p>
          </table:table-cell>
          <table:table-cell table:style-name="ce4" office:value-type="string" calcext:value-type="string">
            <text:p>74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義里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760" calcext:value-type="float">
            <text:p>1,76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56" calcext:value-type="float">
            <text:p>4,75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817" calcext:value-type="float">
            <text:p>4,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7" calcext:value-type="float">
            <text:p>4,817</text:p>
          </table:table-cell>
          <table:table-cell table:style-name="ce3" office:value-type="float" office:value="1444" calcext:value-type="float">
            <text:p>1,444</text:p>
          </table:table-cell>
          <table:table-cell table:style-name="ce3" office:value-type="float" office:value="6261" calcext:value-type="float">
            <text:p>6,261</text:p>
          </table:table-cell>
          <table:table-cell table:style-name="ce4" office:value-type="string" calcext:value-type="string">
            <text:p>76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97" calcext:value-type="float">
            <text:p>1,7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397" calcext:value-type="float">
            <text:p>2,39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71" calcext:value-type="float">
            <text:p>1,6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34" calcext:value-type="float">
            <text:p>6,43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6513" calcext:value-type="float">
            <text:p>6,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13" calcext:value-type="float">
            <text:p>6,513</text:p>
          </table:table-cell>
          <table:table-cell table:style-name="ce3" office:value-type="float" office:value="2074" calcext:value-type="float">
            <text:p>2,074</text:p>
          </table:table-cell>
          <table:table-cell table:style-name="ce3" office:value-type="float" office:value="8587" calcext:value-type="float">
            <text:p>8,587</text:p>
          </table:table-cell>
          <table:table-cell table:style-name="ce4" office:value-type="string" calcext:value-type="string">
            <text:p>75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300" calcext:value-type="float">
            <text:p>1,30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56" calcext:value-type="float">
            <text:p>2,95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009" calcext:value-type="float">
            <text:p>3,0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9" calcext:value-type="float">
            <text:p>3,009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3965" calcext:value-type="float">
            <text:p>3,965</text:p>
          </table:table-cell>
          <table:table-cell table:style-name="ce4" office:value-type="string" calcext:value-type="string">
            <text:p>75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溝墘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97" calcext:value-type="float">
            <text:p>1,3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411" calcext:value-type="float">
            <text:p>1,41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61" calcext:value-type="float">
            <text:p>4,06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112" calcext:value-type="float">
            <text:p>4,1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114" calcext:value-type="float">
            <text:p>4,114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5296" calcext:value-type="float">
            <text:p>5,296</text:p>
          </table:table-cell>
          <table:table-cell table:style-name="ce4" office:value-type="string" calcext:value-type="string">
            <text:p>77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業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82" calcext:value-type="float">
            <text:p>4,88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933" calcext:value-type="float">
            <text:p>4,9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3" calcext:value-type="float">
            <text:p>4,933</text:p>
          </table:table-cell>
          <table:table-cell table:style-name="ce3" office:value-type="float" office:value="1639" calcext:value-type="float">
            <text:p>1,639</text:p>
          </table:table-cell>
          <table:table-cell table:style-name="ce3" office:value-type="float" office:value="6572" calcext:value-type="float">
            <text:p>6,572</text:p>
          </table:table-cell>
          <table:table-cell table:style-name="ce4" office:value-type="string" calcext:value-type="string">
            <text:p>75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惠中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21" calcext:value-type="float">
            <text:p>1,9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078" calcext:value-type="float">
            <text:p>2,07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877" calcext:value-type="float">
            <text:p>5,87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949" calcext:value-type="float">
            <text:p>5,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49" calcext:value-type="float">
            <text:p>5,949</text:p>
          </table:table-cell>
          <table:table-cell table:style-name="ce3" office:value-type="float" office:value="2057" calcext:value-type="float">
            <text:p>2,057</text:p>
          </table:table-cell>
          <table:table-cell table:style-name="ce3" office:value-type="float" office:value="8006" calcext:value-type="float">
            <text:p>8,006</text:p>
          </table:table-cell>
          <table:table-cell table:style-name="ce4" office:value-type="string" calcext:value-type="string">
            <text:p>74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549" calcext:value-type="float">
            <text:p>1,54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26" calcext:value-type="float">
            <text:p>4,82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892" calcext:value-type="float">
            <text:p>4,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92" calcext:value-type="float">
            <text:p>4,892</text:p>
          </table:table-cell>
          <table:table-cell table:style-name="ce3" office:value-type="float" office:value="1558" calcext:value-type="float">
            <text:p>1,558</text:p>
          </table:table-cell>
          <table:table-cell table:style-name="ce3" office:value-type="float" office:value="6450" calcext:value-type="float">
            <text:p>6,450</text:p>
          </table:table-cell>
          <table:table-cell table:style-name="ce4" office:value-type="string" calcext:value-type="string">
            <text:p>75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向心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95" calcext:value-type="float">
            <text:p>3,59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646" calcext:value-type="float">
            <text:p>3,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6" calcext:value-type="float">
            <text:p>3,646</text:p>
          </table:table-cell>
          <table:table-cell table:style-name="ce3" office:value-type="float" office:value="1845" calcext:value-type="float">
            <text:p>1,845</text:p>
          </table:table-cell>
          <table:table-cell table:style-name="ce3" office:value-type="float" office:value="5491" calcext:value-type="float">
            <text:p>5,491</text:p>
          </table:table-cell>
          <table:table-cell table:style-name="ce4" office:value-type="string" calcext:value-type="string">
            <text:p>66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心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23" calcext:value-type="float">
            <text:p>2,82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853" calcext:value-type="float">
            <text:p>2,8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3" calcext:value-type="float">
            <text:p>2,853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3799" calcext:value-type="float">
            <text:p>3,799</text:p>
          </table:table-cell>
          <table:table-cell table:style-name="ce4" office:value-type="string" calcext:value-type="string">
            <text:p>75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同心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32" calcext:value-type="float">
            <text:p>3,83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883" calcext:value-type="float">
            <text:p>3,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3" calcext:value-type="float">
            <text:p>3,883</text:p>
          </table:table-cell>
          <table:table-cell table:style-name="ce3" office:value-type="float" office:value="1342" calcext:value-type="float">
            <text:p>1,342</text:p>
          </table:table-cell>
          <table:table-cell table:style-name="ce3" office:value-type="float" office:value="5225" calcext:value-type="float">
            <text:p>5,225</text:p>
          </table:table-cell>
          <table:table-cell table:style-name="ce4" office:value-type="string" calcext:value-type="string">
            <text:p>74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59" calcext:value-type="float">
            <text:p>3,65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710" calcext:value-type="float">
            <text:p>3,7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10" calcext:value-type="float">
            <text:p>3,710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4840" calcext:value-type="float">
            <text:p>4,840</text:p>
          </table:table-cell>
          <table:table-cell table:style-name="ce4" office:value-type="string" calcext:value-type="string">
            <text:p>76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興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40" calcext:value-type="float">
            <text:p>3,24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285" calcext:value-type="float">
            <text:p>3,2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5" calcext:value-type="float">
            <text:p>3,285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4321" calcext:value-type="float">
            <text:p>4,321</text:p>
          </table:table-cell>
          <table:table-cell table:style-name="ce4" office:value-type="string" calcext:value-type="string">
            <text:p>76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誠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14" calcext:value-type="float">
            <text:p>2,71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758" calcext:value-type="float">
            <text:p>2,7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59" calcext:value-type="float">
            <text:p>2,759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3645" calcext:value-type="float">
            <text:p>3,645</text:p>
          </table:table-cell>
          <table:table-cell table:style-name="ce4" office:value-type="string" calcext:value-type="string">
            <text:p>75.6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北屯區</text:p>
          </table:table-cell>
          <table:table-cell table:style-name="ce2"/>
          <table:table-cell table:style-name="ce3" office:value-type="float" office:value="1791" calcext:value-type="float">
            <text:p>1,791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56631" calcext:value-type="float">
            <text:p>56,631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5251" calcext:value-type="float">
            <text:p>5,251</text:p>
          </table:table-cell>
          <table:table-cell table:style-name="ce3" office:value-type="float" office:value="63925" calcext:value-type="float">
            <text:p>63,925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46007" calcext:value-type="float">
            <text:p>46,007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79868" calcext:value-type="float">
            <text:p>179,868</text:p>
          </table:table-cell>
          <table:table-cell table:style-name="ce3" office:value-type="float" office:value="2595" calcext:value-type="float">
            <text:p>2,595</text:p>
          </table:table-cell>
          <table:table-cell table:style-name="ce3" office:value-type="float" office:value="182463" calcext:value-type="float">
            <text:p>182,46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82499" calcext:value-type="float">
            <text:p>182,499</text:p>
          </table:table-cell>
          <table:table-cell table:style-name="ce3" office:value-type="float" office:value="64479" calcext:value-type="float">
            <text:p>64,479</text:p>
          </table:table-cell>
          <table:table-cell table:style-name="ce3" office:value-type="float" office:value="246978" calcext:value-type="float">
            <text:p>246,978</text:p>
          </table:table-cell>
          <table:table-cell table:style-name="ce4" office:value-type="string" calcext:value-type="string">
            <text:p>73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光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897" calcext:value-type="float">
            <text:p>1,89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982" calcext:value-type="float">
            <text:p>4,98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054" calcext:value-type="float">
            <text:p>5,0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55" calcext:value-type="float">
            <text:p>5,055</text:p>
          </table:table-cell>
          <table:table-cell table:style-name="ce3" office:value-type="float" office:value="1778" calcext:value-type="float">
            <text:p>1,778</text:p>
          </table:table-cell>
          <table:table-cell table:style-name="ce3" office:value-type="float" office:value="6833" calcext:value-type="float">
            <text:p>6,833</text:p>
          </table:table-cell>
          <table:table-cell table:style-name="ce4" office:value-type="string" calcext:value-type="string">
            <text:p>73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596" calcext:value-type="float">
            <text:p>1,59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090" calcext:value-type="float">
            <text:p>4,09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156" calcext:value-type="float">
            <text:p>4,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6" calcext:value-type="float">
            <text:p>4,156</text:p>
          </table:table-cell>
          <table:table-cell table:style-name="ce3" office:value-type="float" office:value="1415" calcext:value-type="float">
            <text:p>1,415</text:p>
          </table:table-cell>
          <table:table-cell table:style-name="ce3" office:value-type="float" office:value="5571" calcext:value-type="float">
            <text:p>5,571</text:p>
          </table:table-cell>
          <table:table-cell table:style-name="ce4" office:value-type="string" calcext:value-type="string">
            <text:p>74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坑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36" calcext:value-type="float">
            <text:p>1,43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465" calcext:value-type="float">
            <text:p>1,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5" calcext:value-type="float">
            <text:p>1,465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120" calcext:value-type="float">
            <text:p>2,120</text:p>
          </table:table-cell>
          <table:table-cell table:style-name="ce4" office:value-type="string" calcext:value-type="string">
            <text:p>69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德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62" calcext:value-type="float">
            <text:p>3,36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405" calcext:value-type="float">
            <text:p>3,4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07" calcext:value-type="float">
            <text:p>3,407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4596" calcext:value-type="float">
            <text:p>4,596</text:p>
          </table:table-cell>
          <table:table-cell table:style-name="ce4" office:value-type="string" calcext:value-type="string">
            <text:p>74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23" calcext:value-type="float">
            <text:p>2,02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190" calcext:value-type="float">
            <text:p>2,19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064" calcext:value-type="float">
            <text:p>6,06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130" calcext:value-type="float">
            <text:p>6,1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31" calcext:value-type="float">
            <text:p>6,131</text:p>
          </table:table-cell>
          <table:table-cell table:style-name="ce3" office:value-type="float" office:value="3156" calcext:value-type="float">
            <text:p>3,156</text:p>
          </table:table-cell>
          <table:table-cell table:style-name="ce3" office:value-type="float" office:value="9287" calcext:value-type="float">
            <text:p>9,287</text:p>
          </table:table-cell>
          <table:table-cell table:style-name="ce4" office:value-type="string" calcext:value-type="string">
            <text:p>66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41" calcext:value-type="float">
            <text:p>2,24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350" calcext:value-type="float">
            <text:p>2,35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29" calcext:value-type="float">
            <text:p>1,9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069" calcext:value-type="float">
            <text:p>7,06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149" calcext:value-type="float">
            <text:p>7,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9" calcext:value-type="float">
            <text:p>7,149</text:p>
          </table:table-cell>
          <table:table-cell table:style-name="ce3" office:value-type="float" office:value="2282" calcext:value-type="float">
            <text:p>2,282</text:p>
          </table:table-cell>
          <table:table-cell table:style-name="ce3" office:value-type="float" office:value="9431" calcext:value-type="float">
            <text:p>9,431</text:p>
          </table:table-cell>
          <table:table-cell table:style-name="ce4" office:value-type="string" calcext:value-type="string">
            <text:p>75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028" calcext:value-type="float">
            <text:p>1,028</text:p>
          </table:table-cell>
          <table:table-cell table:style-name="ce4" office:value-type="string" calcext:value-type="string">
            <text:p>75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景里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47" calcext:value-type="float">
            <text:p>3,34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387" calcext:value-type="float">
            <text:p>3,38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12" calcext:value-type="float">
            <text:p>2,5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013" calcext:value-type="float">
            <text:p>10,01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0138" calcext:value-type="float">
            <text:p>10,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38" calcext:value-type="float">
            <text:p>10,138</text:p>
          </table:table-cell>
          <table:table-cell table:style-name="ce3" office:value-type="float" office:value="3335" calcext:value-type="float">
            <text:p>3,335</text:p>
          </table:table-cell>
          <table:table-cell table:style-name="ce3" office:value-type="float" office:value="13473" calcext:value-type="float">
            <text:p>13,473</text:p>
          </table:table-cell>
          <table:table-cell table:style-name="ce4" office:value-type="string" calcext:value-type="string">
            <text:p>75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水湳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80" calcext:value-type="float">
            <text:p>1,5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799" calcext:value-type="float">
            <text:p>1,79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96" calcext:value-type="float">
            <text:p>1,0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807" calcext:value-type="float">
            <text:p>4,807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883" calcext:value-type="float">
            <text:p>4,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3" calcext:value-type="float">
            <text:p>4,883</text:p>
          </table:table-cell>
          <table:table-cell table:style-name="ce3" office:value-type="float" office:value="1717" calcext:value-type="float">
            <text:p>1,717</text:p>
          </table:table-cell>
          <table:table-cell table:style-name="ce3" office:value-type="float" office:value="6600" calcext:value-type="float">
            <text:p>6,600</text:p>
          </table:table-cell>
          <table:table-cell table:style-name="ce4" office:value-type="string" calcext:value-type="string">
            <text:p>73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屯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08" calcext:value-type="float">
            <text:p>2,40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446" calcext:value-type="float">
            <text:p>2,4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47" calcext:value-type="float">
            <text:p>2,447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3353" calcext:value-type="float">
            <text:p>3,353</text:p>
          </table:table-cell>
          <table:table-cell table:style-name="ce4" office:value-type="string" calcext:value-type="string">
            <text:p>72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京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01" calcext:value-type="float">
            <text:p>2,20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243" calcext:value-type="float">
            <text:p>2,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3" calcext:value-type="float">
            <text:p>2,243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3034" calcext:value-type="float">
            <text:p>3,034</text:p>
          </table:table-cell>
          <table:table-cell table:style-name="ce4" office:value-type="string" calcext:value-type="string">
            <text:p>73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32" calcext:value-type="float">
            <text:p>2,33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367" calcext:value-type="float">
            <text:p>2,3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69" calcext:value-type="float">
            <text:p>2,369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3191" calcext:value-type="float">
            <text:p>3,191</text:p>
          </table:table-cell>
          <table:table-cell table:style-name="ce4" office:value-type="string" calcext:value-type="string">
            <text:p>74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四民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655" calcext:value-type="float">
            <text:p>1,65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685" calcext:value-type="float">
            <text:p>1,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5" calcext:value-type="float">
            <text:p>1,685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2201" calcext:value-type="float">
            <text:p>2,201</text:p>
          </table:table-cell>
          <table:table-cell table:style-name="ce4" office:value-type="string" calcext:value-type="string">
            <text:p>76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心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59" calcext:value-type="float">
            <text:p>3,35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412" calcext:value-type="float">
            <text:p>3,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2" calcext:value-type="float">
            <text:p>3,412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4681" calcext:value-type="float">
            <text:p>4,681</text:p>
          </table:table-cell>
          <table:table-cell table:style-name="ce4" office:value-type="string" calcext:value-type="string">
            <text:p>72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田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502" calcext:value-type="float">
            <text:p>1,50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01" calcext:value-type="float">
            <text:p>4,00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057" calcext:value-type="float">
            <text:p>4,0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59" calcext:value-type="float">
            <text:p>4,059</text:p>
          </table:table-cell>
          <table:table-cell table:style-name="ce3" office:value-type="float" office:value="1507" calcext:value-type="float">
            <text:p>1,507</text:p>
          </table:table-cell>
          <table:table-cell table:style-name="ce3" office:value-type="float" office:value="5566" calcext:value-type="float">
            <text:p>5,566</text:p>
          </table:table-cell>
          <table:table-cell table:style-name="ce4" office:value-type="string" calcext:value-type="string">
            <text:p>72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344" calcext:value-type="float">
            <text:p>1,344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744" calcext:value-type="float">
            <text:p>3,74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794" calcext:value-type="float">
            <text:p>3,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4" calcext:value-type="float">
            <text:p>3,794</text:p>
          </table:table-cell>
          <table:table-cell table:style-name="ce3" office:value-type="float" office:value="1347" calcext:value-type="float">
            <text:p>1,347</text:p>
          </table:table-cell>
          <table:table-cell table:style-name="ce3" office:value-type="float" office:value="5141" calcext:value-type="float">
            <text:p>5,141</text:p>
          </table:table-cell>
          <table:table-cell table:style-name="ce4" office:value-type="string" calcext:value-type="string">
            <text:p>73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27" calcext:value-type="float">
            <text:p>1,32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87" calcext:value-type="float">
            <text:p>3,68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733" calcext:value-type="float">
            <text:p>3,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3" calcext:value-type="float">
            <text:p>3,733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5065" calcext:value-type="float">
            <text:p>5,065</text:p>
          </table:table-cell>
          <table:table-cell table:style-name="ce4" office:value-type="string" calcext:value-type="string">
            <text:p>73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昌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91" calcext:value-type="float">
            <text:p>3,09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137" calcext:value-type="float">
            <text:p>3,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7" calcext:value-type="float">
            <text:p>3,137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4313" calcext:value-type="float">
            <text:p>4,313</text:p>
          </table:table-cell>
          <table:table-cell table:style-name="ce4" office:value-type="string" calcext:value-type="string">
            <text:p>72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陽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99" calcext:value-type="float">
            <text:p>3,39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440" calcext:value-type="float">
            <text:p>3,4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41" calcext:value-type="float">
            <text:p>3,441</text:p>
          </table:table-cell>
          <table:table-cell table:style-name="ce3" office:value-type="float" office:value="1270" calcext:value-type="float">
            <text:p>1,270</text:p>
          </table:table-cell>
          <table:table-cell table:style-name="ce3" office:value-type="float" office:value="4711" calcext:value-type="float">
            <text:p>4,711</text:p>
          </table:table-cell>
          <table:table-cell table:style-name="ce4" office:value-type="string" calcext:value-type="string">
            <text:p>73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順里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69" calcext:value-type="float">
            <text:p>2,16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204" calcext:value-type="float">
            <text:p>2,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4" calcext:value-type="float">
            <text:p>2,204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3068" calcext:value-type="float">
            <text:p>3,068</text:p>
          </table:table-cell>
          <table:table-cell table:style-name="ce4" office:value-type="string" calcext:value-type="string">
            <text:p>71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福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530" calcext:value-type="float">
            <text:p>2,53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565" calcext:value-type="float">
            <text:p>2,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5" calcext:value-type="float">
            <text:p>2,565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3430" calcext:value-type="float">
            <text:p>3,430</text:p>
          </table:table-cell>
          <table:table-cell table:style-name="ce4" office:value-type="string" calcext:value-type="string">
            <text:p>74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德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34" calcext:value-type="float">
            <text:p>1,4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524" calcext:value-type="float">
            <text:p>1,5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351" calcext:value-type="float">
            <text:p>4,35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409" calcext:value-type="float">
            <text:p>4,4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11" calcext:value-type="float">
            <text:p>4,411</text:p>
          </table:table-cell>
          <table:table-cell table:style-name="ce3" office:value-type="float" office:value="1657" calcext:value-type="float">
            <text:p>1,657</text:p>
          </table:table-cell>
          <table:table-cell table:style-name="ce3" office:value-type="float" office:value="6068" calcext:value-type="float">
            <text:p>6,068</text:p>
          </table:table-cell>
          <table:table-cell table:style-name="ce4" office:value-type="string" calcext:value-type="string">
            <text:p>72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興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53" calcext:value-type="float">
            <text:p>1,45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758" calcext:value-type="float">
            <text:p>1,75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85" calcext:value-type="float">
            <text:p>4,785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857" calcext:value-type="float">
            <text:p>4,8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57" calcext:value-type="float">
            <text:p>4,857</text:p>
          </table:table-cell>
          <table:table-cell table:style-name="ce3" office:value-type="float" office:value="1795" calcext:value-type="float">
            <text:p>1,795</text:p>
          </table:table-cell>
          <table:table-cell table:style-name="ce3" office:value-type="float" office:value="6652" calcext:value-type="float">
            <text:p>6,652</text:p>
          </table:table-cell>
          <table:table-cell table:style-name="ce4" office:value-type="string" calcext:value-type="string">
            <text:p>73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政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994" calcext:value-type="float">
            <text:p>994</text:p>
          </table:table-cell>
          <table:table-cell table:style-name="ce4" office:value-type="string" calcext:value-type="string">
            <text:p>70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德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4" calcext:value-type="float">
            <text:p>1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43" calcext:value-type="float">
            <text:p>943</text:p>
          </table:table-cell>
          <table:table-cell table:style-name="ce4" office:value-type="string" calcext:value-type="string">
            <text:p>71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同榮里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938" calcext:value-type="float">
            <text:p>3,93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4005" calcext:value-type="float">
            <text:p>4,0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5" calcext:value-type="float">
            <text:p>4,005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5261" calcext:value-type="float">
            <text:p>5,261</text:p>
          </table:table-cell>
          <table:table-cell table:style-name="ce4" office:value-type="string" calcext:value-type="string">
            <text:p>76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后庄里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65" calcext:value-type="float">
            <text:p>1,96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957" calcext:value-type="float">
            <text:p>2,95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03" calcext:value-type="float">
            <text:p>1,80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265" calcext:value-type="float">
            <text:p>7,26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7373" calcext:value-type="float">
            <text:p>7,3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76" calcext:value-type="float">
            <text:p>7,376</text:p>
          </table:table-cell>
          <table:table-cell table:style-name="ce3" office:value-type="float" office:value="2385" calcext:value-type="float">
            <text:p>2,385</text:p>
          </table:table-cell>
          <table:table-cell table:style-name="ce3" office:value-type="float" office:value="9761" calcext:value-type="float">
            <text:p>9,761</text:p>
          </table:table-cell>
          <table:table-cell table:style-name="ce4" office:value-type="string" calcext:value-type="string">
            <text:p>75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80" calcext:value-type="float">
            <text:p>2,88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776" calcext:value-type="float">
            <text:p>2,77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42" calcext:value-type="float">
            <text:p>2,2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502" calcext:value-type="float">
            <text:p>8,50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8634" calcext:value-type="float">
            <text:p>8,6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35" calcext:value-type="float">
            <text:p>8,635</text:p>
          </table:table-cell>
          <table:table-cell table:style-name="ce3" office:value-type="float" office:value="2922" calcext:value-type="float">
            <text:p>2,922</text:p>
          </table:table-cell>
          <table:table-cell table:style-name="ce3" office:value-type="float" office:value="11557" calcext:value-type="float">
            <text:p>11,557</text:p>
          </table:table-cell>
          <table:table-cell table:style-name="ce4" office:value-type="string" calcext:value-type="string">
            <text:p>74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平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63" calcext:value-type="float">
            <text:p>2,76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809" calcext:value-type="float">
            <text:p>2,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9" calcext:value-type="float">
            <text:p>2,809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3732" calcext:value-type="float">
            <text:p>3,732</text:p>
          </table:table-cell>
          <table:table-cell table:style-name="ce4" office:value-type="string" calcext:value-type="string">
            <text:p>75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79" calcext:value-type="float">
            <text:p>1,47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02" calcext:value-type="float">
            <text:p>1,5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2" calcext:value-type="float">
            <text:p>1,502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995" calcext:value-type="float">
            <text:p>1,995</text:p>
          </table:table-cell>
          <table:table-cell table:style-name="ce4" office:value-type="string" calcext:value-type="string">
            <text:p>75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22" calcext:value-type="float">
            <text:p>3,22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261" calcext:value-type="float">
            <text:p>3,2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62" calcext:value-type="float">
            <text:p>3,262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4509" calcext:value-type="float">
            <text:p>4,509</text:p>
          </table:table-cell>
          <table:table-cell table:style-name="ce4" office:value-type="string" calcext:value-type="string">
            <text:p>72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松安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66" calcext:value-type="float">
            <text:p>3,46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517" calcext:value-type="float">
            <text:p>3,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7" calcext:value-type="float">
            <text:p>3,517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4734" calcext:value-type="float">
            <text:p>4,734</text:p>
          </table:table-cell>
          <table:table-cell table:style-name="ce4" office:value-type="string" calcext:value-type="string">
            <text:p>74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松竹里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43" calcext:value-type="float">
            <text:p>1,94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456" calcext:value-type="float">
            <text:p>2,45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20" calcext:value-type="float">
            <text:p>1,6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480" calcext:value-type="float">
            <text:p>6,48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6568" calcext:value-type="float">
            <text:p>6,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8" calcext:value-type="float">
            <text:p>6,568</text:p>
          </table:table-cell>
          <table:table-cell table:style-name="ce3" office:value-type="float" office:value="2203" calcext:value-type="float">
            <text:p>2,203</text:p>
          </table:table-cell>
          <table:table-cell table:style-name="ce3" office:value-type="float" office:value="8771" calcext:value-type="float">
            <text:p>8,771</text:p>
          </table:table-cell>
          <table:table-cell table:style-name="ce4" office:value-type="string" calcext:value-type="string">
            <text:p>74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松和里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646" calcext:value-type="float">
            <text:p>1,64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592" calcext:value-type="float">
            <text:p>4,59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668" calcext:value-type="float">
            <text:p>4,6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8" calcext:value-type="float">
            <text:p>4,668</text:p>
          </table:table-cell>
          <table:table-cell table:style-name="ce3" office:value-type="float" office:value="1859" calcext:value-type="float">
            <text:p>1,859</text:p>
          </table:table-cell>
          <table:table-cell table:style-name="ce3" office:value-type="float" office:value="6527" calcext:value-type="float">
            <text:p>6,527</text:p>
          </table:table-cell>
          <table:table-cell table:style-name="ce4" office:value-type="string" calcext:value-type="string">
            <text:p>71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松勇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54" calcext:value-type="float">
            <text:p>1,35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21" calcext:value-type="float">
            <text:p>3,72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792" calcext:value-type="float">
            <text:p>3,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2" calcext:value-type="float">
            <text:p>3,792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4975" calcext:value-type="float">
            <text:p>4,975</text:p>
          </table:table-cell>
          <table:table-cell table:style-name="ce4" office:value-type="string" calcext:value-type="string">
            <text:p>76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松茂里</text:p>
          </table:table-cell>
          <table:table-cell table:number-columns-repeated="2" table:style-name="ce3" office:value-type="float" office:value="34" calcext:value-type="float">
            <text:p>3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05" calcext:value-type="float">
            <text:p>3,70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766" calcext:value-type="float">
            <text:p>3,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66" calcext:value-type="float">
            <text:p>3,766</text:p>
          </table:table-cell>
          <table:table-cell table:style-name="ce3" office:value-type="float" office:value="1342" calcext:value-type="float">
            <text:p>1,342</text:p>
          </table:table-cell>
          <table:table-cell table:style-name="ce3" office:value-type="float" office:value="5108" calcext:value-type="float">
            <text:p>5,108</text:p>
          </table:table-cell>
          <table:table-cell table:style-name="ce4" office:value-type="string" calcext:value-type="string">
            <text:p>73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松強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56" calcext:value-type="float">
            <text:p>1,55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736" calcext:value-type="float">
            <text:p>1,73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91" calcext:value-type="float">
            <text:p>4,89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955" calcext:value-type="float">
            <text:p>4,9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55" calcext:value-type="float">
            <text:p>4,955</text:p>
          </table:table-cell>
          <table:table-cell table:style-name="ce3" office:value-type="float" office:value="1726" calcext:value-type="float">
            <text:p>1,726</text:p>
          </table:table-cell>
          <table:table-cell table:style-name="ce3" office:value-type="float" office:value="6681" calcext:value-type="float">
            <text:p>6,681</text:p>
          </table:table-cell>
          <table:table-cell table:style-name="ce4" office:value-type="string" calcext:value-type="string">
            <text:p>74.1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軍功里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32" calcext:value-type="float">
            <text:p>3,23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3014" calcext:value-type="float">
            <text:p>3,01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42" calcext:value-type="float">
            <text:p>2,34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284" calcext:value-type="float">
            <text:p>9,284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9404" calcext:value-type="float">
            <text:p>9,4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409" calcext:value-type="float">
            <text:p>9,409</text:p>
          </table:table-cell>
          <table:table-cell table:style-name="ce3" office:value-type="float" office:value="2942" calcext:value-type="float">
            <text:p>2,942</text:p>
          </table:table-cell>
          <table:table-cell table:style-name="ce3" office:value-type="float" office:value="12351" calcext:value-type="float">
            <text:p>12,351</text:p>
          </table:table-cell>
          <table:table-cell table:style-name="ce4" office:value-type="string" calcext:value-type="string">
            <text:p>76.1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陳平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44" calcext:value-type="float">
            <text:p>3,34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396" calcext:value-type="float">
            <text:p>3,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6" calcext:value-type="float">
            <text:p>3,396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4590" calcext:value-type="float">
            <text:p>4,590</text:p>
          </table:table-cell>
          <table:table-cell table:style-name="ce4" office:value-type="string" calcext:value-type="string">
            <text:p>73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平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12" calcext:value-type="float">
            <text:p>2,91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966" calcext:value-type="float">
            <text:p>2,9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6" calcext:value-type="float">
            <text:p>2,966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4214" calcext:value-type="float">
            <text:p>4,214</text:p>
          </table:table-cell>
          <table:table-cell table:style-name="ce4" office:value-type="string" calcext:value-type="string">
            <text:p>70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廍子里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54" calcext:value-type="float">
            <text:p>3,65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4063" calcext:value-type="float">
            <text:p>4,06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548" calcext:value-type="float">
            <text:p>4,54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375" calcext:value-type="float">
            <text:p>13,37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3553" calcext:value-type="float">
            <text:p>13,5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555" calcext:value-type="float">
            <text:p>13,555</text:p>
          </table:table-cell>
          <table:table-cell table:style-name="ce3" office:value-type="float" office:value="4828" calcext:value-type="float">
            <text:p>4,828</text:p>
          </table:table-cell>
          <table:table-cell table:style-name="ce3" office:value-type="float" office:value="18383" calcext:value-type="float">
            <text:p>18,383</text:p>
          </table:table-cell>
          <table:table-cell table:style-name="ce4" office:value-type="string" calcext:value-type="string">
            <text:p>73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舊社里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29" calcext:value-type="float">
            <text:p>2,72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835" calcext:value-type="float">
            <text:p>2,83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92" calcext:value-type="float">
            <text:p>2,9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282" calcext:value-type="float">
            <text:p>9,28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9405" calcext:value-type="float">
            <text:p>9,40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415" calcext:value-type="float">
            <text:p>9,415</text:p>
          </table:table-cell>
          <table:table-cell table:style-name="ce3" office:value-type="float" office:value="3064" calcext:value-type="float">
            <text:p>3,064</text:p>
          </table:table-cell>
          <table:table-cell table:style-name="ce3" office:value-type="float" office:value="12479" calcext:value-type="float">
            <text:p>12,479</text:p>
          </table:table-cell>
          <table:table-cell table:style-name="ce4" office:value-type="string" calcext:value-type="string">
            <text:p>75.37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北區</text:p>
          </table:table-cell>
          <table:table-cell table:style-name="ce2"/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8554" calcext:value-type="float">
            <text:p>28,554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530" calcext:value-type="float">
            <text:p>2,530</text:p>
          </table:table-cell>
          <table:table-cell table:style-name="ce3" office:value-type="float" office:value="31735" calcext:value-type="float">
            <text:p>31,73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0242" calcext:value-type="float">
            <text:p>20,24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87040" calcext:value-type="float">
            <text:p>87,040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88325" calcext:value-type="float">
            <text:p>88,3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330" calcext:value-type="float">
            <text:p>88,330</text:p>
          </table:table-cell>
          <table:table-cell table:style-name="ce3" office:value-type="float" office:value="33702" calcext:value-type="float">
            <text:p>33,702</text:p>
          </table:table-cell>
          <table:table-cell table:style-name="ce3" office:value-type="float" office:value="122032" calcext:value-type="float">
            <text:p>122,032</text:p>
          </table:table-cell>
          <table:table-cell table:style-name="ce4" office:value-type="string" calcext:value-type="string">
            <text:p>72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180" calcext:value-type="float">
            <text:p>1,180</text:p>
          </table:table-cell>
          <table:table-cell table:style-name="ce4" office:value-type="string" calcext:value-type="string">
            <text:p>72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六合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687" calcext:value-type="float">
            <text:p>1,687</text:p>
          </table:table-cell>
          <table:table-cell table:style-name="ce4" office:value-type="string" calcext:value-type="string">
            <text:p>68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大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989" calcext:value-type="float">
            <text:p>1,989</text:p>
          </table:table-cell>
          <table:table-cell table:style-name="ce4" office:value-type="string" calcext:value-type="string">
            <text:p>70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文莊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78" calcext:value-type="float">
            <text:p>2,27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322" calcext:value-type="float">
            <text:p>2,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2" calcext:value-type="float">
            <text:p>2,322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3150" calcext:value-type="float">
            <text:p>3,150</text:p>
          </table:table-cell>
          <table:table-cell table:style-name="ce4" office:value-type="string" calcext:value-type="string">
            <text:p>73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75" calcext:value-type="float">
            <text:p>1,37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99" calcext:value-type="float">
            <text:p>1,3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9" calcext:value-type="float">
            <text:p>1,399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054" calcext:value-type="float">
            <text:p>2,054</text:p>
          </table:table-cell>
          <table:table-cell table:style-name="ce4" office:value-type="string" calcext:value-type="string">
            <text:p>68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五常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40" calcext:value-type="float">
            <text:p>24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255" calcext:value-type="float">
            <text:p>1,255</text:p>
          </table:table-cell>
          <table:table-cell table:style-name="ce4" office:value-type="string" calcext:value-type="string">
            <text:p>70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錦平里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827" calcext:value-type="float">
            <text:p>1,827</text:p>
          </table:table-cell>
          <table:table-cell table:style-name="ce4" office:value-type="string" calcext:value-type="string">
            <text:p>69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北里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588" calcext:value-type="float">
            <text:p>1,588</text:p>
          </table:table-cell>
          <table:table-cell table:style-name="ce4" office:value-type="string" calcext:value-type="string">
            <text:p>70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34" calcext:value-type="float">
            <text:p>43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384" calcext:value-type="float">
            <text:p>1,384</text:p>
          </table:table-cell>
          <table:table-cell table:style-name="ce4" office:value-type="string" calcext:value-type="string">
            <text:p>70.8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樂英里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00" calcext:value-type="float">
            <text:p>1,70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26" calcext:value-type="float">
            <text:p>1,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6" calcext:value-type="float">
            <text:p>1,726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425" calcext:value-type="float">
            <text:p>2,425</text:p>
          </table:table-cell>
          <table:table-cell table:style-name="ce4" office:value-type="string" calcext:value-type="string">
            <text:p>71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錦村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883" calcext:value-type="float">
            <text:p>883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79" calcext:value-type="float">
            <text:p>2,27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309" calcext:value-type="float">
            <text:p>2,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9" calcext:value-type="float">
            <text:p>2,309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988" calcext:value-type="float">
            <text:p>2,988</text:p>
          </table:table-cell>
          <table:table-cell table:style-name="ce4" office:value-type="string" calcext:value-type="string">
            <text:p>77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成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911" calcext:value-type="float">
            <text:p>3,91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971" calcext:value-type="float">
            <text:p>3,9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72" calcext:value-type="float">
            <text:p>3,972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5492" calcext:value-type="float">
            <text:p>5,492</text:p>
          </table:table-cell>
          <table:table-cell table:style-name="ce4" office:value-type="string" calcext:value-type="string">
            <text:p>72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德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96" calcext:value-type="float">
            <text:p>2,29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334" calcext:value-type="float">
            <text:p>2,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4" calcext:value-type="float">
            <text:p>2,334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3112" calcext:value-type="float">
            <text:p>3,112</text:p>
          </table:table-cell>
          <table:table-cell table:style-name="ce4" office:value-type="string" calcext:value-type="string">
            <text:p>75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錦洲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299" calcext:value-type="float">
            <text:p>2,29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21" calcext:value-type="float">
            <text:p>2,3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22" calcext:value-type="float">
            <text:p>2,322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177" calcext:value-type="float">
            <text:p>3,177</text:p>
          </table:table-cell>
          <table:table-cell table:style-name="ce4" office:value-type="string" calcext:value-type="string">
            <text:p>73.0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錦祥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79" calcext:value-type="float">
            <text:p>3,57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632" calcext:value-type="float">
            <text:p>3,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2" calcext:value-type="float">
            <text:p>3,632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5032" calcext:value-type="float">
            <text:p>5,032</text:p>
          </table:table-cell>
          <table:table-cell table:style-name="ce4" office:value-type="string" calcext:value-type="string">
            <text:p>72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華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20" calcext:value-type="float">
            <text:p>1,9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35" calcext:value-type="float">
            <text:p>1,9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5" calcext:value-type="float">
            <text:p>1,935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595" calcext:value-type="float">
            <text:p>2,595</text:p>
          </table:table-cell>
          <table:table-cell table:style-name="ce4" office:value-type="string" calcext:value-type="string">
            <text:p>74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龍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71" calcext:value-type="float">
            <text:p>3,07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114" calcext:value-type="float">
            <text:p>3,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4" calcext:value-type="float">
            <text:p>3,114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4368" calcext:value-type="float">
            <text:p>4,368</text:p>
          </table:table-cell>
          <table:table-cell table:style-name="ce4" office:value-type="string" calcext:value-type="string">
            <text:p>71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邱厝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59" calcext:value-type="float">
            <text:p>1,55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80" calcext:value-type="float">
            <text:p>1,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0" calcext:value-type="float">
            <text:p>1,58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181" calcext:value-type="float">
            <text:p>2,181</text:p>
          </table:table-cell>
          <table:table-cell table:style-name="ce4" office:value-type="string" calcext:value-type="string">
            <text:p>72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興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02" calcext:value-type="float">
            <text:p>3,80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861" calcext:value-type="float">
            <text:p>3,8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62" calcext:value-type="float">
            <text:p>3,862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5260" calcext:value-type="float">
            <text:p>5,260</text:p>
          </table:table-cell>
          <table:table-cell table:style-name="ce4" office:value-type="string" calcext:value-type="string">
            <text:p>73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厝里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14" calcext:value-type="float">
            <text:p>2,91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952" calcext:value-type="float">
            <text:p>2,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2" calcext:value-type="float">
            <text:p>2,952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4022" calcext:value-type="float">
            <text:p>4,022</text:p>
          </table:table-cell>
          <table:table-cell table:style-name="ce4" office:value-type="string" calcext:value-type="string">
            <text:p>73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崇德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361" calcext:value-type="float">
            <text:p>2,36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390" calcext:value-type="float">
            <text:p>2,3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0" calcext:value-type="float">
            <text:p>2,390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3336" calcext:value-type="float">
            <text:p>3,336</text:p>
          </table:table-cell>
          <table:table-cell table:style-name="ce4" office:value-type="string" calcext:value-type="string">
            <text:p>71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賴厝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20" calcext:value-type="float">
            <text:p>2,92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959" calcext:value-type="float">
            <text:p>2,9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9" calcext:value-type="float">
            <text:p>2,959</text:p>
          </table:table-cell>
          <table:table-cell table:style-name="ce3" office:value-type="float" office:value="1975" calcext:value-type="float">
            <text:p>1,975</text:p>
          </table:table-cell>
          <table:table-cell table:style-name="ce3" office:value-type="float" office:value="4934" calcext:value-type="float">
            <text:p>4,934</text:p>
          </table:table-cell>
          <table:table-cell table:style-name="ce4" office:value-type="string" calcext:value-type="string">
            <text:p>59.9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賴福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39" calcext:value-type="float">
            <text:p>2,8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879" calcext:value-type="float">
            <text:p>2,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9" calcext:value-type="float">
            <text:p>2,879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771" calcext:value-type="float">
            <text:p>3,771</text:p>
          </table:table-cell>
          <table:table-cell table:style-name="ce4" office:value-type="string" calcext:value-type="string">
            <text:p>76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賴興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92" calcext:value-type="float">
            <text:p>2,69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732" calcext:value-type="float">
            <text:p>2,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32" calcext:value-type="float">
            <text:p>2,732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3674" calcext:value-type="float">
            <text:p>3,674</text:p>
          </table:table-cell>
          <table:table-cell table:style-name="ce4" office:value-type="string" calcext:value-type="string">
            <text:p>74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賴旺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42" calcext:value-type="float">
            <text:p>2,84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882" calcext:value-type="float">
            <text:p>2,8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2" calcext:value-type="float">
            <text:p>2,882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4088" calcext:value-type="float">
            <text:p>4,088</text:p>
          </table:table-cell>
          <table:table-cell table:style-name="ce4" office:value-type="string" calcext:value-type="string">
            <text:p>70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賴明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65" calcext:value-type="float">
            <text:p>2,56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608" calcext:value-type="float">
            <text:p>2,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8" calcext:value-type="float">
            <text:p>2,608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3611" calcext:value-type="float">
            <text:p>3,611</text:p>
          </table:table-cell>
          <table:table-cell table:style-name="ce4" office:value-type="string" calcext:value-type="string">
            <text:p>72.2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梅川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00" calcext:value-type="float">
            <text:p>2,30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338" calcext:value-type="float">
            <text:p>2,3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8" calcext:value-type="float">
            <text:p>2,338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3152" calcext:value-type="float">
            <text:p>3,152</text:p>
          </table:table-cell>
          <table:table-cell table:style-name="ce4" office:value-type="string" calcext:value-type="string">
            <text:p>74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賴村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20" calcext:value-type="float">
            <text:p>3,02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065" calcext:value-type="float">
            <text:p>3,0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5" calcext:value-type="float">
            <text:p>3,065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4216" calcext:value-type="float">
            <text:p>4,216</text:p>
          </table:table-cell>
          <table:table-cell table:style-name="ce4" office:value-type="string" calcext:value-type="string">
            <text:p>72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育德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527" calcext:value-type="float">
            <text:p>2,52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558" calcext:value-type="float">
            <text:p>2,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8" calcext:value-type="float">
            <text:p>2,558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508" calcext:value-type="float">
            <text:p>3,508</text:p>
          </table:table-cell>
          <table:table-cell table:style-name="ce4" office:value-type="string" calcext:value-type="string">
            <text:p>72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淡溝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616" calcext:value-type="float">
            <text:p>3,61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655" calcext:value-type="float">
            <text:p>3,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5" calcext:value-type="float">
            <text:p>3,655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4938" calcext:value-type="float">
            <text:p>4,938</text:p>
          </table:table-cell>
          <table:table-cell table:style-name="ce4" office:value-type="string" calcext:value-type="string">
            <text:p>74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健行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12" calcext:value-type="float">
            <text:p>1,7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690" calcext:value-type="float">
            <text:p>4,69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4769" calcext:value-type="float">
            <text:p>4,7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70" calcext:value-type="float">
            <text:p>4,770</text:p>
          </table:table-cell>
          <table:table-cell table:style-name="ce3" office:value-type="float" office:value="1607" calcext:value-type="float">
            <text:p>1,607</text:p>
          </table:table-cell>
          <table:table-cell table:style-name="ce3" office:value-type="float" office:value="6377" calcext:value-type="float">
            <text:p>6,377</text:p>
          </table:table-cell>
          <table:table-cell table:style-name="ce4" office:value-type="string" calcext:value-type="string">
            <text:p>74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68" calcext:value-type="float">
            <text:p>3,76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821" calcext:value-type="float">
            <text:p>3,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21" calcext:value-type="float">
            <text:p>3,821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5094" calcext:value-type="float">
            <text:p>5,094</text:p>
          </table:table-cell>
          <table:table-cell table:style-name="ce4" office:value-type="string" calcext:value-type="string">
            <text:p>75.0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明新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81" calcext:value-type="float">
            <text:p>1,88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916" calcext:value-type="float">
            <text:p>1,9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6" calcext:value-type="float">
            <text:p>1,916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597" calcext:value-type="float">
            <text:p>2,597</text:p>
          </table:table-cell>
          <table:table-cell table:style-name="ce4" office:value-type="string" calcext:value-type="string">
            <text:p>73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青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469" calcext:value-type="float">
            <text:p>1,46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142" calcext:value-type="float">
            <text:p>4,14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202" calcext:value-type="float">
            <text:p>4,2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03" calcext:value-type="float">
            <text:p>4,203</text:p>
          </table:table-cell>
          <table:table-cell table:style-name="ce3" office:value-type="float" office:value="1576" calcext:value-type="float">
            <text:p>1,576</text:p>
          </table:table-cell>
          <table:table-cell table:style-name="ce3" office:value-type="float" office:value="5779" calcext:value-type="float">
            <text:p>5,779</text:p>
          </table:table-cell>
          <table:table-cell table:style-name="ce4" office:value-type="string" calcext:value-type="string">
            <text:p>72.7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立人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56" calcext:value-type="float">
            <text:p>2,55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589" calcext:value-type="float">
            <text:p>2,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9" calcext:value-type="float">
            <text:p>2,589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3681" calcext:value-type="float">
            <text:p>3,681</text:p>
          </table:table-cell>
          <table:table-cell table:style-name="ce4" office:value-type="string" calcext:value-type="string">
            <text:p>70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達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99" calcext:value-type="float">
            <text:p>1,79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510" calcext:value-type="float">
            <text:p>2,510</text:p>
          </table:table-cell>
          <table:table-cell table:style-name="ce4" office:value-type="string" calcext:value-type="string">
            <text:p>73.1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西區</text:p>
          </table:table-cell>
          <table:table-cell table:style-name="ce2"/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4437" calcext:value-type="float">
            <text:p>24,43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061" calcext:value-type="float">
            <text:p>2,061</text:p>
          </table:table-cell>
          <table:table-cell table:style-name="ce3" office:value-type="float" office:value="23185" calcext:value-type="float">
            <text:p>23,185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5316" calcext:value-type="float">
            <text:p>15,31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67874" calcext:value-type="float">
            <text:p>67,874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68799" calcext:value-type="float">
            <text:p>68,7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803" calcext:value-type="float">
            <text:p>68,803</text:p>
          </table:table-cell>
          <table:table-cell table:style-name="ce3" office:value-type="float" office:value="23980" calcext:value-type="float">
            <text:p>23,980</text:p>
          </table:table-cell>
          <table:table-cell table:style-name="ce3" office:value-type="float" office:value="92783" calcext:value-type="float">
            <text:p>92,783</text:p>
          </table:table-cell>
          <table:table-cell table:style-name="ce4" office:value-type="string" calcext:value-type="string">
            <text:p>74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2314" calcext:value-type="float">
            <text:p>2,314</text:p>
          </table:table-cell>
          <table:table-cell table:style-name="ce4" office:value-type="string" calcext:value-type="string">
            <text:p>53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利民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282" calcext:value-type="float">
            <text:p>1,282</text:p>
          </table:table-cell>
          <table:table-cell table:style-name="ce4" office:value-type="string" calcext:value-type="string">
            <text:p>74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677" calcext:value-type="float">
            <text:p>1,677</text:p>
          </table:table-cell>
          <table:table-cell table:style-name="ce4" office:value-type="string" calcext:value-type="string">
            <text:p>74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民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329" calcext:value-type="float">
            <text:p>1,329</text:p>
          </table:table-cell>
          <table:table-cell table:style-name="ce4" office:value-type="string" calcext:value-type="string">
            <text:p>72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40" calcext:value-type="float">
            <text:p>44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771" calcext:value-type="float">
            <text:p>1,771</text:p>
          </table:table-cell>
          <table:table-cell table:style-name="ce4" office:value-type="string" calcext:value-type="string">
            <text:p>71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昇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00" calcext:value-type="float">
            <text:p>60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127" calcext:value-type="float">
            <text:p>2,127</text:p>
          </table:table-cell>
          <table:table-cell table:style-name="ce4" office:value-type="string" calcext:value-type="string">
            <text:p>77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公民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00" calcext:value-type="float">
            <text:p>3,50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538" calcext:value-type="float">
            <text:p>3,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8" calcext:value-type="float">
            <text:p>3,538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4724" calcext:value-type="float">
            <text:p>4,724</text:p>
          </table:table-cell>
          <table:table-cell table:style-name="ce4" office:value-type="string" calcext:value-type="string">
            <text:p>74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藍興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17" calcext:value-type="float">
            <text:p>3,01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57" calcext:value-type="float">
            <text:p>3,0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7" calcext:value-type="float">
            <text:p>3,057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883" calcext:value-type="float">
            <text:p>3,883</text:p>
          </table:table-cell>
          <table:table-cell table:style-name="ce4" office:value-type="string" calcext:value-type="string">
            <text:p>78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公舘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92" calcext:value-type="float">
            <text:p>3,99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053" calcext:value-type="float">
            <text:p>4,0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54" calcext:value-type="float">
            <text:p>4,054</text:p>
          </table:table-cell>
          <table:table-cell table:style-name="ce3" office:value-type="float" office:value="1410" calcext:value-type="float">
            <text:p>1,410</text:p>
          </table:table-cell>
          <table:table-cell table:style-name="ce3" office:value-type="float" office:value="5464" calcext:value-type="float">
            <text:p>5,464</text:p>
          </table:table-cell>
          <table:table-cell table:style-name="ce4" office:value-type="string" calcext:value-type="string">
            <text:p>74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安龍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84" calcext:value-type="float">
            <text:p>1,98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022" calcext:value-type="float">
            <text:p>2,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2" calcext:value-type="float">
            <text:p>2,022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707" calcext:value-type="float">
            <text:p>2,707</text:p>
          </table:table-cell>
          <table:table-cell table:style-name="ce4" office:value-type="string" calcext:value-type="string">
            <text:p>74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吉龍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96" calcext:value-type="float">
            <text:p>1,59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630" calcext:value-type="float">
            <text:p>1,63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29" calcext:value-type="float">
            <text:p>4,629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695" calcext:value-type="float">
            <text:p>4,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5" calcext:value-type="float">
            <text:p>4,695</text:p>
          </table:table-cell>
          <table:table-cell table:style-name="ce3" office:value-type="float" office:value="1592" calcext:value-type="float">
            <text:p>1,592</text:p>
          </table:table-cell>
          <table:table-cell table:style-name="ce3" office:value-type="float" office:value="6287" calcext:value-type="float">
            <text:p>6,287</text:p>
          </table:table-cell>
          <table:table-cell table:style-name="ce4" office:value-type="string" calcext:value-type="string">
            <text:p>74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土庫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66" calcext:value-type="float">
            <text:p>1,5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39" calcext:value-type="float">
            <text:p>4,03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74" calcext:value-type="float">
            <text:p>4,0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77" calcext:value-type="float">
            <text:p>4,077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5451" calcext:value-type="float">
            <text:p>5,451</text:p>
          </table:table-cell>
          <table:table-cell table:style-name="ce4" office:value-type="string" calcext:value-type="string">
            <text:p>74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忠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96" calcext:value-type="float">
            <text:p>3,29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344" calcext:value-type="float">
            <text:p>3,3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4" calcext:value-type="float">
            <text:p>3,344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4237" calcext:value-type="float">
            <text:p>4,237</text:p>
          </table:table-cell>
          <table:table-cell table:style-name="ce4" office:value-type="string" calcext:value-type="string">
            <text:p>78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龍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18" calcext:value-type="float">
            <text:p>2,51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48" calcext:value-type="float">
            <text:p>2,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8" calcext:value-type="float">
            <text:p>2,548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3473" calcext:value-type="float">
            <text:p>3,473</text:p>
          </table:table-cell>
          <table:table-cell table:style-name="ce4" office:value-type="string" calcext:value-type="string">
            <text:p>73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龍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66" calcext:value-type="float">
            <text:p>1,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6" calcext:value-type="float">
            <text:p>1,566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199" calcext:value-type="float">
            <text:p>2,199</text:p>
          </table:table-cell>
          <table:table-cell table:style-name="ce4" office:value-type="string" calcext:value-type="string">
            <text:p>71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後龍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01" calcext:value-type="float">
            <text:p>80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62" calcext:value-type="float">
            <text:p>2,36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416" calcext:value-type="float">
            <text:p>2,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6" calcext:value-type="float">
            <text:p>2,416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277" calcext:value-type="float">
            <text:p>3,277</text:p>
          </table:table-cell>
          <table:table-cell table:style-name="ce4" office:value-type="string" calcext:value-type="string">
            <text:p>73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双龍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81" calcext:value-type="float">
            <text:p>1,88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925" calcext:value-type="float">
            <text:p>1,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5" calcext:value-type="float">
            <text:p>1,925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2639" calcext:value-type="float">
            <text:p>2,639</text:p>
          </table:table-cell>
          <table:table-cell table:style-name="ce4" office:value-type="string" calcext:value-type="string">
            <text:p>72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昇平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92" calcext:value-type="float">
            <text:p>3,99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051" calcext:value-type="float">
            <text:p>4,0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1" calcext:value-type="float">
            <text:p>4,051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5472" calcext:value-type="float">
            <text:p>5,472</text:p>
          </table:table-cell>
          <table:table-cell table:style-name="ce4" office:value-type="string" calcext:value-type="string">
            <text:p>74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91" calcext:value-type="float">
            <text:p>2,59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23" calcext:value-type="float">
            <text:p>2,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3" calcext:value-type="float">
            <text:p>2,623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462" calcext:value-type="float">
            <text:p>3,462</text:p>
          </table:table-cell>
          <table:table-cell table:style-name="ce4" office:value-type="string" calcext:value-type="string">
            <text:p>75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公益里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64" calcext:value-type="float">
            <text:p>1,96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84" calcext:value-type="float">
            <text:p>1,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4" calcext:value-type="float">
            <text:p>1,984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640" calcext:value-type="float">
            <text:p>2,640</text:p>
          </table:table-cell>
          <table:table-cell table:style-name="ce4" office:value-type="string" calcext:value-type="string">
            <text:p>75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公德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08" calcext:value-type="float">
            <text:p>3,10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147" calcext:value-type="float">
            <text:p>3,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47" calcext:value-type="float">
            <text:p>3,147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4183" calcext:value-type="float">
            <text:p>4,183</text:p>
          </table:table-cell>
          <table:table-cell table:style-name="ce4" office:value-type="string" calcext:value-type="string">
            <text:p>75.2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公正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01" calcext:value-type="float">
            <text:p>1,60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532" calcext:value-type="float">
            <text:p>1,53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668" calcext:value-type="float">
            <text:p>4,66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733" calcext:value-type="float">
            <text:p>4,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3" calcext:value-type="float">
            <text:p>4,733</text:p>
          </table:table-cell>
          <table:table-cell table:style-name="ce3" office:value-type="float" office:value="1479" calcext:value-type="float">
            <text:p>1,479</text:p>
          </table:table-cell>
          <table:table-cell table:style-name="ce3" office:value-type="float" office:value="6212" calcext:value-type="float">
            <text:p>6,212</text:p>
          </table:table-cell>
          <table:table-cell table:style-name="ce4" office:value-type="string" calcext:value-type="string">
            <text:p>76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公平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51" calcext:value-type="float">
            <text:p>3,55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616" calcext:value-type="float">
            <text:p>3,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6" calcext:value-type="float">
            <text:p>3,616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4940" calcext:value-type="float">
            <text:p>4,940</text:p>
          </table:table-cell>
          <table:table-cell table:style-name="ce4" office:value-type="string" calcext:value-type="string">
            <text:p>73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明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391" calcext:value-type="float">
            <text:p>1,391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23" calcext:value-type="float">
            <text:p>4,02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4078" calcext:value-type="float">
            <text:p>4,0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78" calcext:value-type="float">
            <text:p>4,078</text:p>
          </table:table-cell>
          <table:table-cell table:style-name="ce3" office:value-type="float" office:value="1528" calcext:value-type="float">
            <text:p>1,528</text:p>
          </table:table-cell>
          <table:table-cell table:style-name="ce3" office:value-type="float" office:value="5606" calcext:value-type="float">
            <text:p>5,606</text:p>
          </table:table-cell>
          <table:table-cell table:style-name="ce4" office:value-type="string" calcext:value-type="string">
            <text:p>72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忠誠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68" calcext:value-type="float">
            <text:p>3,96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006" calcext:value-type="float">
            <text:p>4,0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6" calcext:value-type="float">
            <text:p>4,006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5427" calcext:value-type="float">
            <text:p>5,427</text:p>
          </table:table-cell>
          <table:table-cell table:style-name="ce4" office:value-type="string" calcext:value-type="string">
            <text:p>73.8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中區</text:p>
          </table:table-cell>
          <table:table-cell table:style-name="ce2"/>
          <table:table-cell table:style-name="ce3" office:value-type="float" office:value="67" calcext:value-type="float">
            <text:p>6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96" calcext:value-type="float">
            <text:p>3,59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228" calcext:value-type="float">
            <text:p>3,22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14" calcext:value-type="float">
            <text:p>1,9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339" calcext:value-type="float">
            <text:p>9,339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9515" calcext:value-type="float">
            <text:p>9,5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16" calcext:value-type="float">
            <text:p>9,516</text:p>
          </table:table-cell>
          <table:table-cell table:style-name="ce3" office:value-type="float" office:value="4388" calcext:value-type="float">
            <text:p>4,388</text:p>
          </table:table-cell>
          <table:table-cell table:style-name="ce3" office:value-type="float" office:value="13904" calcext:value-type="float">
            <text:p>13,904</text:p>
          </table:table-cell>
          <table:table-cell table:style-name="ce4" office:value-type="string" calcext:value-type="string">
            <text:p>68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綠川里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439" calcext:value-type="float">
            <text:p>1,439</text:p>
          </table:table-cell>
          <table:table-cell table:style-name="ce4" office:value-type="string" calcext:value-type="string">
            <text:p>70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繼光里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408" calcext:value-type="float">
            <text:p>1,408</text:p>
          </table:table-cell>
          <table:table-cell table:style-name="ce4" office:value-type="string" calcext:value-type="string">
            <text:p>69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公園里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347" calcext:value-type="float">
            <text:p>1,347</text:p>
          </table:table-cell>
          <table:table-cell table:style-name="ce4" office:value-type="string" calcext:value-type="string">
            <text:p>68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842" calcext:value-type="float">
            <text:p>1,842</text:p>
          </table:table-cell>
          <table:table-cell table:style-name="ce4" office:value-type="string" calcext:value-type="string">
            <text:p>69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墩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882" calcext:value-type="float">
            <text:p>1,882</text:p>
          </table:table-cell>
          <table:table-cell table:style-name="ce4" office:value-type="string" calcext:value-type="string">
            <text:p>69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柳川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1856" calcext:value-type="float">
            <text:p>1,856</text:p>
          </table:table-cell>
          <table:table-cell table:style-name="ce4" office:value-type="string" calcext:value-type="string">
            <text:p>62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誠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37" calcext:value-type="float">
            <text:p>1,53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66" calcext:value-type="float">
            <text:p>1,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6" calcext:value-type="float">
            <text:p>1,566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233" calcext:value-type="float">
            <text:p>2,233</text:p>
          </table:table-cell>
          <table:table-cell table:style-name="ce4" office:value-type="string" calcext:value-type="string">
            <text:p>70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1897" calcext:value-type="float">
            <text:p>1,897</text:p>
          </table:table-cell>
          <table:table-cell table:style-name="ce4" office:value-type="string" calcext:value-type="string">
            <text:p>67.69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東區</text:p>
          </table:table-cell>
          <table:table-cell table:style-name="ce2"/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7401" calcext:value-type="float">
            <text:p>17,40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367" calcext:value-type="float">
            <text:p>1,367</text:p>
          </table:table-cell>
          <table:table-cell table:style-name="ce3" office:value-type="float" office:value="15573" calcext:value-type="float">
            <text:p>15,57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0964" calcext:value-type="float">
            <text:p>10,96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7290" calcext:value-type="float">
            <text:p>47,29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48071" calcext:value-type="float">
            <text:p>48,0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8075" calcext:value-type="float">
            <text:p>48,075</text:p>
          </table:table-cell>
          <table:table-cell table:style-name="ce3" office:value-type="float" office:value="16842" calcext:value-type="float">
            <text:p>16,842</text:p>
          </table:table-cell>
          <table:table-cell table:style-name="ce3" office:value-type="float" office:value="64917" calcext:value-type="float">
            <text:p>64,917</text:p>
          </table:table-cell>
          <table:table-cell table:style-name="ce4" office:value-type="string" calcext:value-type="string">
            <text:p>74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91" calcext:value-type="float">
            <text:p>1,79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16" calcext:value-type="float">
            <text:p>1,8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6" calcext:value-type="float">
            <text:p>1,816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2893" calcext:value-type="float">
            <text:p>2,893</text:p>
          </table:table-cell>
          <table:table-cell table:style-name="ce4" office:value-type="string" calcext:value-type="string">
            <text:p>62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39" calcext:value-type="float">
            <text:p>2,13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185" calcext:value-type="float">
            <text:p>2,1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5" calcext:value-type="float">
            <text:p>2,185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2942" calcext:value-type="float">
            <text:p>2,942</text:p>
          </table:table-cell>
          <table:table-cell table:style-name="ce4" office:value-type="string" calcext:value-type="string">
            <text:p>74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橋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68" calcext:value-type="float">
            <text:p>2,66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714" calcext:value-type="float">
            <text:p>2,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4" calcext:value-type="float">
            <text:p>2,714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3613" calcext:value-type="float">
            <text:p>3,613</text:p>
          </table:table-cell>
          <table:table-cell table:style-name="ce4" office:value-type="string" calcext:value-type="string">
            <text:p>75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103" calcext:value-type="float">
            <text:p>2,10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22" calcext:value-type="float">
            <text:p>2,1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23" calcext:value-type="float">
            <text:p>2,123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764" calcext:value-type="float">
            <text:p>2,764</text:p>
          </table:table-cell>
          <table:table-cell table:style-name="ce4" office:value-type="string" calcext:value-type="string">
            <text:p>76.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泉源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44" calcext:value-type="float">
            <text:p>1,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4" calcext:value-type="float">
            <text:p>1,544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2042" calcext:value-type="float">
            <text:p>2,042</text:p>
          </table:table-cell>
          <table:table-cell table:style-name="ce4" office:value-type="string" calcext:value-type="string">
            <text:p>75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干城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00" calcext:value-type="float">
            <text:p>1,60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630" calcext:value-type="float">
            <text:p>1,6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31" calcext:value-type="float">
            <text:p>1,631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2139" calcext:value-type="float">
            <text:p>2,139</text:p>
          </table:table-cell>
          <table:table-cell table:style-name="ce4" office:value-type="string" calcext:value-type="string">
            <text:p>76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旱溪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80" calcext:value-type="float">
            <text:p>1,78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813" calcext:value-type="float">
            <text:p>1,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3" calcext:value-type="float">
            <text:p>1,813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404" calcext:value-type="float">
            <text:p>2,404</text:p>
          </table:table-cell>
          <table:table-cell table:style-name="ce4" office:value-type="string" calcext:value-type="string">
            <text:p>75.4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樂成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91" calcext:value-type="float">
            <text:p>1,69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716" calcext:value-type="float">
            <text:p>1,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6" calcext:value-type="float">
            <text:p>1,716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378" calcext:value-type="float">
            <text:p>2,378</text:p>
          </table:table-cell>
          <table:table-cell table:style-name="ce4" office:value-type="string" calcext:value-type="string">
            <text:p>72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36" calcext:value-type="float">
            <text:p>2,13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431" calcext:value-type="float">
            <text:p>1,43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345" calcext:value-type="float">
            <text:p>5,34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5429" calcext:value-type="float">
            <text:p>5,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9" calcext:value-type="float">
            <text:p>5,429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7062" calcext:value-type="float">
            <text:p>7,062</text:p>
          </table:table-cell>
          <table:table-cell table:style-name="ce4" office:value-type="string" calcext:value-type="string">
            <text:p>76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十甲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511" calcext:value-type="float">
            <text:p>3,51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577" calcext:value-type="float">
            <text:p>3,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7" calcext:value-type="float">
            <text:p>3,577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4832" calcext:value-type="float">
            <text:p>4,832</text:p>
          </table:table-cell>
          <table:table-cell table:style-name="ce4" office:value-type="string" calcext:value-type="string">
            <text:p>74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英里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52" calcext:value-type="float">
            <text:p>2,05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770" calcext:value-type="float">
            <text:p>1,77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90" calcext:value-type="float">
            <text:p>1,39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608" calcext:value-type="float">
            <text:p>5,60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5695" calcext:value-type="float">
            <text:p>5,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95" calcext:value-type="float">
            <text:p>5,695</text:p>
          </table:table-cell>
          <table:table-cell table:style-name="ce3" office:value-type="float" office:value="1755" calcext:value-type="float">
            <text:p>1,755</text:p>
          </table:table-cell>
          <table:table-cell table:style-name="ce3" office:value-type="float" office:value="7450" calcext:value-type="float">
            <text:p>7,450</text:p>
          </table:table-cell>
          <table:table-cell table:style-name="ce4" office:value-type="string" calcext:value-type="string">
            <text:p>76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南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75" calcext:value-type="float">
            <text:p>2,67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717" calcext:value-type="float">
            <text:p>2,7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18" calcext:value-type="float">
            <text:p>2,718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3736" calcext:value-type="float">
            <text:p>3,736</text:p>
          </table:table-cell>
          <table:table-cell table:style-name="ce4" office:value-type="string" calcext:value-type="string">
            <text:p>72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41" calcext:value-type="float">
            <text:p>1,74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76" calcext:value-type="float">
            <text:p>1,776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542" calcext:value-type="float">
            <text:p>2,542</text:p>
          </table:table-cell>
          <table:table-cell table:style-name="ce4" office:value-type="string" calcext:value-type="string">
            <text:p>69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合作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51" calcext:value-type="float">
            <text:p>2,75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797" calcext:value-type="float">
            <text:p>2,7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7" calcext:value-type="float">
            <text:p>2,797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3890" calcext:value-type="float">
            <text:p>3,890</text:p>
          </table:table-cell>
          <table:table-cell table:style-name="ce4" office:value-type="string" calcext:value-type="string">
            <text:p>71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仁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393" calcext:value-type="float">
            <text:p>1,393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65" calcext:value-type="float">
            <text:p>2,76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804" calcext:value-type="float">
            <text:p>2,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4" calcext:value-type="float">
            <text:p>2,804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3915" calcext:value-type="float">
            <text:p>3,915</text:p>
          </table:table-cell>
          <table:table-cell table:style-name="ce4" office:value-type="string" calcext:value-type="string">
            <text:p>71.6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台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668" calcext:value-type="float">
            <text:p>1,668</text:p>
          </table:table-cell>
          <table:table-cell table:style-name="ce4" office:value-type="string" calcext:value-type="string">
            <text:p>70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信里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97" calcext:value-type="float">
            <text:p>2,59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893" calcext:value-type="float">
            <text:p>1,89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84" calcext:value-type="float">
            <text:p>1,4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455" calcext:value-type="float">
            <text:p>6,45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6561" calcext:value-type="float">
            <text:p>6,5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1" calcext:value-type="float">
            <text:p>6,561</text:p>
          </table:table-cell>
          <table:table-cell table:style-name="ce3" office:value-type="float" office:value="2086" calcext:value-type="float">
            <text:p>2,086</text:p>
          </table:table-cell>
          <table:table-cell table:style-name="ce3" office:value-type="float" office:value="8647" calcext:value-type="float">
            <text:p>8,647</text:p>
          </table:table-cell>
          <table:table-cell table:style-name="ce4" office:value-type="string" calcext:value-type="string">
            <text:p>75.88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南區</text:p>
          </table:table-cell>
          <table:table-cell table:style-name="ce2"/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6107" calcext:value-type="float">
            <text:p>26,10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440" calcext:value-type="float">
            <text:p>2,440</text:p>
          </table:table-cell>
          <table:table-cell table:style-name="ce3" office:value-type="float" office:value="26149" calcext:value-type="float">
            <text:p>26,149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9632" calcext:value-type="float">
            <text:p>19,63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77779" calcext:value-type="float">
            <text:p>77,779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78949" calcext:value-type="float">
            <text:p>78,94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8957" calcext:value-type="float">
            <text:p>78,957</text:p>
          </table:table-cell>
          <table:table-cell table:style-name="ce3" office:value-type="float" office:value="26413" calcext:value-type="float">
            <text:p>26,413</text:p>
          </table:table-cell>
          <table:table-cell table:style-name="ce3" office:value-type="float" office:value="105370" calcext:value-type="float">
            <text:p>105,370</text:p>
          </table:table-cell>
          <table:table-cell table:style-name="ce4" office:value-type="string" calcext:value-type="string">
            <text:p>74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春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789" calcext:value-type="float">
            <text:p>1,789</text:p>
          </table:table-cell>
          <table:table-cell table:style-name="ce4" office:value-type="string" calcext:value-type="string">
            <text:p>71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榮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35" calcext:value-type="float">
            <text:p>1,73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773" calcext:value-type="float">
            <text:p>1,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3" calcext:value-type="float">
            <text:p>1,773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2297" calcext:value-type="float">
            <text:p>2,297</text:p>
          </table:table-cell>
          <table:table-cell table:style-name="ce4" office:value-type="string" calcext:value-type="string">
            <text:p>77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城隍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16" calcext:value-type="float">
            <text:p>2,51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554" calcext:value-type="float">
            <text:p>2,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4" calcext:value-type="float">
            <text:p>2,554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457" calcext:value-type="float">
            <text:p>3,457</text:p>
          </table:table-cell>
          <table:table-cell table:style-name="ce4" office:value-type="string" calcext:value-type="string">
            <text:p>73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國光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80" calcext:value-type="float">
            <text:p>2,68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725" calcext:value-type="float">
            <text:p>2,7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5" calcext:value-type="float">
            <text:p>2,725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3665" calcext:value-type="float">
            <text:p>3,665</text:p>
          </table:table-cell>
          <table:table-cell table:style-name="ce4" office:value-type="string" calcext:value-type="string">
            <text:p>74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85" calcext:value-type="float">
            <text:p>2,58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12" calcext:value-type="float">
            <text:p>2,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2" calcext:value-type="float">
            <text:p>2,612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3436" calcext:value-type="float">
            <text:p>3,436</text:p>
          </table:table-cell>
          <table:table-cell table:style-name="ce4" office:value-type="string" calcext:value-type="string">
            <text:p>76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德義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88" calcext:value-type="float">
            <text:p>2,08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123" calcext:value-type="float">
            <text:p>2,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3" calcext:value-type="float">
            <text:p>2,123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818" calcext:value-type="float">
            <text:p>2,818</text:p>
          </table:table-cell>
          <table:table-cell table:style-name="ce4" office:value-type="string" calcext:value-type="string">
            <text:p>75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積善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25" calcext:value-type="float">
            <text:p>1,8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55" calcext:value-type="float">
            <text:p>1,8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58" calcext:value-type="float">
            <text:p>1,858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458" calcext:value-type="float">
            <text:p>2,458</text:p>
          </table:table-cell>
          <table:table-cell table:style-name="ce4" office:value-type="string" calcext:value-type="string">
            <text:p>75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江川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998" calcext:value-type="float">
            <text:p>1,99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027" calcext:value-type="float">
            <text:p>2,0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7" calcext:value-type="float">
            <text:p>2,027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662" calcext:value-type="float">
            <text:p>2,662</text:p>
          </table:table-cell>
          <table:table-cell table:style-name="ce4" office:value-type="string" calcext:value-type="string">
            <text:p>76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30" calcext:value-type="float">
            <text:p>3,43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474" calcext:value-type="float">
            <text:p>3,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4" calcext:value-type="float">
            <text:p>3,474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4672" calcext:value-type="float">
            <text:p>4,672</text:p>
          </table:table-cell>
          <table:table-cell table:style-name="ce4" office:value-type="string" calcext:value-type="string">
            <text:p>74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77" calcext:value-type="float">
            <text:p>2,77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811" calcext:value-type="float">
            <text:p>2,8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14" calcext:value-type="float">
            <text:p>2,814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717" calcext:value-type="float">
            <text:p>3,717</text:p>
          </table:table-cell>
          <table:table-cell table:style-name="ce4" office:value-type="string" calcext:value-type="string">
            <text:p>75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平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14" calcext:value-type="float">
            <text:p>3,81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874" calcext:value-type="float">
            <text:p>3,8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4" calcext:value-type="float">
            <text:p>3,874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5196" calcext:value-type="float">
            <text:p>5,196</text:p>
          </table:table-cell>
          <table:table-cell table:style-name="ce4" office:value-type="string" calcext:value-type="string">
            <text:p>74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順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349" calcext:value-type="float">
            <text:p>1,349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30" calcext:value-type="float">
            <text:p>4,13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180" calcext:value-type="float">
            <text:p>4,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0" calcext:value-type="float">
            <text:p>4,180</text:p>
          </table:table-cell>
          <table:table-cell table:style-name="ce3" office:value-type="float" office:value="1402" calcext:value-type="float">
            <text:p>1,402</text:p>
          </table:table-cell>
          <table:table-cell table:style-name="ce3" office:value-type="float" office:value="5582" calcext:value-type="float">
            <text:p>5,582</text:p>
          </table:table-cell>
          <table:table-cell table:style-name="ce4" office:value-type="string" calcext:value-type="string">
            <text:p>74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95" calcext:value-type="float">
            <text:p>2,99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042" calcext:value-type="float">
            <text:p>3,0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43" calcext:value-type="float">
            <text:p>3,043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4234" calcext:value-type="float">
            <text:p>4,234</text:p>
          </table:table-cell>
          <table:table-cell table:style-name="ce4" office:value-type="string" calcext:value-type="string">
            <text:p>71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73" calcext:value-type="float">
            <text:p>2,47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521" calcext:value-type="float">
            <text:p>2,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1" calcext:value-type="float">
            <text:p>2,521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3397" calcext:value-type="float">
            <text:p>3,397</text:p>
          </table:table-cell>
          <table:table-cell table:style-name="ce4" office:value-type="string" calcext:value-type="string">
            <text:p>74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和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33" calcext:value-type="float">
            <text:p>1,53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714" calcext:value-type="float">
            <text:p>1,7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41" calcext:value-type="float">
            <text:p>4,94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5023" calcext:value-type="float">
            <text:p>5,0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23" calcext:value-type="float">
            <text:p>5,023</text:p>
          </table:table-cell>
          <table:table-cell table:style-name="ce3" office:value-type="float" office:value="2249" calcext:value-type="float">
            <text:p>2,249</text:p>
          </table:table-cell>
          <table:table-cell table:style-name="ce3" office:value-type="float" office:value="7272" calcext:value-type="float">
            <text:p>7,272</text:p>
          </table:table-cell>
          <table:table-cell table:style-name="ce4" office:value-type="string" calcext:value-type="string">
            <text:p>69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22" calcext:value-type="float">
            <text:p>1,8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026" calcext:value-type="float">
            <text:p>2,0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69" calcext:value-type="float">
            <text:p>1,5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867" calcext:value-type="float">
            <text:p>5,86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5936" calcext:value-type="float">
            <text:p>5,9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36" calcext:value-type="float">
            <text:p>5,936</text:p>
          </table:table-cell>
          <table:table-cell table:style-name="ce3" office:value-type="float" office:value="1917" calcext:value-type="float">
            <text:p>1,917</text:p>
          </table:table-cell>
          <table:table-cell table:style-name="ce3" office:value-type="float" office:value="7853" calcext:value-type="float">
            <text:p>7,853</text:p>
          </table:table-cell>
          <table:table-cell table:style-name="ce4" office:value-type="string" calcext:value-type="string">
            <text:p>75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298" calcext:value-type="float">
            <text:p>3,29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345" calcext:value-type="float">
            <text:p>3,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5" calcext:value-type="float">
            <text:p>3,345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4564" calcext:value-type="float">
            <text:p>4,564</text:p>
          </table:table-cell>
          <table:table-cell table:style-name="ce4" office:value-type="string" calcext:value-type="string">
            <text:p>73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樹義里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74" calcext:value-type="float">
            <text:p>2,77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804" calcext:value-type="float">
            <text:p>2,80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17" calcext:value-type="float">
            <text:p>2,6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884" calcext:value-type="float">
            <text:p>8,884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9033" calcext:value-type="float">
            <text:p>9,0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33" calcext:value-type="float">
            <text:p>9,033</text:p>
          </table:table-cell>
          <table:table-cell table:style-name="ce3" office:value-type="float" office:value="2769" calcext:value-type="float">
            <text:p>2,769</text:p>
          </table:table-cell>
          <table:table-cell table:style-name="ce3" office:value-type="float" office:value="11802" calcext:value-type="float">
            <text:p>11,802</text:p>
          </table:table-cell>
          <table:table-cell table:style-name="ce4" office:value-type="string" calcext:value-type="string">
            <text:p>76.5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工學里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23" calcext:value-type="float">
            <text:p>1,5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706" calcext:value-type="float">
            <text:p>1,70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17" calcext:value-type="float">
            <text:p>5,01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5100" calcext:value-type="float">
            <text:p>5,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101" calcext:value-type="float">
            <text:p>5,101</text:p>
          </table:table-cell>
          <table:table-cell table:style-name="ce3" office:value-type="float" office:value="1537" calcext:value-type="float">
            <text:p>1,537</text:p>
          </table:table-cell>
          <table:table-cell table:style-name="ce3" office:value-type="float" office:value="6638" calcext:value-type="float">
            <text:p>6,638</text:p>
          </table:table-cell>
          <table:table-cell table:style-name="ce4" office:value-type="string" calcext:value-type="string">
            <text:p>76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樹德里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60" calcext:value-type="float">
            <text:p>1,96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213" calcext:value-type="float">
            <text:p>2,2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753" calcext:value-type="float">
            <text:p>1,7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405" calcext:value-type="float">
            <text:p>6,405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6500" calcext:value-type="float">
            <text:p>6,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0" calcext:value-type="float">
            <text:p>6,500</text:p>
          </table:table-cell>
          <table:table-cell table:style-name="ce3" office:value-type="float" office:value="1886" calcext:value-type="float">
            <text:p>1,886</text:p>
          </table:table-cell>
          <table:table-cell table:style-name="ce3" office:value-type="float" office:value="8386" calcext:value-type="float">
            <text:p>8,386</text:p>
          </table:table-cell>
          <table:table-cell table:style-name="ce4" office:value-type="string" calcext:value-type="string">
            <text:p>77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川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38" calcext:value-type="float">
            <text:p>3,03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086" calcext:value-type="float">
            <text:p>3,0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6" calcext:value-type="float">
            <text:p>3,086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4122" calcext:value-type="float">
            <text:p>4,122</text:p>
          </table:table-cell>
          <table:table-cell table:style-name="ce4" office:value-type="string" calcext:value-type="string">
            <text:p>74.8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崇倫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25" calcext:value-type="float">
            <text:p>4,02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076" calcext:value-type="float">
            <text:p>4,0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76" calcext:value-type="float">
            <text:p>4,076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5353" calcext:value-type="float">
            <text:p>5,353</text:p>
          </table:table-cell>
          <table:table-cell table:style-name="ce4" office:value-type="string" calcext:value-type="string">
            <text:p>76.1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太平區</text:p>
          </table:table-cell>
          <table:table-cell table:style-name="ce2"/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8607" calcext:value-type="float">
            <text:p>38,607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3126" calcext:value-type="float">
            <text:p>3,126</text:p>
          </table:table-cell>
          <table:table-cell table:style-name="ce3" office:value-type="float" office:value="38046" calcext:value-type="float">
            <text:p>38,046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8906" calcext:value-type="float">
            <text:p>28,906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13893" calcext:value-type="float">
            <text:p>113,893</text:p>
          </table:table-cell>
          <table:table-cell table:style-name="ce3" office:value-type="float" office:value="2228" calcext:value-type="float">
            <text:p>2,228</text:p>
          </table:table-cell>
          <table:table-cell table:style-name="ce3" office:value-type="float" office:value="116121" calcext:value-type="float">
            <text:p>116,1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6124" calcext:value-type="float">
            <text:p>116,124</text:p>
          </table:table-cell>
          <table:table-cell table:style-name="ce3" office:value-type="float" office:value="46521" calcext:value-type="float">
            <text:p>46,521</text:p>
          </table:table-cell>
          <table:table-cell table:style-name="ce3" office:value-type="float" office:value="162645" calcext:value-type="float">
            <text:p>162,645</text:p>
          </table:table-cell>
          <table:table-cell table:style-name="ce4" office:value-type="string" calcext:value-type="string">
            <text:p>71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10" calcext:value-type="float">
            <text:p>1,4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567" calcext:value-type="float">
            <text:p>3,567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651" calcext:value-type="float">
            <text:p>3,6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1" calcext:value-type="float">
            <text:p>3,651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5075" calcext:value-type="float">
            <text:p>5,075</text:p>
          </table:table-cell>
          <table:table-cell table:style-name="ce4" office:value-type="string" calcext:value-type="string">
            <text:p>71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億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538" calcext:value-type="float">
            <text:p>1,53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573" calcext:value-type="float">
            <text:p>4,57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677" calcext:value-type="float">
            <text:p>4,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77" calcext:value-type="float">
            <text:p>4,677</text:p>
          </table:table-cell>
          <table:table-cell table:style-name="ce3" office:value-type="float" office:value="1619" calcext:value-type="float">
            <text:p>1,619</text:p>
          </table:table-cell>
          <table:table-cell table:style-name="ce3" office:value-type="float" office:value="6296" calcext:value-type="float">
            <text:p>6,296</text:p>
          </table:table-cell>
          <table:table-cell table:style-name="ce4" office:value-type="string" calcext:value-type="string">
            <text:p>74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成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35" calcext:value-type="float">
            <text:p>1,7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824" calcext:value-type="float">
            <text:p>4,824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925" calcext:value-type="float">
            <text:p>4,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25" calcext:value-type="float">
            <text:p>4,925</text:p>
          </table:table-cell>
          <table:table-cell table:style-name="ce3" office:value-type="float" office:value="1848" calcext:value-type="float">
            <text:p>1,848</text:p>
          </table:table-cell>
          <table:table-cell table:style-name="ce3" office:value-type="float" office:value="6773" calcext:value-type="float">
            <text:p>6,773</text:p>
          </table:table-cell>
          <table:table-cell table:style-name="ce4" office:value-type="string" calcext:value-type="string">
            <text:p>72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平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43" calcext:value-type="float">
            <text:p>2,74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811" calcext:value-type="float">
            <text:p>2,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1" calcext:value-type="float">
            <text:p>2,811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3928" calcext:value-type="float">
            <text:p>3,928</text:p>
          </table:table-cell>
          <table:table-cell table:style-name="ce4" office:value-type="string" calcext:value-type="string">
            <text:p>71.5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政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99" calcext:value-type="float">
            <text:p>2,39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449" calcext:value-type="float">
            <text:p>2,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9" calcext:value-type="float">
            <text:p>2,449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3523" calcext:value-type="float">
            <text:p>3,523</text:p>
          </table:table-cell>
          <table:table-cell table:style-name="ce4" office:value-type="string" calcext:value-type="string">
            <text:p>69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114" calcext:value-type="float">
            <text:p>2,114</text:p>
          </table:table-cell>
          <table:table-cell table:style-name="ce4" office:value-type="string" calcext:value-type="string">
            <text:p>72.3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97" calcext:value-type="float">
            <text:p>2,19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250" calcext:value-type="float">
            <text:p>2,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0" calcext:value-type="float">
            <text:p>2,250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3069" calcext:value-type="float">
            <text:p>3,069</text:p>
          </table:table-cell>
          <table:table-cell table:style-name="ce4" office:value-type="string" calcext:value-type="string">
            <text:p>73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平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04" calcext:value-type="float">
            <text:p>2,80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858" calcext:value-type="float">
            <text:p>2,8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59" calcext:value-type="float">
            <text:p>2,859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4004" calcext:value-type="float">
            <text:p>4,004</text:p>
          </table:table-cell>
          <table:table-cell table:style-name="ce4" office:value-type="string" calcext:value-type="string">
            <text:p>71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93" calcext:value-type="float">
            <text:p>2,79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852" calcext:value-type="float">
            <text:p>2,8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2" calcext:value-type="float">
            <text:p>2,852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4036" calcext:value-type="float">
            <text:p>4,036</text:p>
          </table:table-cell>
          <table:table-cell table:style-name="ce4" office:value-type="string" calcext:value-type="string">
            <text:p>70.6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780" calcext:value-type="float">
            <text:p>78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94" calcext:value-type="float">
            <text:p>2,59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647" calcext:value-type="float">
            <text:p>2,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7" calcext:value-type="float">
            <text:p>2,647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3810" calcext:value-type="float">
            <text:p>3,810</text:p>
          </table:table-cell>
          <table:table-cell table:style-name="ce4" office:value-type="string" calcext:value-type="string">
            <text:p>69.4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56" calcext:value-type="float">
            <text:p>1,85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900" calcext:value-type="float">
            <text:p>1,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0" calcext:value-type="float">
            <text:p>1,900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2738" calcext:value-type="float">
            <text:p>2,738</text:p>
          </table:table-cell>
          <table:table-cell table:style-name="ce4" office:value-type="string" calcext:value-type="string">
            <text:p>69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35" calcext:value-type="float">
            <text:p>1,93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979" calcext:value-type="float">
            <text:p>1,9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9" calcext:value-type="float">
            <text:p>1,979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2803" calcext:value-type="float">
            <text:p>2,803</text:p>
          </table:table-cell>
          <table:table-cell table:style-name="ce4" office:value-type="string" calcext:value-type="string">
            <text:p>70.6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建興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66" calcext:value-type="float">
            <text:p>666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06" calcext:value-type="float">
            <text:p>1,80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848" calcext:value-type="float">
            <text:p>1,8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8" calcext:value-type="float">
            <text:p>1,848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2803" calcext:value-type="float">
            <text:p>2,803</text:p>
          </table:table-cell>
          <table:table-cell table:style-name="ce4" office:value-type="string" calcext:value-type="string">
            <text:p>65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坪林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83" calcext:value-type="float">
            <text:p>2,28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320" calcext:value-type="float">
            <text:p>2,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0" calcext:value-type="float">
            <text:p>2,32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181" calcext:value-type="float">
            <text:p>3,181</text:p>
          </table:table-cell>
          <table:table-cell table:style-name="ce4" office:value-type="string" calcext:value-type="string">
            <text:p>72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興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90" calcext:value-type="float">
            <text:p>1,69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722" calcext:value-type="float">
            <text:p>1,7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2" calcext:value-type="float">
            <text:p>1,722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484" calcext:value-type="float">
            <text:p>2,484</text:p>
          </table:table-cell>
          <table:table-cell table:style-name="ce4" office:value-type="string" calcext:value-type="string">
            <text:p>69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勤益里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107" calcext:value-type="float">
            <text:p>2,107</text:p>
          </table:table-cell>
          <table:table-cell table:style-name="ce4" office:value-type="string" calcext:value-type="string">
            <text:p>71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59" calcext:value-type="float">
            <text:p>3,65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723" calcext:value-type="float">
            <text:p>3,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23" calcext:value-type="float">
            <text:p>3,723</text:p>
          </table:table-cell>
          <table:table-cell table:style-name="ce3" office:value-type="float" office:value="1471" calcext:value-type="float">
            <text:p>1,471</text:p>
          </table:table-cell>
          <table:table-cell table:style-name="ce3" office:value-type="float" office:value="5194" calcext:value-type="float">
            <text:p>5,194</text:p>
          </table:table-cell>
          <table:table-cell table:style-name="ce4" office:value-type="string" calcext:value-type="string">
            <text:p>71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66" calcext:value-type="float">
            <text:p>2,56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624" calcext:value-type="float">
            <text:p>2,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4" calcext:value-type="float">
            <text:p>2,624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3774" calcext:value-type="float">
            <text:p>3,774</text:p>
          </table:table-cell>
          <table:table-cell table:style-name="ce4" office:value-type="string" calcext:value-type="string">
            <text:p>69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43" calcext:value-type="float">
            <text:p>2,14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180" calcext:value-type="float">
            <text:p>2,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0" calcext:value-type="float">
            <text:p>2,180</text:p>
          </table:table-cell>
          <table:table-cell table:style-name="ce3" office:value-type="float" office:value="1632" calcext:value-type="float">
            <text:p>1,632</text:p>
          </table:table-cell>
          <table:table-cell table:style-name="ce3" office:value-type="float" office:value="3812" calcext:value-type="float">
            <text:p>3,812</text:p>
          </table:table-cell>
          <table:table-cell table:style-name="ce4" office:value-type="string" calcext:value-type="string">
            <text:p>57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年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205" calcext:value-type="float">
            <text:p>1,205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50" calcext:value-type="float">
            <text:p>3,05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112" calcext:value-type="float">
            <text:p>3,1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2" calcext:value-type="float">
            <text:p>3,112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4214" calcext:value-type="float">
            <text:p>4,214</text:p>
          </table:table-cell>
          <table:table-cell table:style-name="ce4" office:value-type="string" calcext:value-type="string">
            <text:p>73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宜欣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76" calcext:value-type="float">
            <text:p>1,57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349" calcext:value-type="float">
            <text:p>1,34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204" calcext:value-type="float">
            <text:p>4,20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4289" calcext:value-type="float">
            <text:p>4,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9" calcext:value-type="float">
            <text:p>4,289</text:p>
          </table:table-cell>
          <table:table-cell table:style-name="ce3" office:value-type="float" office:value="1851" calcext:value-type="float">
            <text:p>1,851</text:p>
          </table:table-cell>
          <table:table-cell table:style-name="ce3" office:value-type="float" office:value="6140" calcext:value-type="float">
            <text:p>6,140</text:p>
          </table:table-cell>
          <table:table-cell table:style-name="ce4" office:value-type="string" calcext:value-type="string">
            <text:p>69.8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宜佳里</text:p>
          </table:table-cell>
          <table:table-cell table:number-columns-repeated="2" table:style-name="ce3" office:value-type="float" office:value="42" calcext:value-type="float">
            <text:p>4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457" calcext:value-type="float">
            <text:p>1,45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136" calcext:value-type="float">
            <text:p>4,13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4216" calcext:value-type="float">
            <text:p>4,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16" calcext:value-type="float">
            <text:p>4,216</text:p>
          </table:table-cell>
          <table:table-cell table:style-name="ce3" office:value-type="float" office:value="1750" calcext:value-type="float">
            <text:p>1,750</text:p>
          </table:table-cell>
          <table:table-cell table:style-name="ce3" office:value-type="float" office:value="5966" calcext:value-type="float">
            <text:p>5,966</text:p>
          </table:table-cell>
          <table:table-cell table:style-name="ce4" office:value-type="string" calcext:value-type="string">
            <text:p>70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宜昌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55" calcext:value-type="float">
            <text:p>2,95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009" calcext:value-type="float">
            <text:p>3,0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9" calcext:value-type="float">
            <text:p>3,009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4325" calcext:value-type="float">
            <text:p>4,325</text:p>
          </table:table-cell>
          <table:table-cell table:style-name="ce4" office:value-type="string" calcext:value-type="string">
            <text:p>69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坪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52" calcext:value-type="float">
            <text:p>1,65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919" calcext:value-type="float">
            <text:p>1,9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79" calcext:value-type="float">
            <text:p>1,4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455" calcext:value-type="float">
            <text:p>5,45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5539" calcext:value-type="float">
            <text:p>5,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9" calcext:value-type="float">
            <text:p>5,539</text:p>
          </table:table-cell>
          <table:table-cell table:style-name="ce3" office:value-type="float" office:value="2199" calcext:value-type="float">
            <text:p>2,199</text:p>
          </table:table-cell>
          <table:table-cell table:style-name="ce3" office:value-type="float" office:value="7738" calcext:value-type="float">
            <text:p>7,738</text:p>
          </table:table-cell>
          <table:table-cell table:style-name="ce4" office:value-type="string" calcext:value-type="string">
            <text:p>71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吉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401" calcext:value-type="float">
            <text:p>1,40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125" calcext:value-type="float">
            <text:p>4,12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163" calcext:value-type="float">
            <text:p>4,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3" calcext:value-type="float">
            <text:p>4,163</text:p>
          </table:table-cell>
          <table:table-cell table:style-name="ce3" office:value-type="float" office:value="1449" calcext:value-type="float">
            <text:p>1,449</text:p>
          </table:table-cell>
          <table:table-cell table:style-name="ce3" office:value-type="float" office:value="5612" calcext:value-type="float">
            <text:p>5,612</text:p>
          </table:table-cell>
          <table:table-cell table:style-name="ce4" office:value-type="string" calcext:value-type="string">
            <text:p>74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城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88" calcext:value-type="float">
            <text:p>3,988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054" calcext:value-type="float">
            <text:p>4,0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55" calcext:value-type="float">
            <text:p>4,055</text:p>
          </table:table-cell>
          <table:table-cell table:style-name="ce3" office:value-type="float" office:value="1850" calcext:value-type="float">
            <text:p>1,850</text:p>
          </table:table-cell>
          <table:table-cell table:style-name="ce3" office:value-type="float" office:value="5905" calcext:value-type="float">
            <text:p>5,905</text:p>
          </table:table-cell>
          <table:table-cell table:style-name="ce4" office:value-type="string" calcext:value-type="string">
            <text:p>68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98" calcext:value-type="float">
            <text:p>1,8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713" calcext:value-type="float">
            <text:p>1,7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04" calcext:value-type="float">
            <text:p>1,4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417" calcext:value-type="float">
            <text:p>5,41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5513" calcext:value-type="float">
            <text:p>5,5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14" calcext:value-type="float">
            <text:p>5,514</text:p>
          </table:table-cell>
          <table:table-cell table:style-name="ce3" office:value-type="float" office:value="1988" calcext:value-type="float">
            <text:p>1,988</text:p>
          </table:table-cell>
          <table:table-cell table:style-name="ce3" office:value-type="float" office:value="7502" calcext:value-type="float">
            <text:p>7,502</text:p>
          </table:table-cell>
          <table:table-cell table:style-name="ce4" office:value-type="string" calcext:value-type="string">
            <text:p>73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53" calcext:value-type="float">
            <text:p>1,45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95" calcext:value-type="float">
            <text:p>4,59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4662" calcext:value-type="float">
            <text:p>4,6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2" calcext:value-type="float">
            <text:p>4,662</text:p>
          </table:table-cell>
          <table:table-cell table:style-name="ce3" office:value-type="float" office:value="1459" calcext:value-type="float">
            <text:p>1,459</text:p>
          </table:table-cell>
          <table:table-cell table:style-name="ce3" office:value-type="float" office:value="6121" calcext:value-type="float">
            <text:p>6,121</text:p>
          </table:table-cell>
          <table:table-cell table:style-name="ce4" office:value-type="string" calcext:value-type="string">
            <text:p>76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高里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32" calcext:value-type="float">
            <text:p>1,9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027" calcext:value-type="float">
            <text:p>2,02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48" calcext:value-type="float">
            <text:p>2,0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517" calcext:value-type="float">
            <text:p>6,51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6614" calcext:value-type="float">
            <text:p>6,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14" calcext:value-type="float">
            <text:p>6,614</text:p>
          </table:table-cell>
          <table:table-cell table:style-name="ce3" office:value-type="float" office:value="2224" calcext:value-type="float">
            <text:p>2,224</text:p>
          </table:table-cell>
          <table:table-cell table:style-name="ce3" office:value-type="float" office:value="8838" calcext:value-type="float">
            <text:p>8,838</text:p>
          </table:table-cell>
          <table:table-cell table:style-name="ce4" office:value-type="string" calcext:value-type="string">
            <text:p>74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福里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672" calcext:value-type="float">
            <text:p>1,67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79" calcext:value-type="float">
            <text:p>1,3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995" calcext:value-type="float">
            <text:p>4,99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5073" calcext:value-type="float">
            <text:p>5,0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73" calcext:value-type="float">
            <text:p>5,073</text:p>
          </table:table-cell>
          <table:table-cell table:style-name="ce3" office:value-type="float" office:value="1866" calcext:value-type="float">
            <text:p>1,866</text:p>
          </table:table-cell>
          <table:table-cell table:style-name="ce3" office:value-type="float" office:value="6939" calcext:value-type="float">
            <text:p>6,939</text:p>
          </table:table-cell>
          <table:table-cell table:style-name="ce4" office:value-type="string" calcext:value-type="string">
            <text:p>73.1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頭汴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746" calcext:value-type="float">
            <text:p>1,746</text:p>
          </table:table-cell>
          <table:table-cell table:style-name="ce4" office:value-type="string" calcext:value-type="string">
            <text:p>67.9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聖和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503" calcext:value-type="float">
            <text:p>1,503</text:p>
          </table:table-cell>
          <table:table-cell table:style-name="ce4" office:value-type="string" calcext:value-type="string">
            <text:p>70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汴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125" calcext:value-type="float">
            <text:p>1,125</text:p>
          </table:table-cell>
          <table:table-cell table:style-name="ce4" office:value-type="string" calcext:value-type="string">
            <text:p>67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隆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37" calcext:value-type="float">
            <text:p>2,13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191" calcext:value-type="float">
            <text:p>2,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1" calcext:value-type="float">
            <text:p>2,191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3145" calcext:value-type="float">
            <text:p>3,145</text:p>
          </table:table-cell>
          <table:table-cell table:style-name="ce4" office:value-type="string" calcext:value-type="string">
            <text:p>69.6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隆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84" calcext:value-type="float">
            <text:p>2,48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533" calcext:value-type="float">
            <text:p>2,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3" calcext:value-type="float">
            <text:p>2,533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3545" calcext:value-type="float">
            <text:p>3,545</text:p>
          </table:table-cell>
          <table:table-cell table:style-name="ce4" office:value-type="string" calcext:value-type="string">
            <text:p>71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黃竹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00" calcext:value-type="float">
            <text:p>600</text:p>
          </table:table-cell>
          <table:table-cell table:style-name="ce4" office:value-type="string" calcext:value-type="string">
            <text:p>72.5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光隆里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91" calcext:value-type="float">
            <text:p>2,09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150" calcext:value-type="float">
            <text:p>2,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0" calcext:value-type="float">
            <text:p>2,15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2991" calcext:value-type="float">
            <text:p>2,991</text:p>
          </table:table-cell>
          <table:table-cell table:style-name="ce4" office:value-type="string" calcext:value-type="string">
            <text:p>71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隆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35" calcext:value-type="float">
            <text:p>1,73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788" calcext:value-type="float">
            <text:p>1,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8" calcext:value-type="float">
            <text:p>1,788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436" calcext:value-type="float">
            <text:p>2,436</text:p>
          </table:table-cell>
          <table:table-cell table:style-name="ce4" office:value-type="string" calcext:value-type="string">
            <text:p>73.4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德隆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254" calcext:value-type="float">
            <text:p>3,254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323" calcext:value-type="float">
            <text:p>3,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3" calcext:value-type="float">
            <text:p>3,323</text:p>
          </table:table-cell>
          <table:table-cell table:style-name="ce3" office:value-type="float" office:value="1407" calcext:value-type="float">
            <text:p>1,407</text:p>
          </table:table-cell>
          <table:table-cell table:style-name="ce3" office:value-type="float" office:value="4730" calcext:value-type="float">
            <text:p>4,730</text:p>
          </table:table-cell>
          <table:table-cell table:style-name="ce4" office:value-type="string" calcext:value-type="string">
            <text:p>70.2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大里區</text:p>
          </table:table-cell>
          <table:table-cell table:style-name="ce2"/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3439" calcext:value-type="float">
            <text:p>43,439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693" calcext:value-type="float">
            <text:p>3,693</text:p>
          </table:table-cell>
          <table:table-cell table:style-name="ce3" office:value-type="float" office:value="39131" calcext:value-type="float">
            <text:p>39,131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32243" calcext:value-type="float">
            <text:p>32,24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24243" calcext:value-type="float">
            <text:p>124,243</text:p>
          </table:table-cell>
          <table:table-cell table:style-name="ce3" office:value-type="float" office:value="2187" calcext:value-type="float">
            <text:p>2,187</text:p>
          </table:table-cell>
          <table:table-cell table:style-name="ce3" office:value-type="float" office:value="126430" calcext:value-type="float">
            <text:p>126,43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26475" calcext:value-type="float">
            <text:p>126,475</text:p>
          </table:table-cell>
          <table:table-cell table:style-name="ce3" office:value-type="float" office:value="46071" calcext:value-type="float">
            <text:p>46,071</text:p>
          </table:table-cell>
          <table:table-cell table:style-name="ce3" office:value-type="float" office:value="172546" calcext:value-type="float">
            <text:p>172,546</text:p>
          </table:table-cell>
          <table:table-cell table:style-name="ce4" office:value-type="string" calcext:value-type="string">
            <text:p>73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湖里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25" calcext:value-type="float">
            <text:p>2,52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329" calcext:value-type="float">
            <text:p>2,32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65" calcext:value-type="float">
            <text:p>1,8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311" calcext:value-type="float">
            <text:p>7,31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7469" calcext:value-type="float">
            <text:p>7,46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75" calcext:value-type="float">
            <text:p>7,475</text:p>
          </table:table-cell>
          <table:table-cell table:style-name="ce3" office:value-type="float" office:value="3044" calcext:value-type="float">
            <text:p>3,044</text:p>
          </table:table-cell>
          <table:table-cell table:style-name="ce3" office:value-type="float" office:value="10519" calcext:value-type="float">
            <text:p>10,519</text:p>
          </table:table-cell>
          <table:table-cell table:style-name="ce4" office:value-type="string" calcext:value-type="string">
            <text:p>71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湖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59" calcext:value-type="float">
            <text:p>1,95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001" calcext:value-type="float">
            <text:p>2,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1" calcext:value-type="float">
            <text:p>2,001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2732" calcext:value-type="float">
            <text:p>2,732</text:p>
          </table:table-cell>
          <table:table-cell table:style-name="ce4" office:value-type="string" calcext:value-type="string">
            <text:p>73.2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里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43" calcext:value-type="float">
            <text:p>2,64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692" calcext:value-type="float">
            <text:p>2,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2" calcext:value-type="float">
            <text:p>2,692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3709" calcext:value-type="float">
            <text:p>3,709</text:p>
          </table:table-cell>
          <table:table-cell table:style-name="ce4" office:value-type="string" calcext:value-type="string">
            <text:p>72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里里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85" calcext:value-type="float">
            <text:p>2,48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242" calcext:value-type="float">
            <text:p>2,24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913" calcext:value-type="float">
            <text:p>1,9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175" calcext:value-type="float">
            <text:p>7,175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7278" calcext:value-type="float">
            <text:p>7,2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81" calcext:value-type="float">
            <text:p>7,281</text:p>
          </table:table-cell>
          <table:table-cell table:style-name="ce3" office:value-type="float" office:value="3170" calcext:value-type="float">
            <text:p>3,170</text:p>
          </table:table-cell>
          <table:table-cell table:style-name="ce3" office:value-type="float" office:value="10451" calcext:value-type="float">
            <text:p>10,451</text:p>
          </table:table-cell>
          <table:table-cell table:style-name="ce4" office:value-type="string" calcext:value-type="string">
            <text:p>69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國光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64" calcext:value-type="float">
            <text:p>4,16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213" calcext:value-type="float">
            <text:p>4,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13" calcext:value-type="float">
            <text:p>4,213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5551" calcext:value-type="float">
            <text:p>5,551</text:p>
          </table:table-cell>
          <table:table-cell table:style-name="ce4" office:value-type="string" calcext:value-type="string">
            <text:p>75.9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樹王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25" calcext:value-type="float">
            <text:p>2,62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683" calcext:value-type="float">
            <text:p>2,6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84" calcext:value-type="float">
            <text:p>2,684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3564" calcext:value-type="float">
            <text:p>3,564</text:p>
          </table:table-cell>
          <table:table-cell table:style-name="ce4" office:value-type="string" calcext:value-type="string">
            <text:p>75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祥興里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00" calcext:value-type="float">
            <text:p>1,9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546" calcext:value-type="float">
            <text:p>1,54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209" calcext:value-type="float">
            <text:p>5,209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303" calcext:value-type="float">
            <text:p>5,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03" calcext:value-type="float">
            <text:p>5,303</text:p>
          </table:table-cell>
          <table:table-cell table:style-name="ce3" office:value-type="float" office:value="2015" calcext:value-type="float">
            <text:p>2,015</text:p>
          </table:table-cell>
          <table:table-cell table:style-name="ce3" office:value-type="float" office:value="7318" calcext:value-type="float">
            <text:p>7,318</text:p>
          </table:table-cell>
          <table:table-cell table:style-name="ce4" office:value-type="string" calcext:value-type="string">
            <text:p>72.4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內新里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83" calcext:value-type="float">
            <text:p>1,88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010" calcext:value-type="float">
            <text:p>2,0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76" calcext:value-type="float">
            <text:p>1,5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953" calcext:value-type="float">
            <text:p>5,95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6036" calcext:value-type="float">
            <text:p>6,0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6" calcext:value-type="float">
            <text:p>6,036</text:p>
          </table:table-cell>
          <table:table-cell table:style-name="ce3" office:value-type="float" office:value="2171" calcext:value-type="float">
            <text:p>2,171</text:p>
          </table:table-cell>
          <table:table-cell table:style-name="ce3" office:value-type="float" office:value="8207" calcext:value-type="float">
            <text:p>8,207</text:p>
          </table:table-cell>
          <table:table-cell table:style-name="ce4" office:value-type="string" calcext:value-type="string">
            <text:p>73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新里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212" calcext:value-type="float">
            <text:p>1,2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01" calcext:value-type="float">
            <text:p>3,80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852" calcext:value-type="float">
            <text:p>3,8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52" calcext:value-type="float">
            <text:p>3,852</text:p>
          </table:table-cell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5312" calcext:value-type="float">
            <text:p>5,312</text:p>
          </table:table-cell>
          <table:table-cell table:style-name="ce4" office:value-type="string" calcext:value-type="string">
            <text:p>72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昇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353" calcext:value-type="float">
            <text:p>2,35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392" calcext:value-type="float">
            <text:p>2,3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2" calcext:value-type="float">
            <text:p>2,392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279" calcext:value-type="float">
            <text:p>3,279</text:p>
          </table:table-cell>
          <table:table-cell table:style-name="ce4" office:value-type="string" calcext:value-type="string">
            <text:p>72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元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98" calcext:value-type="float">
            <text:p>2,89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947" calcext:value-type="float">
            <text:p>2,9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48" calcext:value-type="float">
            <text:p>2,948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3955" calcext:value-type="float">
            <text:p>3,955</text:p>
          </table:table-cell>
          <table:table-cell table:style-name="ce4" office:value-type="string" calcext:value-type="string">
            <text:p>74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夏田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912" calcext:value-type="float">
            <text:p>912</text:p>
          </table:table-cell>
          <table:table-cell table:style-name="ce4" office:value-type="string" calcext:value-type="string">
            <text:p>76.7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化里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63" calcext:value-type="float">
            <text:p>2,16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690" calcext:value-type="float">
            <text:p>1,69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48" calcext:value-type="float">
            <text:p>1,5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796" calcext:value-type="float">
            <text:p>5,79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916" calcext:value-type="float">
            <text:p>5,9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6" calcext:value-type="float">
            <text:p>5,916</text:p>
          </table:table-cell>
          <table:table-cell table:style-name="ce3" office:value-type="float" office:value="2192" calcext:value-type="float">
            <text:p>2,192</text:p>
          </table:table-cell>
          <table:table-cell table:style-name="ce3" office:value-type="float" office:value="8108" calcext:value-type="float">
            <text:p>8,108</text:p>
          </table:table-cell>
          <table:table-cell table:style-name="ce4" office:value-type="string" calcext:value-type="string">
            <text:p>72.9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131" calcext:value-type="float">
            <text:p>4,13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4201" calcext:value-type="float">
            <text:p>4,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01" calcext:value-type="float">
            <text:p>4,201</text:p>
          </table:table-cell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5701" calcext:value-type="float">
            <text:p>5,701</text:p>
          </table:table-cell>
          <table:table-cell table:style-name="ce4" office:value-type="string" calcext:value-type="string">
            <text:p>73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健民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605" calcext:value-type="float">
            <text:p>3,60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695" calcext:value-type="float">
            <text:p>3,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5" calcext:value-type="float">
            <text:p>3,695</text:p>
          </table:table-cell>
          <table:table-cell table:style-name="ce3" office:value-type="float" office:value="1419" calcext:value-type="float">
            <text:p>1,419</text:p>
          </table:table-cell>
          <table:table-cell table:style-name="ce3" office:value-type="float" office:value="5114" calcext:value-type="float">
            <text:p>5,114</text:p>
          </table:table-cell>
          <table:table-cell table:style-name="ce4" office:value-type="string" calcext:value-type="string">
            <text:p>72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塗城里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44" calcext:value-type="float">
            <text:p>2,14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755" calcext:value-type="float">
            <text:p>1,75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717" calcext:value-type="float">
            <text:p>5,717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5826" calcext:value-type="float">
            <text:p>5,82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843" calcext:value-type="float">
            <text:p>5,843</text:p>
          </table:table-cell>
          <table:table-cell table:style-name="ce3" office:value-type="float" office:value="2267" calcext:value-type="float">
            <text:p>2,267</text:p>
          </table:table-cell>
          <table:table-cell table:style-name="ce3" office:value-type="float" office:value="8110" calcext:value-type="float">
            <text:p>8,110</text:p>
          </table:table-cell>
          <table:table-cell table:style-name="ce4" office:value-type="string" calcext:value-type="string">
            <text:p>71.8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89" calcext:value-type="float">
            <text:p>1,7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558" calcext:value-type="float">
            <text:p>1,55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942" calcext:value-type="float">
            <text:p>4,94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5005" calcext:value-type="float">
            <text:p>5,0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5" calcext:value-type="float">
            <text:p>5,005</text:p>
          </table:table-cell>
          <table:table-cell table:style-name="ce3" office:value-type="float" office:value="1676" calcext:value-type="float">
            <text:p>1,676</text:p>
          </table:table-cell>
          <table:table-cell table:style-name="ce3" office:value-type="float" office:value="6681" calcext:value-type="float">
            <text:p>6,681</text:p>
          </table:table-cell>
          <table:table-cell table:style-name="ce4" office:value-type="string" calcext:value-type="string">
            <text:p>74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明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38" calcext:value-type="float">
            <text:p>2,93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978" calcext:value-type="float">
            <text:p>2,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8" calcext:value-type="float">
            <text:p>2,978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4111" calcext:value-type="float">
            <text:p>4,111</text:p>
          </table:table-cell>
          <table:table-cell table:style-name="ce4" office:value-type="string" calcext:value-type="string">
            <text:p>72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隆里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34" calcext:value-type="float">
            <text:p>2,4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465" calcext:value-type="float">
            <text:p>2,46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73" calcext:value-type="float">
            <text:p>2,0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556" calcext:value-type="float">
            <text:p>7,556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7648" calcext:value-type="float">
            <text:p>7,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48" calcext:value-type="float">
            <text:p>7,648</text:p>
          </table:table-cell>
          <table:table-cell table:style-name="ce3" office:value-type="float" office:value="2108" calcext:value-type="float">
            <text:p>2,108</text:p>
          </table:table-cell>
          <table:table-cell table:style-name="ce3" office:value-type="float" office:value="9756" calcext:value-type="float">
            <text:p>9,756</text:p>
          </table:table-cell>
          <table:table-cell table:style-name="ce4" office:value-type="string" calcext:value-type="string">
            <text:p>78.3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日新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71" calcext:value-type="float">
            <text:p>3,17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222" calcext:value-type="float">
            <text:p>3,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2" calcext:value-type="float">
            <text:p>3,222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4246" calcext:value-type="float">
            <text:p>4,246</text:p>
          </table:table-cell>
          <table:table-cell table:style-name="ce4" office:value-type="string" calcext:value-type="string">
            <text:p>75.8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榮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70" calcext:value-type="float">
            <text:p>3,77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843" calcext:value-type="float">
            <text:p>3,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3" calcext:value-type="float">
            <text:p>3,843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5358" calcext:value-type="float">
            <text:p>5,358</text:p>
          </table:table-cell>
          <table:table-cell table:style-name="ce4" office:value-type="string" calcext:value-type="string">
            <text:p>71.7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長榮里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28" calcext:value-type="float">
            <text:p>2,0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043" calcext:value-type="float">
            <text:p>2,04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23" calcext:value-type="float">
            <text:p>1,62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195" calcext:value-type="float">
            <text:p>6,195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6308" calcext:value-type="float">
            <text:p>6,3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11" calcext:value-type="float">
            <text:p>6,311</text:p>
          </table:table-cell>
          <table:table-cell table:style-name="ce3" office:value-type="float" office:value="2082" calcext:value-type="float">
            <text:p>2,082</text:p>
          </table:table-cell>
          <table:table-cell table:style-name="ce3" office:value-type="float" office:value="8393" calcext:value-type="float">
            <text:p>8,393</text:p>
          </table:table-cell>
          <table:table-cell table:style-name="ce4" office:value-type="string" calcext:value-type="string">
            <text:p>75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城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90" calcext:value-type="float">
            <text:p>2,19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136" calcext:value-type="float">
            <text:p>2,13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70" calcext:value-type="float">
            <text:p>1,6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437" calcext:value-type="float">
            <text:p>6,437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6561" calcext:value-type="float">
            <text:p>6,56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572" calcext:value-type="float">
            <text:p>6,572</text:p>
          </table:table-cell>
          <table:table-cell table:style-name="ce3" office:value-type="float" office:value="2644" calcext:value-type="float">
            <text:p>2,644</text:p>
          </table:table-cell>
          <table:table-cell table:style-name="ce3" office:value-type="float" office:value="9216" calcext:value-type="float">
            <text:p>9,216</text:p>
          </table:table-cell>
          <table:table-cell table:style-name="ce4" office:value-type="string" calcext:value-type="string">
            <text:p>71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立仁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681" calcext:value-type="float">
            <text:p>3,68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750" calcext:value-type="float">
            <text:p>3,7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50" calcext:value-type="float">
            <text:p>3,750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5270" calcext:value-type="float">
            <text:p>5,270</text:p>
          </table:table-cell>
          <table:table-cell table:style-name="ce4" office:value-type="string" calcext:value-type="string">
            <text:p>71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立德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10" calcext:value-type="float">
            <text:p>2,0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708" calcext:value-type="float">
            <text:p>1,70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34" calcext:value-type="float">
            <text:p>1,5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643" calcext:value-type="float">
            <text:p>5,64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737" calcext:value-type="float">
            <text:p>5,7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38" calcext:value-type="float">
            <text:p>5,738</text:p>
          </table:table-cell>
          <table:table-cell table:style-name="ce3" office:value-type="float" office:value="1962" calcext:value-type="float">
            <text:p>1,962</text:p>
          </table:table-cell>
          <table:table-cell table:style-name="ce3" office:value-type="float" office:value="7700" calcext:value-type="float">
            <text:p>7,700</text:p>
          </table:table-cell>
          <table:table-cell table:style-name="ce4" office:value-type="string" calcext:value-type="string">
            <text:p>74.5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仁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68" calcext:value-type="float">
            <text:p>2,0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635" calcext:value-type="float">
            <text:p>1,63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48" calcext:value-type="float">
            <text:p>1,4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537" calcext:value-type="float">
            <text:p>5,53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5652" calcext:value-type="float">
            <text:p>5,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2" calcext:value-type="float">
            <text:p>5,652</text:p>
          </table:table-cell>
          <table:table-cell table:style-name="ce3" office:value-type="float" office:value="2061" calcext:value-type="float">
            <text:p>2,061</text:p>
          </table:table-cell>
          <table:table-cell table:style-name="ce3" office:value-type="float" office:value="7713" calcext:value-type="float">
            <text:p>7,713</text:p>
          </table:table-cell>
          <table:table-cell table:style-name="ce4" office:value-type="string" calcext:value-type="string">
            <text:p>73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瑞城里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34" calcext:value-type="float">
            <text:p>2,83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662" calcext:value-type="float">
            <text:p>2,66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81" calcext:value-type="float">
            <text:p>2,2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345" calcext:value-type="float">
            <text:p>8,34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8522" calcext:value-type="float">
            <text:p>8,5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24" calcext:value-type="float">
            <text:p>8,524</text:p>
          </table:table-cell>
          <table:table-cell table:style-name="ce3" office:value-type="float" office:value="3036" calcext:value-type="float">
            <text:p>3,036</text:p>
          </table:table-cell>
          <table:table-cell table:style-name="ce3" office:value-type="float" office:value="11560" calcext:value-type="float">
            <text:p>11,560</text:p>
          </table:table-cell>
          <table:table-cell table:style-name="ce4" office:value-type="string" calcext:value-type="string">
            <text:p>73.72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豐原區</text:p>
          </table:table-cell>
          <table:table-cell table:style-name="ce2"/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5932" calcext:value-type="float">
            <text:p>35,932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418" calcext:value-type="float">
            <text:p>2,418</text:p>
          </table:table-cell>
          <table:table-cell table:style-name="ce3" office:value-type="float" office:value="32347" calcext:value-type="float">
            <text:p>32,34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3992" calcext:value-type="float">
            <text:p>23,99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99061" calcext:value-type="float">
            <text:p>99,061</text:p>
          </table:table-cell>
          <table:table-cell table:style-name="ce3" office:value-type="float" office:value="1848" calcext:value-type="float">
            <text:p>1,848</text:p>
          </table:table-cell>
          <table:table-cell table:style-name="ce3" office:value-type="float" office:value="100909" calcext:value-type="float">
            <text:p>100,90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0921" calcext:value-type="float">
            <text:p>100,921</text:p>
          </table:table-cell>
          <table:table-cell table:style-name="ce3" office:value-type="float" office:value="33120" calcext:value-type="float">
            <text:p>33,120</text:p>
          </table:table-cell>
          <table:table-cell table:style-name="ce3" office:value-type="float" office:value="134041" calcext:value-type="float">
            <text:p>134,041</text:p>
          </table:table-cell>
          <table:table-cell table:style-name="ce4" office:value-type="string" calcext:value-type="string">
            <text:p>75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原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38" calcext:value-type="float">
            <text:p>1,53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191" calcext:value-type="float">
            <text:p>2,191</text:p>
          </table:table-cell>
          <table:table-cell table:style-name="ce4" office:value-type="string" calcext:value-type="string">
            <text:p>71.5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榮里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74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頂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86" calcext:value-type="float">
            <text:p>886</text:p>
          </table:table-cell>
          <table:table-cell table:style-name="ce4" office:value-type="string" calcext:value-type="string">
            <text:p>72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4" calcext:value-type="float">
            <text:p>19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772" calcext:value-type="float">
            <text:p>772</text:p>
          </table:table-cell>
          <table:table-cell table:style-name="ce4" office:value-type="string" calcext:value-type="string">
            <text:p>78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下街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744" calcext:value-type="float">
            <text:p>744</text:p>
          </table:table-cell>
          <table:table-cell table:style-name="ce4" office:value-type="string" calcext:value-type="string">
            <text:p>76.6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陽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70" calcext:value-type="float">
            <text:p>3,87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935" calcext:value-type="float">
            <text:p>3,9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5" calcext:value-type="float">
            <text:p>3,935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5087" calcext:value-type="float">
            <text:p>5,087</text:p>
          </table:table-cell>
          <table:table-cell table:style-name="ce4" office:value-type="string" calcext:value-type="string">
            <text:p>77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湳里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794" calcext:value-type="float">
            <text:p>1,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4" calcext:value-type="float">
            <text:p>1,794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419" calcext:value-type="float">
            <text:p>2,419</text:p>
          </table:table-cell>
          <table:table-cell table:style-name="ce4" office:value-type="string" calcext:value-type="string">
            <text:p>74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湳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69" calcext:value-type="float">
            <text:p>2,26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312" calcext:value-type="float">
            <text:p>2,3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13" calcext:value-type="float">
            <text:p>2,313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3000" calcext:value-type="float">
            <text:p>3,000</text:p>
          </table:table-cell>
          <table:table-cell table:style-name="ce4" office:value-type="string" calcext:value-type="string">
            <text:p>77.0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湳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04" calcext:value-type="float">
            <text:p>2,90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969" calcext:value-type="float">
            <text:p>2,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9" calcext:value-type="float">
            <text:p>2,969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3896" calcext:value-type="float">
            <text:p>3,896</text:p>
          </table:table-cell>
          <table:table-cell table:style-name="ce4" office:value-type="string" calcext:value-type="string">
            <text:p>76.2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湳里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11" calcext:value-type="float">
            <text:p>2,5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943" calcext:value-type="float">
            <text:p>1,94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78" calcext:value-type="float">
            <text:p>1,7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706" calcext:value-type="float">
            <text:p>6,706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868" calcext:value-type="float">
            <text:p>6,8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68" calcext:value-type="float">
            <text:p>6,868</text:p>
          </table:table-cell>
          <table:table-cell table:style-name="ce3" office:value-type="float" office:value="2237" calcext:value-type="float">
            <text:p>2,237</text:p>
          </table:table-cell>
          <table:table-cell table:style-name="ce3" office:value-type="float" office:value="9105" calcext:value-type="float">
            <text:p>9,105</text:p>
          </table:table-cell>
          <table:table-cell table:style-name="ce4" office:value-type="string" calcext:value-type="string">
            <text:p>75.4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西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571" calcext:value-type="float">
            <text:p>1,571</text:p>
          </table:table-cell>
          <table:table-cell table:style-name="ce4" office:value-type="string" calcext:value-type="string">
            <text:p>76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圳寮里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3" calcext:value-type="float">
            <text:p>21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186" calcext:value-type="float">
            <text:p>1,186</text:p>
          </table:table-cell>
          <table:table-cell table:style-name="ce4" office:value-type="string" calcext:value-type="string">
            <text:p>78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圳里</text:p>
          </table:table-cell>
          <table:table-cell table:number-columns-repeated="2"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56" calcext:value-type="float">
            <text:p>2,45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496" calcext:value-type="float">
            <text:p>2,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6" calcext:value-type="float">
            <text:p>2,496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3220" calcext:value-type="float">
            <text:p>3,220</text:p>
          </table:table-cell>
          <table:table-cell table:style-name="ce4" office:value-type="string" calcext:value-type="string">
            <text:p>77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富春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662" calcext:value-type="float">
            <text:p>662</text:p>
          </table:table-cell>
          <table:table-cell table:style-name="ce4" office:value-type="string" calcext:value-type="string">
            <text:p>79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葫蘆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576" calcext:value-type="float">
            <text:p>576</text:p>
          </table:table-cell>
          <table:table-cell table:style-name="ce4" office:value-type="string" calcext:value-type="string">
            <text:p>74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516" calcext:value-type="float">
            <text:p>3,51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569" calcext:value-type="float">
            <text:p>3,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69" calcext:value-type="float">
            <text:p>3,569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4651" calcext:value-type="float">
            <text:p>4,651</text:p>
          </table:table-cell>
          <table:table-cell table:style-name="ce4" office:value-type="string" calcext:value-type="string">
            <text:p>76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22" calcext:value-type="float">
            <text:p>1,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2" calcext:value-type="float">
            <text:p>1,622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2102" calcext:value-type="float">
            <text:p>2,102</text:p>
          </table:table-cell>
          <table:table-cell table:style-name="ce4" office:value-type="string" calcext:value-type="string">
            <text:p>77.1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59" calcext:value-type="float">
            <text:p>2,05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89" calcext:value-type="float">
            <text:p>2,0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90" calcext:value-type="float">
            <text:p>2,09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822" calcext:value-type="float">
            <text:p>2,822</text:p>
          </table:table-cell>
          <table:table-cell table:style-name="ce4" office:value-type="string" calcext:value-type="string">
            <text:p>74.0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社皮里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80" calcext:value-type="float">
            <text:p>2,3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354" calcext:value-type="float">
            <text:p>2,35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78" calcext:value-type="float">
            <text:p>1,77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993" calcext:value-type="float">
            <text:p>6,99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7127" calcext:value-type="float">
            <text:p>7,1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28" calcext:value-type="float">
            <text:p>7,128</text:p>
          </table:table-cell>
          <table:table-cell table:style-name="ce3" office:value-type="float" office:value="2498" calcext:value-type="float">
            <text:p>2,498</text:p>
          </table:table-cell>
          <table:table-cell table:style-name="ce3" office:value-type="float" office:value="9626" calcext:value-type="float">
            <text:p>9,626</text:p>
          </table:table-cell>
          <table:table-cell table:style-name="ce4" office:value-type="string" calcext:value-type="string">
            <text:p>74.0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三村里</text:p>
          </table:table-cell>
          <table:table-cell table:number-columns-repeated="2" table:style-name="ce3" office:value-type="float" office:value="38" calcext:value-type="float">
            <text:p>3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76" calcext:value-type="float">
            <text:p>1,67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428" calcext:value-type="float">
            <text:p>1,4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540" calcext:value-type="float">
            <text:p>4,54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634" calcext:value-type="float">
            <text:p>4,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34" calcext:value-type="float">
            <text:p>4,634</text:p>
          </table:table-cell>
          <table:table-cell table:style-name="ce3" office:value-type="float" office:value="1447" calcext:value-type="float">
            <text:p>1,447</text:p>
          </table:table-cell>
          <table:table-cell table:style-name="ce3" office:value-type="float" office:value="6081" calcext:value-type="float">
            <text:p>6,081</text:p>
          </table:table-cell>
          <table:table-cell table:style-name="ce4" office:value-type="string" calcext:value-type="string">
            <text:p>76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369" calcext:value-type="float">
            <text:p>1,369</text:p>
          </table:table-cell>
          <table:table-cell table:style-name="ce4" office:value-type="string" calcext:value-type="string">
            <text:p>73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069" calcext:value-type="float">
            <text:p>1,069</text:p>
          </table:table-cell>
          <table:table-cell table:style-name="ce4" office:value-type="string" calcext:value-type="string">
            <text:p>73.9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190" calcext:value-type="float">
            <text:p>4,19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255" calcext:value-type="float">
            <text:p>4,2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56" calcext:value-type="float">
            <text:p>4,256</text:p>
          </table:table-cell>
          <table:table-cell table:style-name="ce3" office:value-type="float" office:value="1872" calcext:value-type="float">
            <text:p>1,872</text:p>
          </table:table-cell>
          <table:table-cell table:style-name="ce3" office:value-type="float" office:value="6128" calcext:value-type="float">
            <text:p>6,128</text:p>
          </table:table-cell>
          <table:table-cell table:style-name="ce4" office:value-type="string" calcext:value-type="string">
            <text:p>69.4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57" calcext:value-type="float">
            <text:p>2,75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296" calcext:value-type="float">
            <text:p>2,296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1715" calcext:value-type="float">
            <text:p>1,7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270" calcext:value-type="float">
            <text:p>7,27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7408" calcext:value-type="float">
            <text:p>7,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8" calcext:value-type="float">
            <text:p>7,408</text:p>
          </table:table-cell>
          <table:table-cell table:style-name="ce3" office:value-type="float" office:value="2541" calcext:value-type="float">
            <text:p>2,541</text:p>
          </table:table-cell>
          <table:table-cell table:style-name="ce3" office:value-type="float" office:value="9949" calcext:value-type="float">
            <text:p>9,949</text:p>
          </table:table-cell>
          <table:table-cell table:style-name="ce4" office:value-type="string" calcext:value-type="string">
            <text:p>74.4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鎌村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334" calcext:value-type="float">
            <text:p>3,334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427" calcext:value-type="float">
            <text:p>3,4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7" calcext:value-type="float">
            <text:p>3,427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4493" calcext:value-type="float">
            <text:p>4,493</text:p>
          </table:table-cell>
          <table:table-cell table:style-name="ce4" office:value-type="string" calcext:value-type="string">
            <text:p>76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陽明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66" calcext:value-type="float">
            <text:p>1,96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91" calcext:value-type="float">
            <text:p>1,9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1" calcext:value-type="float">
            <text:p>1,991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551" calcext:value-type="float">
            <text:p>2,551</text:p>
          </table:table-cell>
          <table:table-cell table:style-name="ce4" office:value-type="string" calcext:value-type="string">
            <text:p>78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陽里</text:p>
          </table:table-cell>
          <table:table-cell table:number-columns-repeated="2" table:style-name="ce3" office:value-type="float" office:value="62" calcext:value-type="float">
            <text:p>6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81" calcext:value-type="float">
            <text:p>2,58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607" calcext:value-type="float">
            <text:p>2,60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39" calcext:value-type="float">
            <text:p>1,93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646" calcext:value-type="float">
            <text:p>7,646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7769" calcext:value-type="float">
            <text:p>7,7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69" calcext:value-type="float">
            <text:p>7,769</text:p>
          </table:table-cell>
          <table:table-cell table:style-name="ce3" office:value-type="float" office:value="2602" calcext:value-type="float">
            <text:p>2,602</text:p>
          </table:table-cell>
          <table:table-cell table:style-name="ce3" office:value-type="float" office:value="10371" calcext:value-type="float">
            <text:p>10,371</text:p>
          </table:table-cell>
          <table:table-cell table:style-name="ce4" office:value-type="string" calcext:value-type="string">
            <text:p>74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陽里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06" calcext:value-type="float">
            <text:p>3,40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3160" calcext:value-type="float">
            <text:p>3,16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09" calcext:value-type="float">
            <text:p>2,3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530" calcext:value-type="float">
            <text:p>9,53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9699" calcext:value-type="float">
            <text:p>9,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99" calcext:value-type="float">
            <text:p>9,699</text:p>
          </table:table-cell>
          <table:table-cell table:style-name="ce3" office:value-type="float" office:value="3071" calcext:value-type="float">
            <text:p>3,071</text:p>
          </table:table-cell>
          <table:table-cell table:style-name="ce3" office:value-type="float" office:value="12770" calcext:value-type="float">
            <text:p>12,770</text:p>
          </table:table-cell>
          <table:table-cell table:style-name="ce4" office:value-type="string" calcext:value-type="string">
            <text:p>75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陽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508" calcext:value-type="float">
            <text:p>1,508</text:p>
          </table:table-cell>
          <table:table-cell table:style-name="ce4" office:value-type="string" calcext:value-type="string">
            <text:p>77.6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村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869" calcext:value-type="float">
            <text:p>3,86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924" calcext:value-type="float">
            <text:p>3,92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28" calcext:value-type="float">
            <text:p>3,928</text:p>
          </table:table-cell>
          <table:table-cell table:style-name="ce3" office:value-type="float" office:value="1297" calcext:value-type="float">
            <text:p>1,297</text:p>
          </table:table-cell>
          <table:table-cell table:style-name="ce3" office:value-type="float" office:value="5225" calcext:value-type="float">
            <text:p>5,225</text:p>
          </table:table-cell>
          <table:table-cell table:style-name="ce4" office:value-type="string" calcext:value-type="string">
            <text:p>75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田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63" calcext:value-type="float">
            <text:p>2,26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323" calcext:value-type="float">
            <text:p>2,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3" calcext:value-type="float">
            <text:p>2,323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3102" calcext:value-type="float">
            <text:p>3,102</text:p>
          </table:table-cell>
          <table:table-cell table:style-name="ce4" office:value-type="string" calcext:value-type="string">
            <text:p>74.8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嵩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80" calcext:value-type="float">
            <text:p>2,38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428" calcext:value-type="float">
            <text:p>2,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8" calcext:value-type="float">
            <text:p>2,428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3251" calcext:value-type="float">
            <text:p>3,251</text:p>
          </table:table-cell>
          <table:table-cell table:style-name="ce4" office:value-type="string" calcext:value-type="string">
            <text:p>74.6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翁明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76" calcext:value-type="float">
            <text:p>1,67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02" calcext:value-type="float">
            <text:p>1,7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2" calcext:value-type="float">
            <text:p>1,702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2213" calcext:value-type="float">
            <text:p>2,213</text:p>
          </table:table-cell>
          <table:table-cell table:style-name="ce4" office:value-type="string" calcext:value-type="string">
            <text:p>76.9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翁子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65" calcext:value-type="float">
            <text:p>2,36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403" calcext:value-type="float">
            <text:p>2,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3" calcext:value-type="float">
            <text:p>2,403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204" calcext:value-type="float">
            <text:p>3,204</text:p>
          </table:table-cell>
          <table:table-cell table:style-name="ce4" office:value-type="string" calcext:value-type="string">
            <text:p>75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翁社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75" calcext:value-type="float">
            <text:p>1,47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993" calcext:value-type="float">
            <text:p>1,993</text:p>
          </table:table-cell>
          <table:table-cell table:style-name="ce4" office:value-type="string" calcext:value-type="string">
            <text:p>76.1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朴子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71" calcext:value-type="float">
            <text:p>2,37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422" calcext:value-type="float">
            <text:p>2,4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25" calcext:value-type="float">
            <text:p>2,425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3196" calcext:value-type="float">
            <text:p>3,196</text:p>
          </table:table-cell>
          <table:table-cell table:style-name="ce4" office:value-type="string" calcext:value-type="string">
            <text:p>75.78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石岡區</text:p>
          </table:table-cell>
          <table:table-cell table:style-name="ce2"/>
          <table:table-cell table:style-name="ce3" office:value-type="float" office:value="57" calcext:value-type="float">
            <text:p>5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56" calcext:value-type="float">
            <text:p>2,85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553" calcext:value-type="float">
            <text:p>3,55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70" calcext:value-type="float">
            <text:p>1,77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797" calcext:value-type="float">
            <text:p>8,797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9078" calcext:value-type="float">
            <text:p>9,0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78" calcext:value-type="float">
            <text:p>9,078</text:p>
          </table:table-cell>
          <table:table-cell table:style-name="ce3" office:value-type="float" office:value="3142" calcext:value-type="float">
            <text:p>3,142</text:p>
          </table:table-cell>
          <table:table-cell table:style-name="ce3" office:value-type="float" office:value="12220" calcext:value-type="float">
            <text:p>12,220</text:p>
          </table:table-cell>
          <table:table-cell table:style-name="ce4" office:value-type="string" calcext:value-type="string">
            <text:p>74.2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石岡里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143" calcext:value-type="float">
            <text:p>1,143</text:p>
          </table:table-cell>
          <table:table-cell table:style-name="ce4" office:value-type="string" calcext:value-type="string">
            <text:p>74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安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488" calcext:value-type="float">
            <text:p>1,488</text:p>
          </table:table-cell>
          <table:table-cell table:style-name="ce4" office:value-type="string" calcext:value-type="string">
            <text:p>77.8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九房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78" calcext:value-type="float">
            <text:p>1,178</text:p>
          </table:table-cell>
          <table:table-cell table:style-name="ce4" office:value-type="string" calcext:value-type="string">
            <text:p>74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金星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6" calcext:value-type="float">
            <text:p>29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174" calcext:value-type="float">
            <text:p>1,174</text:p>
          </table:table-cell>
          <table:table-cell table:style-name="ce4" office:value-type="string" calcext:value-type="string">
            <text:p>72.8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龍興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04" calcext:value-type="float">
            <text:p>604</text:p>
          </table:table-cell>
          <table:table-cell table:style-name="ce4" office:value-type="string" calcext:value-type="string">
            <text:p>73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萬興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388" calcext:value-type="float">
            <text:p>1,388</text:p>
          </table:table-cell>
          <table:table-cell table:style-name="ce4" office:value-type="string" calcext:value-type="string">
            <text:p>77.31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梅子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750" calcext:value-type="float">
            <text:p>1,750</text:p>
          </table:table-cell>
          <table:table-cell table:style-name="ce4" office:value-type="string" calcext:value-type="string">
            <text:p>73.9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土牛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01" calcext:value-type="float">
            <text:p>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980" calcext:value-type="float">
            <text:p>980</text:p>
          </table:table-cell>
          <table:table-cell table:style-name="ce4" office:value-type="string" calcext:value-type="string">
            <text:p>71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334" calcext:value-type="float">
            <text:p>1,334</text:p>
          </table:table-cell>
          <table:table-cell table:style-name="ce4" office:value-type="string" calcext:value-type="string">
            <text:p>71.7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和盛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9" calcext:value-type="float">
            <text:p>169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181" calcext:value-type="float">
            <text:p>1,181</text:p>
          </table:table-cell>
          <table:table-cell table:style-name="ce4" office:value-type="string" calcext:value-type="string">
            <text:p>73.84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新社區</text:p>
          </table:table-cell>
          <table:table-cell table:style-name="ce2"/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838" calcext:value-type="float">
            <text:p>4,83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410" calcext:value-type="float">
            <text:p>5,41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75" calcext:value-type="float">
            <text:p>2,77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4061" calcext:value-type="float">
            <text:p>14,061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4583" calcext:value-type="float">
            <text:p>14,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83" calcext:value-type="float">
            <text:p>14,583</text:p>
          </table:table-cell>
          <table:table-cell table:style-name="ce3" office:value-type="float" office:value="5368" calcext:value-type="float">
            <text:p>5,368</text:p>
          </table:table-cell>
          <table:table-cell table:style-name="ce3" office:value-type="float" office:value="19951" calcext:value-type="float">
            <text:p>19,951</text:p>
          </table:table-cell>
          <table:table-cell table:style-name="ce4" office:value-type="string" calcext:value-type="string">
            <text:p>73.0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社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28" calcext:value-type="float">
            <text:p>2,32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375" calcext:value-type="float">
            <text:p>2,3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5" calcext:value-type="float">
            <text:p>2,375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3145" calcext:value-type="float">
            <text:p>3,145</text:p>
          </table:table-cell>
          <table:table-cell table:style-name="ce4" office:value-type="string" calcext:value-type="string">
            <text:p>75.5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復盛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43" calcext:value-type="float">
            <text:p>44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746" calcext:value-type="float">
            <text:p>1,746</text:p>
          </table:table-cell>
          <table:table-cell table:style-name="ce4" office:value-type="string" calcext:value-type="string">
            <text:p>71.0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60" calcext:value-type="float">
            <text:p>36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331" calcext:value-type="float">
            <text:p>1,331</text:p>
          </table:table-cell>
          <table:table-cell table:style-name="ce4" office:value-type="string" calcext:value-type="string">
            <text:p>73.3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月湖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68" calcext:value-type="float">
            <text:p>968</text:p>
          </table:table-cell>
          <table:table-cell table:style-name="ce4" office:value-type="string" calcext:value-type="string">
            <text:p>71.5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崑山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6" calcext:value-type="float">
            <text:p>20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75.0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大南里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791" calcext:value-type="float">
            <text:p>1,791</text:p>
          </table:table-cell>
          <table:table-cell table:style-name="ce4" office:value-type="string" calcext:value-type="string">
            <text:p>71.6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永源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92" calcext:value-type="float">
            <text:p>2,09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181" calcext:value-type="float">
            <text:p>2,1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1" calcext:value-type="float">
            <text:p>2,181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853" calcext:value-type="float">
            <text:p>2,853</text:p>
          </table:table-cell>
          <table:table-cell table:style-name="ce4" office:value-type="string" calcext:value-type="string">
            <text:p>76.4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6" calcext:value-type="float">
            <text:p>2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84" calcext:value-type="float">
            <text:p>584</text:p>
          </table:table-cell>
          <table:table-cell table:style-name="ce4" office:value-type="string" calcext:value-type="string">
            <text:p>75.34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協成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06" calcext:value-type="float">
            <text:p>1,90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987" calcext:value-type="float">
            <text:p>1,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7" calcext:value-type="float">
            <text:p>1,987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2791" calcext:value-type="float">
            <text:p>2,791</text:p>
          </table:table-cell>
          <table:table-cell table:style-name="ce4" office:value-type="string" calcext:value-type="string">
            <text:p>71.1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62" calcext:value-type="float">
            <text:p>36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166" calcext:value-type="float">
            <text:p>1,166</text:p>
          </table:table-cell>
          <table:table-cell table:style-name="ce4" office:value-type="string" calcext:value-type="string">
            <text:p>71.5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慶西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8" calcext:value-type="float">
            <text:p>17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857" calcext:value-type="float">
            <text:p>857</text:p>
          </table:table-cell>
          <table:table-cell table:style-name="ce4" office:value-type="string" calcext:value-type="string">
            <text:p>70.2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539" calcext:value-type="float">
            <text:p>539</text:p>
          </table:table-cell>
          <table:table-cell table:style-name="ce4" office:value-type="string" calcext:value-type="string">
            <text:p>75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080" calcext:value-type="float">
            <text:p>1,080</text:p>
          </table:table-cell>
          <table:table-cell table:style-name="ce4" office:value-type="string" calcext:value-type="string">
            <text:p>68.61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東勢區</text:p>
          </table:table-cell>
          <table:table-cell table:style-name="ce2"/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843" calcext:value-type="float">
            <text:p>8,84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2226" calcext:value-type="float">
            <text:p>12,22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762" calcext:value-type="float">
            <text:p>5,76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8917" calcext:value-type="float">
            <text:p>28,917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29831" calcext:value-type="float">
            <text:p>29,8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832" calcext:value-type="float">
            <text:p>29,832</text:p>
          </table:table-cell>
          <table:table-cell table:style-name="ce3" office:value-type="float" office:value="11182" calcext:value-type="float">
            <text:p>11,182</text:p>
          </table:table-cell>
          <table:table-cell table:style-name="ce3" office:value-type="float" office:value="41014" calcext:value-type="float">
            <text:p>41,014</text:p>
          </table:table-cell>
          <table:table-cell table:style-name="ce4" office:value-type="string" calcext:value-type="string">
            <text:p>72.7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慶福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0" calcext:value-type="float">
            <text:p>29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177" calcext:value-type="float">
            <text:p>1,177</text:p>
          </table:table-cell>
          <table:table-cell table:style-name="ce4" office:value-type="string" calcext:value-type="string">
            <text:p>66.1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慶東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70" calcext:value-type="float">
            <text:p>47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778" calcext:value-type="float">
            <text:p>1,778</text:p>
          </table:table-cell>
          <table:table-cell table:style-name="ce4" office:value-type="string" calcext:value-type="string">
            <text:p>73.2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城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7" calcext:value-type="float">
            <text:p>2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39" calcext:value-type="float">
            <text:p>13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922" calcext:value-type="float">
            <text:p>922</text:p>
          </table:table-cell>
          <table:table-cell table:style-name="ce4" office:value-type="string" calcext:value-type="string">
            <text:p>75.2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下城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1" calcext:value-type="float">
            <text:p>21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810" calcext:value-type="float">
            <text:p>810</text:p>
          </table:table-cell>
          <table:table-cell table:style-name="ce4" office:value-type="string" calcext:value-type="string">
            <text:p>71.9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詒福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544" calcext:value-type="float">
            <text:p>1,544</text:p>
          </table:table-cell>
          <table:table-cell table:style-name="ce4" office:value-type="string" calcext:value-type="string">
            <text:p>73.3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新盛里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94" calcext:value-type="float">
            <text:p>3,394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478" calcext:value-type="float">
            <text:p>3,4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8" calcext:value-type="float">
            <text:p>3,478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4713" calcext:value-type="float">
            <text:p>4,713</text:p>
          </table:table-cell>
          <table:table-cell table:style-name="ce4" office:value-type="string" calcext:value-type="string">
            <text:p>73.8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福隆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55" calcext:value-type="float">
            <text:p>2,55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33" calcext:value-type="float">
            <text:p>2,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3" calcext:value-type="float">
            <text:p>2,633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3639" calcext:value-type="float">
            <text:p>3,639</text:p>
          </table:table-cell>
          <table:table-cell table:style-name="ce4" office:value-type="string" calcext:value-type="string">
            <text:p>72.3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隆興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368" calcext:value-type="float">
            <text:p>1,368</text:p>
          </table:table-cell>
          <table:table-cell table:style-name="ce4" office:value-type="string" calcext:value-type="string">
            <text:p>70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嵙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44" calcext:value-type="float">
            <text:p>54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781" calcext:value-type="float">
            <text:p>1,781</text:p>
          </table:table-cell>
          <table:table-cell table:style-name="ce4" office:value-type="string" calcext:value-type="string">
            <text:p>71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泰昌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16" calcext:value-type="float">
            <text:p>2,31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376" calcext:value-type="float">
            <text:p>2,3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6" calcext:value-type="float">
            <text:p>2,376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3229" calcext:value-type="float">
            <text:p>3,229</text:p>
          </table:table-cell>
          <table:table-cell table:style-name="ce4" office:value-type="string" calcext:value-type="string">
            <text:p>73.5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上新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907" calcext:value-type="float">
            <text:p>907</text:p>
          </table:table-cell>
          <table:table-cell table:style-name="ce4" office:value-type="string" calcext:value-type="string">
            <text:p>77.1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330" calcext:value-type="float">
            <text:p>1,330</text:p>
          </table:table-cell>
          <table:table-cell table:style-name="ce4" office:value-type="string" calcext:value-type="string">
            <text:p>72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55" calcext:value-type="float">
            <text:p>1,45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044" calcext:value-type="float">
            <text:p>2,044</text:p>
          </table:table-cell>
          <table:table-cell table:style-name="ce4" office:value-type="string" calcext:value-type="string">
            <text:p>72.9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681" calcext:value-type="float">
            <text:p>1,681</text:p>
          </table:table-cell>
          <table:table-cell table:style-name="ce4" office:value-type="string" calcext:value-type="string">
            <text:p>75.1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62" calcext:value-type="float">
            <text:p>962</text:p>
          </table:table-cell>
          <table:table-cell table:style-name="ce4" office:value-type="string" calcext:value-type="string">
            <text:p>72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寧里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93" calcext:value-type="float">
            <text:p>793</text:p>
          </table:table-cell>
          <table:table-cell table:style-name="ce4" office:value-type="string" calcext:value-type="string">
            <text:p>71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377" calcext:value-type="float">
            <text:p>1,377</text:p>
          </table:table-cell>
          <table:table-cell table:style-name="ce4" office:value-type="string" calcext:value-type="string">
            <text:p>68.92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粵寧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933" calcext:value-type="float">
            <text:p>1,933</text:p>
          </table:table-cell>
          <table:table-cell table:style-name="ce4" office:value-type="string" calcext:value-type="string">
            <text:p>74.5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下新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577" calcext:value-type="float">
            <text:p>1,577</text:p>
          </table:table-cell>
          <table:table-cell table:style-name="ce4" office:value-type="string" calcext:value-type="string">
            <text:p>73.0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東新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57" calcext:value-type="float">
            <text:p>65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41" calcext:value-type="float">
            <text:p>1,44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69" calcext:value-type="float">
            <text:p>1,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9" calcext:value-type="float">
            <text:p>1,469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929" calcext:value-type="float">
            <text:p>1,929</text:p>
          </table:table-cell>
          <table:table-cell table:style-name="ce4" office:value-type="string" calcext:value-type="string">
            <text:p>76.1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興隆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125" calcext:value-type="float">
            <text:p>1,125</text:p>
          </table:table-cell>
          <table:table-cell table:style-name="ce4" office:value-type="string" calcext:value-type="string">
            <text:p>71.2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茂興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96" calcext:value-type="float">
            <text:p>496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774" calcext:value-type="float">
            <text:p>1,774</text:p>
          </table:table-cell>
          <table:table-cell table:style-name="ce4" office:value-type="string" calcext:value-type="string">
            <text:p>70.8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泰興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88" calcext:value-type="float">
            <text:p>688</text:p>
          </table:table-cell>
          <table:table-cell table:style-name="ce4" office:value-type="string" calcext:value-type="string">
            <text:p>72.3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埤頭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636" calcext:value-type="float">
            <text:p>636</text:p>
          </table:table-cell>
          <table:table-cell table:style-name="ce4" office:value-type="string" calcext:value-type="string">
            <text:p>75.63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明正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297" calcext:value-type="float">
            <text:p>1,297</text:p>
          </table:table-cell>
          <table:table-cell table:style-name="ce4" office:value-type="string" calcext:value-type="string">
            <text:p>68.93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　和平區</text:p>
          </table:table-cell>
          <table:table-cell table:style-name="ce2"/>
          <table:table-cell table:style-name="ce3" office:value-type="float" office:value="34" calcext:value-type="float">
            <text:p>3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272" calcext:value-type="float">
            <text:p>3,272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988" calcext:value-type="float">
            <text:p>5,98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6147" calcext:value-type="float">
            <text:p>6,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7" calcext:value-type="float">
            <text:p>6,147</text:p>
          </table:table-cell>
          <table:table-cell table:style-name="ce3" office:value-type="float" office:value="3156" calcext:value-type="float">
            <text:p>3,156</text:p>
          </table:table-cell>
          <table:table-cell table:style-name="ce3" office:value-type="float" office:value="9303" calcext:value-type="float">
            <text:p>9,303</text:p>
          </table:table-cell>
          <table:table-cell table:style-name="ce4" office:value-type="string" calcext:value-type="string">
            <text:p>66.0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864" calcext:value-type="float">
            <text:p>1,864</text:p>
          </table:table-cell>
          <table:table-cell table:style-name="ce4" office:value-type="string" calcext:value-type="string">
            <text:p>70.4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天輪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4" calcext:value-type="float">
            <text:p>13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445" calcext:value-type="float">
            <text:p>445</text:p>
          </table:table-cell>
          <table:table-cell table:style-name="ce4" office:value-type="string" calcext:value-type="string">
            <text:p>73.26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博愛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567" calcext:value-type="float">
            <text:p>1,567</text:p>
          </table:table-cell>
          <table:table-cell table:style-name="ce4" office:value-type="string" calcext:value-type="string">
            <text:p>68.35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自由里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056" calcext:value-type="float">
            <text:p>1,056</text:p>
          </table:table-cell>
          <table:table-cell table:style-name="ce4" office:value-type="string" calcext:value-type="string">
            <text:p>71.6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達觀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109" calcext:value-type="float">
            <text:p>1,109</text:p>
          </table:table-cell>
          <table:table-cell table:style-name="ce4" office:value-type="string" calcext:value-type="string">
            <text:p>71.78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中坑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48" calcext:value-type="float">
            <text:p>448</text:p>
          </table:table-cell>
          <table:table-cell table:style-name="ce4" office:value-type="string" calcext:value-type="string">
            <text:p>76.79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梨山里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7" calcext:value-type="float">
            <text:p>55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1928" calcext:value-type="float">
            <text:p>1,928</text:p>
          </table:table-cell>
          <table:table-cell table:style-name="ce4" office:value-type="string" calcext:value-type="string">
            <text:p>52.70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平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4" calcext:value-type="float">
            <text:p>33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886" calcext:value-type="float">
            <text:p>886</text:p>
          </table:table-cell>
          <table:table-cell table:style-name="ce4" office:value-type="string" calcext:value-type="string">
            <text:p>59.03</text:p>
          </table:table-cell>
          <table:table-cell table:number-columns-repeated="998"/>
        </table:table-row>
        <table:table-row table:style-name="ro1" table:number-rows-repeated="10479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臺中市" style:display-name="PageStyle_臺中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7:02</meta:creation-date>
    <meta:initial-creator>Apache POI</meta:initial-creator>
    <meta:generator>LibreOffice/6.0.7.3$Linux_X86_64 LibreOffice_project/00m0$Build-3</meta:generator>
    <meta:document-statistic meta:table-count="1" meta:cell-count="16403" meta:object-count="0"/>
  </office:meta>
</office:document-meta>
</file>